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1.6756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 style:data-style-name="N1"/>
    <style:style style:name="ce17" style:family="table-cell" style:parent-style-name="Default" style:data-style-name="N129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xity" table:style-name="ta1">
        <table:shapes>
          <draw:frame draw:z-index="0" draw:style-name="gr1" draw:text-style-name="P1" svg:width="12.0291in" svg:height="6.7661in" svg:x="17.6256in" svg:y="0.2185in">
            <draw:object draw:notify-on-update-of-ranges="Complexity.B4:Complexity.T4 Complexity.A8:Complexity.A8 Complexity.B8:Complexity.T8 Complexity.B4:Complexity.T4 Complexity.A9:Complexity.A9 Complexity.B9:Complexity.T9 Complexity.B4:Complexity.T4 Complexity.A10:Complexity.A10 Complexity.B10:Complexity.T10 Complexity.B4:Complexity.T4 Complexity.A11:Complexity.A11 Complexity.B11:Complexity.T11 Complexity.B4:Complexity.T4 Complexity.A12:Complexity.A12 Complexity.B12:Complexity.T12 Complexity.B4:Complexity.T4 Complexity.A13:Complexity.A13 Complexity.B13:Complexity.R13 Complexity.B4:Complexity.T4 Complexity.A14:Complexity.A14 Complexity.B14:Complexity.T14 Complexity.B4:Complexity.T4 Complexity.A15:Complexity.A15 Complexity.B15:Complexity.T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57in" svg:height="3.5406in" svg:x="15.4866in" svg:y="0.726in">
            <draw:object draw:notify-on-update-of-ranges="Complexity.B4:Complexity.T4 Complexity.A21:Complexity.A21 Complexity.B21:Complexity.T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57in" svg:height="3.5406in" svg:x="15.7898in" svg:y="7.3181in">
            <draw:object draw:notify-on-update-of-ranges="Complexity.B4:Complexity.T4 Complexity.A24:Complexity.A24 Complexity.B24:Complexity.T24 Complexity.B4:Complexity.T4 Complexity.B25:Complexity.T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1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7" table:number-columns-repeated="44" table:default-cell-style-name="Default"/>
        <table:table-row table:style-name="ro1">
          <table:table-cell table:style-name="ce3" office:value-type="string" calcext:value-type="string">
            <text:p>Random samples from [0,1)^3, add all samples into the tree, then pop nearest pairs until empty</text:p>
          </table:table-cell>
          <table:table-cell table:number-columns-repeated="63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3" office:value-type="string" calcext:value-type="string">
            <text:p>NN-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1024" calcext:value-type="float">
            <text:p>1024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4096" calcext:value-type="float">
            <text:p>4096</text:p>
          </table:table-cell>
          <table:table-cell table:style-name="ce11" office:value-type="float" office:value="8192" calcext:value-type="float">
            <text:p>8192</text:p>
          </table:table-cell>
          <table:table-cell table:style-name="ce11" office:value-type="float" office:value="16384" calcext:value-type="float">
            <text:p>16384</text:p>
          </table:table-cell>
          <table:table-cell table:style-name="ce11" office:value-type="float" office:value="32768" calcext:value-type="float">
            <text:p>32768</text:p>
          </table:table-cell>
          <table:table-cell table:style-name="ce11" office:value-type="float" office:value="65536" calcext:value-type="float">
            <text:p>65536</text:p>
          </table:table-cell>
          <table:table-cell table:style-name="ce11" office:value-type="float" office:value="131072" calcext:value-type="float">
            <text:p>131072</text:p>
          </table:table-cell>
          <table:table-cell table:style-name="ce11" office:value-type="float" office:value="262144" calcext:value-type="float">
            <text:p>262144</text:p>
          </table:table-cell>
          <table:table-cell table:style-name="ce11" office:value-type="float" office:value="524288" calcext:value-type="float">
            <text:p>524288</text:p>
          </table:table-cell>
          <table:table-cell table:style-name="ce11" table:number-columns-repeated="40"/>
          <table:table-cell table:number-columns-repeated="4"/>
        </table:table-row>
        <table:table-row table:style-name="ro1">
          <table:table-cell office:value-type="string" calcext:value-type="string">
            <text:p>n_calc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19" calcext:value-type="float">
            <text:p>319</text:p>
          </table:table-cell>
          <table:table-cell office:value-type="float" office:value="898" calcext:value-type="float">
            <text:p>898</text:p>
          </table:table-cell>
          <table:table-cell office:value-type="float" office:value="2721" calcext:value-type="float">
            <text:p>2721</text:p>
          </table:table-cell>
          <table:table-cell office:value-type="float" office:value="7531" calcext:value-type="float">
            <text:p>7531</text:p>
          </table:table-cell>
          <table:table-cell office:value-type="float" office:value="21677" calcext:value-type="float">
            <text:p>21677</text:p>
          </table:table-cell>
          <table:table-cell office:value-type="float" office:value="61993" calcext:value-type="float">
            <text:p>61993</text:p>
          </table:table-cell>
          <table:table-cell office:value-type="float" office:value="151973" calcext:value-type="float">
            <text:p>151973</text:p>
          </table:table-cell>
          <table:table-cell office:value-type="float" office:value="379794" calcext:value-type="float">
            <text:p>379794</text:p>
          </table:table-cell>
          <table:table-cell office:value-type="float" office:value="942655" calcext:value-type="float">
            <text:p>942655</text:p>
          </table:table-cell>
          <table:table-cell office:value-type="float" office:value="2327052" calcext:value-type="float">
            <text:p>2327052</text:p>
          </table:table-cell>
          <table:table-cell office:value-type="float" office:value="5432834" calcext:value-type="float">
            <text:p>5432834</text:p>
          </table:table-cell>
          <table:table-cell office:value-type="float" office:value="12800456" calcext:value-type="float">
            <text:p>12800456</text:p>
          </table:table-cell>
          <table:table-cell office:value-type="float" office:value="30008914" calcext:value-type="float">
            <text:p>30008914</text:p>
          </table:table-cell>
          <table:table-cell office:value-type="float" office:value="68248730" calcext:value-type="float">
            <text:p>68248730</text:p>
          </table:table-cell>
          <table:table-cell office:value-type="float" office:value="157623699" calcext:value-type="float">
            <text:p>157623699</text:p>
          </table:table-cell>
          <table:table-cell table:number-columns-repeated="4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297" calcext:value-type="float">
            <text:p>297</text:p>
          </table:table-cell>
          <table:table-cell office:value-type="float" office:value="892" calcext:value-type="float">
            <text:p>892</text:p>
          </table:table-cell>
          <table:table-cell office:value-type="float" office:value="2912" calcext:value-type="float">
            <text:p>2912</text:p>
          </table:table-cell>
          <table:table-cell office:value-type="float" office:value="7906" calcext:value-type="float">
            <text:p>7906</text:p>
          </table:table-cell>
          <table:table-cell office:value-type="float" office:value="21630" calcext:value-type="float">
            <text:p>21630</text:p>
          </table:table-cell>
          <table:table-cell office:value-type="float" office:value="61993" calcext:value-type="float">
            <text:p>61993</text:p>
          </table:table-cell>
          <table:table-cell office:value-type="float" office:value="147480" calcext:value-type="float">
            <text:p>147480</text:p>
          </table:table-cell>
          <table:table-cell office:value-type="float" office:value="371032" calcext:value-type="float">
            <text:p>371032</text:p>
          </table:table-cell>
          <table:table-cell office:value-type="float" office:value="951657" calcext:value-type="float">
            <text:p>951657</text:p>
          </table:table-cell>
          <table:table-cell office:value-type="float" office:value="2310218" calcext:value-type="float">
            <text:p>2310218</text:p>
          </table:table-cell>
          <table:table-cell office:value-type="float" office:value="5561446" calcext:value-type="float">
            <text:p>5561446</text:p>
          </table:table-cell>
          <table:table-cell office:value-type="float" office:value="13107136" calcext:value-type="float">
            <text:p>13107136</text:p>
          </table:table-cell>
          <table:table-cell table:number-columns-repeated="4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279" calcext:value-type="float">
            <text:p>279</text:p>
          </table:table-cell>
          <table:table-cell office:value-type="float" office:value="879" calcext:value-type="float">
            <text:p>879</text:p>
          </table:table-cell>
          <table:table-cell office:value-type="float" office:value="2941" calcext:value-type="float">
            <text:p>2941</text:p>
          </table:table-cell>
          <table:table-cell office:value-type="float" office:value="8006" calcext:value-type="float">
            <text:p>8006</text:p>
          </table:table-cell>
          <table:table-cell office:value-type="float" office:value="23187" calcext:value-type="float">
            <text:p>23187</text:p>
          </table:table-cell>
          <table:table-cell office:value-type="float" office:value="55663" calcext:value-type="float">
            <text:p>55663</text:p>
          </table:table-cell>
          <table:table-cell office:value-type="float" office:value="148156" calcext:value-type="float">
            <text:p>148156</text:p>
          </table:table-cell>
          <table:table-cell office:value-type="float" office:value="385678" calcext:value-type="float">
            <text:p>385678</text:p>
          </table:table-cell>
          <table:table-cell office:value-type="float" office:value="997115" calcext:value-type="float">
            <text:p>997115</text:p>
          </table:table-cell>
          <table:table-cell office:value-type="float" office:value="2304325" calcext:value-type="float">
            <text:p>2304325</text:p>
          </table:table-cell>
          <table:table-cell office:value-type="float" office:value="5513584" calcext:value-type="float">
            <text:p>5513584</text:p>
          </table:table-cell>
          <table:table-cell office:value-type="float" office:value="12992890" calcext:value-type="float">
            <text:p>129928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_calcs_median</text:p>
          </table:table-cell>
          <table:table-cell table:style-name="ce11" table:formula="of:=MEDIAN([.B5:.B7])" office:value-type="float" office:value="1" calcext:value-type="float">
            <text:p>1</text:p>
          </table:table-cell>
          <table:table-cell table:style-name="ce11" table:formula="of:=MEDIAN([.C5:.C7])" office:value-type="float" office:value="5" calcext:value-type="float">
            <text:p>5</text:p>
          </table:table-cell>
          <table:table-cell table:style-name="ce11" table:formula="of:=MEDIAN([.D5:.D7])" office:value-type="float" office:value="24" calcext:value-type="float">
            <text:p>24</text:p>
          </table:table-cell>
          <table:table-cell table:style-name="ce11" table:formula="of:=MEDIAN([.E5:.E7])" office:value-type="float" office:value="83" calcext:value-type="float">
            <text:p>83</text:p>
          </table:table-cell>
          <table:table-cell table:style-name="ce11" table:formula="of:=MEDIAN([.F5:.F7])" office:value-type="float" office:value="297" calcext:value-type="float">
            <text:p>297</text:p>
          </table:table-cell>
          <table:table-cell table:style-name="ce11" table:formula="of:=MEDIAN([.G5:.G7])" office:value-type="float" office:value="892" calcext:value-type="float">
            <text:p>892</text:p>
          </table:table-cell>
          <table:table-cell table:style-name="ce11" table:formula="of:=MEDIAN([.H5:.H7])" office:value-type="float" office:value="2912" calcext:value-type="float">
            <text:p>2912</text:p>
          </table:table-cell>
          <table:table-cell table:style-name="ce11" table:formula="of:=MEDIAN([.I5:.I7])" office:value-type="float" office:value="7906" calcext:value-type="float">
            <text:p>7906</text:p>
          </table:table-cell>
          <table:table-cell table:style-name="ce11" table:formula="of:=MEDIAN([.J5:.J7])" office:value-type="float" office:value="21677" calcext:value-type="float">
            <text:p>21677</text:p>
          </table:table-cell>
          <table:table-cell table:style-name="ce11" table:formula="of:=MEDIAN([.K5:.K7])" office:value-type="float" office:value="61993" calcext:value-type="float">
            <text:p>61993</text:p>
          </table:table-cell>
          <table:table-cell table:style-name="ce11" table:formula="of:=MEDIAN([.L5:.L7])" office:value-type="float" office:value="148156" calcext:value-type="float">
            <text:p>148156</text:p>
          </table:table-cell>
          <table:table-cell table:style-name="ce11" table:formula="of:=MEDIAN([.M5:.M7])" office:value-type="float" office:value="379794" calcext:value-type="float">
            <text:p>379794</text:p>
          </table:table-cell>
          <table:table-cell table:style-name="ce11" table:formula="of:=MEDIAN([.N5:.N7])" office:value-type="float" office:value="951657" calcext:value-type="float">
            <text:p>951657</text:p>
          </table:table-cell>
          <table:table-cell table:style-name="ce11" table:formula="of:=MEDIAN([.O5:.O7])" office:value-type="float" office:value="2310218" calcext:value-type="float">
            <text:p>2310218</text:p>
          </table:table-cell>
          <table:table-cell table:style-name="ce11" table:formula="of:=MEDIAN([.P5:.P7])" office:value-type="float" office:value="5513584" calcext:value-type="float">
            <text:p>5513584</text:p>
          </table:table-cell>
          <table:table-cell table:style-name="ce11" table:formula="of:=MEDIAN([.Q5:.Q7])" office:value-type="float" office:value="12992890" calcext:value-type="float">
            <text:p>12992890</text:p>
          </table:table-cell>
          <table:table-cell table:style-name="ce11" table:formula="of:=MEDIAN([.R5:.R7])" office:value-type="float" office:value="30008914" calcext:value-type="float">
            <text:p>30008914</text:p>
          </table:table-cell>
          <table:table-cell table:style-name="ce11" table:formula="of:=MEDIAN([.S5:.S7])" office:value-type="float" office:value="68248730" calcext:value-type="float">
            <text:p>68248730</text:p>
          </table:table-cell>
          <table:table-cell table:style-name="ce11" table:formula="of:=MEDIAN([.T5:.T7])" office:value-type="float" office:value="157623699" calcext:value-type="float">
            <text:p>157623699</text:p>
          </table:table-cell>
          <table:table-cell table:style-name="ce11" table:number-columns-repeated="44"/>
        </table:table-row>
        <table:table-row table:style-name="ro1">
          <table:table-cell table:style-name="ce4" office:value-type="string" calcext:value-type="string">
            <text:p>n_calcs_ma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8128" calcext:value-type="float">
            <text:p>8128</text:p>
          </table:table-cell>
          <table:table-cell table:style-name="ce4" office:value-type="float" office:value="32640" calcext:value-type="float">
            <text:p>32640</text:p>
          </table:table-cell>
          <table:table-cell table:style-name="ce4" office:value-type="float" office:value="130816" calcext:value-type="float">
            <text:p>130816</text:p>
          </table:table-cell>
          <table:table-cell table:style-name="ce4" office:value-type="float" office:value="523776" calcext:value-type="float">
            <text:p>523776</text:p>
          </table:table-cell>
          <table:table-cell table:style-name="ce4" office:value-type="float" office:value="2096128" calcext:value-type="float">
            <text:p>2096128</text:p>
          </table:table-cell>
          <table:table-cell table:style-name="ce4" office:value-type="float" office:value="8386560" calcext:value-type="float">
            <text:p>8386560</text:p>
          </table:table-cell>
          <table:table-cell table:style-name="ce4" office:value-type="float" office:value="33550336" calcext:value-type="float">
            <text:p>33550336</text:p>
          </table:table-cell>
          <table:table-cell table:style-name="ce4" office:value-type="float" office:value="134209536" calcext:value-type="float">
            <text:p>134209536</text:p>
          </table:table-cell>
          <table:table-cell table:style-name="ce4" office:value-type="float" office:value="536854528" calcext:value-type="float">
            <text:p>536854528</text:p>
          </table:table-cell>
          <table:table-cell table:style-name="ce4" office:value-type="float" office:value="2147450880" calcext:value-type="float">
            <text:p>2147450880</text:p>
          </table:table-cell>
          <table:table-cell table:style-name="ce4" office:value-type="float" office:value="8589869056" calcext:value-type="float">
            <text:p>8589869056</text:p>
          </table:table-cell>
          <table:table-cell table:style-name="ce4" office:value-type="float" office:value="34359607296" calcext:value-type="float">
            <text:p>34359607296</text:p>
          </table:table-cell>
          <table:table-cell table:style-name="ce4" office:value-type="float" office:value="137438691328" calcext:value-type="float">
            <text:p>137438691328</text:p>
          </table:table-cell>
          <table:table-cell table:style-name="ce4" table:number-columns-repeated="40"/>
          <table:table-cell table:number-columns-repeated="4"/>
        </table:table-row>
        <table:table-row table:style-name="ro1">
          <table:table-cell table:style-name="ce5" office:value-type="string" calcext:value-type="string">
            <text:p>O(n)</text:p>
          </table:table-cell>
          <table:table-cell table:style-name="ce5" table:formula="of:=[.B4]" office:value-type="float" office:value="2" calcext:value-type="float">
            <text:p>2</text:p>
          </table:table-cell>
          <table:table-cell table:style-name="ce5" table:formula="of:=[.C4]" office:value-type="float" office:value="4" calcext:value-type="float">
            <text:p>4</text:p>
          </table:table-cell>
          <table:table-cell table:style-name="ce5" table:formula="of:=[.D4]" office:value-type="float" office:value="8" calcext:value-type="float">
            <text:p>8</text:p>
          </table:table-cell>
          <table:table-cell table:style-name="ce5" table:formula="of:=[.E4]" office:value-type="float" office:value="16" calcext:value-type="float">
            <text:p>16</text:p>
          </table:table-cell>
          <table:table-cell table:style-name="ce5" table:formula="of:=[.F4]" office:value-type="float" office:value="32" calcext:value-type="float">
            <text:p>32</text:p>
          </table:table-cell>
          <table:table-cell table:style-name="ce5" table:formula="of:=[.G4]" office:value-type="float" office:value="64" calcext:value-type="float">
            <text:p>64</text:p>
          </table:table-cell>
          <table:table-cell table:style-name="ce5" table:formula="of:=[.H4]" office:value-type="float" office:value="128" calcext:value-type="float">
            <text:p>128</text:p>
          </table:table-cell>
          <table:table-cell table:style-name="ce5" table:formula="of:=[.I4]" office:value-type="float" office:value="256" calcext:value-type="float">
            <text:p>256</text:p>
          </table:table-cell>
          <table:table-cell table:style-name="ce5" table:formula="of:=[.J4]" office:value-type="float" office:value="512" calcext:value-type="float">
            <text:p>512</text:p>
          </table:table-cell>
          <table:table-cell table:style-name="ce5" table:formula="of:=[.K4]" office:value-type="float" office:value="1024" calcext:value-type="float">
            <text:p>1024</text:p>
          </table:table-cell>
          <table:table-cell table:style-name="ce5" table:formula="of:=[.L4]" office:value-type="float" office:value="2048" calcext:value-type="float">
            <text:p>2048</text:p>
          </table:table-cell>
          <table:table-cell table:style-name="ce5" table:formula="of:=[.M4]" office:value-type="float" office:value="4096" calcext:value-type="float">
            <text:p>4096</text:p>
          </table:table-cell>
          <table:table-cell table:style-name="ce5" table:formula="of:=[.N4]" office:value-type="float" office:value="8192" calcext:value-type="float">
            <text:p>8192</text:p>
          </table:table-cell>
          <table:table-cell table:style-name="ce5" table:formula="of:=[.O4]" office:value-type="float" office:value="16384" calcext:value-type="float">
            <text:p>16384</text:p>
          </table:table-cell>
          <table:table-cell table:style-name="ce5" table:formula="of:=[.P4]" office:value-type="float" office:value="32768" calcext:value-type="float">
            <text:p>32768</text:p>
          </table:table-cell>
          <table:table-cell table:style-name="ce5" table:formula="of:=[.Q4]" office:value-type="float" office:value="65536" calcext:value-type="float">
            <text:p>65536</text:p>
          </table:table-cell>
          <table:table-cell table:style-name="ce5" table:formula="of:=[.R4]" office:value-type="float" office:value="131072" calcext:value-type="float">
            <text:p>131072</text:p>
          </table:table-cell>
          <table:table-cell table:style-name="ce5" table:formula="of:=[.S4]" office:value-type="float" office:value="262144" calcext:value-type="float">
            <text:p>262144</text:p>
          </table:table-cell>
          <table:table-cell table:style-name="ce5" table:formula="of:=[.T4]" office:value-type="float" office:value="524288" calcext:value-type="float">
            <text:p>524288</text:p>
          </table:table-cell>
          <table:table-cell table:style-name="ce5" table:number-columns-repeated="40"/>
          <table:table-cell table:number-columns-repeated="4"/>
        </table:table-row>
        <table:table-row table:style-name="ro1">
          <table:table-cell table:style-name="ce5" office:value-type="string" calcext:value-type="string">
            <text:p>O(n log n)</text:p>
          </table:table-cell>
          <table:table-cell table:style-name="ce5" table:formula="of:=[.B4]*LOG([.B4];2)" office:value-type="float" office:value="2" calcext:value-type="float">
            <text:p>2</text:p>
          </table:table-cell>
          <table:table-cell table:style-name="ce5" table:formula="of:=[.C4]*LOG([.C4];2)" office:value-type="float" office:value="8" calcext:value-type="float">
            <text:p>8</text:p>
          </table:table-cell>
          <table:table-cell table:style-name="ce5" table:formula="of:=[.D4]*LOG([.D4];2)" office:value-type="float" office:value="24" calcext:value-type="float">
            <text:p>24</text:p>
          </table:table-cell>
          <table:table-cell table:style-name="ce5" table:formula="of:=[.E4]*LOG([.E4];2)" office:value-type="float" office:value="64" calcext:value-type="float">
            <text:p>64</text:p>
          </table:table-cell>
          <table:table-cell table:style-name="ce5" table:formula="of:=[.F4]*LOG([.F4];2)" office:value-type="float" office:value="160" calcext:value-type="float">
            <text:p>160</text:p>
          </table:table-cell>
          <table:table-cell table:style-name="ce5" table:formula="of:=[.G4]*LOG([.G4];2)" office:value-type="float" office:value="384" calcext:value-type="float">
            <text:p>384</text:p>
          </table:table-cell>
          <table:table-cell table:style-name="ce5" table:formula="of:=[.H4]*LOG([.H4];2)" office:value-type="float" office:value="896" calcext:value-type="float">
            <text:p>896</text:p>
          </table:table-cell>
          <table:table-cell table:style-name="ce5" table:formula="of:=[.I4]*LOG([.I4];2)" office:value-type="float" office:value="2048" calcext:value-type="float">
            <text:p>2048</text:p>
          </table:table-cell>
          <table:table-cell table:style-name="ce5" table:formula="of:=[.J4]*LOG([.J4];2)" office:value-type="float" office:value="4608" calcext:value-type="float">
            <text:p>4608</text:p>
          </table:table-cell>
          <table:table-cell table:style-name="ce5" table:formula="of:=[.K4]*LOG([.K4];2)" office:value-type="float" office:value="10240" calcext:value-type="float">
            <text:p>10240</text:p>
          </table:table-cell>
          <table:table-cell table:style-name="ce5" table:formula="of:=[.L4]*LOG([.L4];2)" office:value-type="float" office:value="22528" calcext:value-type="float">
            <text:p>22528</text:p>
          </table:table-cell>
          <table:table-cell table:style-name="ce5" table:formula="of:=[.M4]*LOG([.M4];2)" office:value-type="float" office:value="49152" calcext:value-type="float">
            <text:p>49152</text:p>
          </table:table-cell>
          <table:table-cell table:style-name="ce5" table:formula="of:=[.N4]*LOG([.N4];2)" office:value-type="float" office:value="106496" calcext:value-type="float">
            <text:p>106496</text:p>
          </table:table-cell>
          <table:table-cell table:style-name="ce5" table:formula="of:=[.O4]*LOG([.O4];2)" office:value-type="float" office:value="229376" calcext:value-type="float">
            <text:p>229376</text:p>
          </table:table-cell>
          <table:table-cell table:style-name="ce5" table:formula="of:=[.P4]*LOG([.P4];2)" office:value-type="float" office:value="491520" calcext:value-type="float">
            <text:p>491520</text:p>
          </table:table-cell>
          <table:table-cell table:style-name="ce5" table:formula="of:=[.Q4]*LOG([.Q4];2)" office:value-type="float" office:value="1048576" calcext:value-type="float">
            <text:p>1048576</text:p>
          </table:table-cell>
          <table:table-cell table:style-name="ce5" table:formula="of:=[.R4]*LOG([.R4];2)" office:value-type="float" office:value="2228224" calcext:value-type="float">
            <text:p>2228224</text:p>
          </table:table-cell>
          <table:table-cell table:style-name="ce5" table:formula="of:=[.S4]*LOG([.S4];2)" office:value-type="float" office:value="4718592" calcext:value-type="float">
            <text:p>4718592</text:p>
          </table:table-cell>
          <table:table-cell table:style-name="ce5" table:formula="of:=[.T4]*LOG([.T4];2)" office:value-type="float" office:value="9961472" calcext:value-type="float">
            <text:p>9961472</text:p>
          </table:table-cell>
          <table:table-cell table:style-name="ce5" table:number-columns-repeated="40"/>
          <table:table-cell table:number-columns-repeated="4"/>
        </table:table-row>
        <table:table-row table:style-name="ro1">
          <table:table-cell table:style-name="ce5" office:value-type="string" calcext:value-type="string">
            <text:p>O(n log^2 n)</text:p>
          </table:table-cell>
          <table:table-cell table:style-name="ce5" table:formula="of:=[.B4]*LOG([.B4];2)^2" office:value-type="float" office:value="2" calcext:value-type="float">
            <text:p>2</text:p>
          </table:table-cell>
          <table:table-cell table:style-name="ce5" table:formula="of:=[.C4]*LOG([.C4];2)^2" office:value-type="float" office:value="16" calcext:value-type="float">
            <text:p>16</text:p>
          </table:table-cell>
          <table:table-cell table:style-name="ce5" table:formula="of:=[.D4]*LOG([.D4];2)^2" office:value-type="float" office:value="72" calcext:value-type="float">
            <text:p>72</text:p>
          </table:table-cell>
          <table:table-cell table:style-name="ce5" table:formula="of:=[.E4]*LOG([.E4];2)^2" office:value-type="float" office:value="256" calcext:value-type="float">
            <text:p>256</text:p>
          </table:table-cell>
          <table:table-cell table:style-name="ce5" table:formula="of:=[.F4]*LOG([.F4];2)^2" office:value-type="float" office:value="800" calcext:value-type="float">
            <text:p>800</text:p>
          </table:table-cell>
          <table:table-cell table:style-name="ce5" table:formula="of:=[.G4]*LOG([.G4];2)^2" office:value-type="float" office:value="2304" calcext:value-type="float">
            <text:p>2304</text:p>
          </table:table-cell>
          <table:table-cell table:style-name="ce5" table:formula="of:=[.H4]*LOG([.H4];2)^2" office:value-type="float" office:value="6272" calcext:value-type="float">
            <text:p>6272</text:p>
          </table:table-cell>
          <table:table-cell table:style-name="ce5" table:formula="of:=[.I4]*LOG([.I4];2)^2" office:value-type="float" office:value="16384" calcext:value-type="float">
            <text:p>16384</text:p>
          </table:table-cell>
          <table:table-cell table:style-name="ce5" table:formula="of:=[.J4]*LOG([.J4];2)^2" office:value-type="float" office:value="41472" calcext:value-type="float">
            <text:p>41472</text:p>
          </table:table-cell>
          <table:table-cell table:style-name="ce5" table:formula="of:=[.K4]*LOG([.K4];2)^2" office:value-type="float" office:value="102400" calcext:value-type="float">
            <text:p>102400</text:p>
          </table:table-cell>
          <table:table-cell table:style-name="ce5" table:formula="of:=[.L4]*LOG([.L4];2)^2" office:value-type="float" office:value="247808" calcext:value-type="float">
            <text:p>247808</text:p>
          </table:table-cell>
          <table:table-cell table:style-name="ce5" table:formula="of:=[.M4]*LOG([.M4];2)^2" office:value-type="float" office:value="589824" calcext:value-type="float">
            <text:p>589824</text:p>
          </table:table-cell>
          <table:table-cell table:style-name="ce5" table:formula="of:=[.N4]*LOG([.N4];2)^2" office:value-type="float" office:value="1384448" calcext:value-type="float">
            <text:p>1384448</text:p>
          </table:table-cell>
          <table:table-cell table:style-name="ce5" table:formula="of:=[.O4]*LOG([.O4];2)^2" office:value-type="float" office:value="3211264" calcext:value-type="float">
            <text:p>3211264</text:p>
          </table:table-cell>
          <table:table-cell table:style-name="ce5" table:formula="of:=[.P4]*(LOG([.P4];2)^2)" office:value-type="float" office:value="7372800" calcext:value-type="float">
            <text:p>7372800</text:p>
          </table:table-cell>
          <table:table-cell table:style-name="ce5" table:formula="of:=[.Q4]*(LOG([.Q4];2)^2)" office:value-type="float" office:value="16777216" calcext:value-type="float">
            <text:p>16777216</text:p>
          </table:table-cell>
          <table:table-cell table:style-name="ce5" table:formula="of:=[.R4]*(LOG([.R4];2)^2)" office:value-type="float" office:value="37879808" calcext:value-type="float">
            <text:p>37879808</text:p>
          </table:table-cell>
          <table:table-cell table:style-name="ce5" table:formula="of:=[.S4]*(LOG([.S4];2)^2)" office:value-type="float" office:value="84934656" calcext:value-type="float">
            <text:p>84934656</text:p>
          </table:table-cell>
          <table:table-cell table:style-name="ce5" table:formula="of:=[.T4]*(LOG([.T4];2)^2)" office:value-type="float" office:value="189267968" calcext:value-type="float">
            <text:p>189267968</text:p>
          </table:table-cell>
          <table:table-cell table:style-name="ce5" table:number-columns-repeated="40"/>
          <table:table-cell table:number-columns-repeated="4"/>
        </table:table-row>
        <table:table-row table:style-name="ro1">
          <table:table-cell table:style-name="ce5" office:value-type="string" calcext:value-type="string">
            <text:p>O(n log^3 n)</text:p>
          </table:table-cell>
          <table:table-cell table:style-name="ce5" table:formula="of:=[.B4]*LOG([.B4];2)^3 * [.$D$16]" office:value-type="float" office:value="0.12" calcext:value-type="float">
            <text:p>0.12</text:p>
          </table:table-cell>
          <table:table-cell table:style-name="ce5" table:formula="of:=[.C4]*LOG([.C4];2)^3 * [.$D$16]" office:value-type="float" office:value="1.92" calcext:value-type="float">
            <text:p>1.92</text:p>
          </table:table-cell>
          <table:table-cell table:style-name="ce5" table:formula="of:=[.D4]*LOG([.D4];2)^3 * [.$D$16]" office:value-type="float" office:value="12.96" calcext:value-type="float">
            <text:p>12.96</text:p>
          </table:table-cell>
          <table:table-cell table:style-name="ce5" table:formula="of:=[.E4]*LOG([.E4];2)^3 * [.$D$16]" office:value-type="float" office:value="61.44" calcext:value-type="float">
            <text:p>61.44</text:p>
          </table:table-cell>
          <table:table-cell table:style-name="ce5" table:formula="of:=[.F4]*LOG([.F4];2)^3 * [.$D$16]" office:value-type="float" office:value="240" calcext:value-type="float">
            <text:p>240</text:p>
          </table:table-cell>
          <table:table-cell table:style-name="ce5" table:formula="of:=[.G4]*LOG([.G4];2)^3 * [.$D$16]" office:value-type="float" office:value="829.44" calcext:value-type="float">
            <text:p>829.44</text:p>
          </table:table-cell>
          <table:table-cell table:style-name="ce5" table:formula="of:=[.H4]*LOG([.H4];2)^3 * [.$D$16]" office:value-type="float" office:value="2634.24" calcext:value-type="float">
            <text:p>2634.24</text:p>
          </table:table-cell>
          <table:table-cell table:style-name="ce5" table:formula="of:=[.I4]*LOG([.I4];2)^3 * [.$D$16]" office:value-type="float" office:value="7864.32" calcext:value-type="float">
            <text:p>7864.32</text:p>
          </table:table-cell>
          <table:table-cell table:style-name="ce5" table:formula="of:=[.J4]*LOG([.J4];2)^3 * [.$D$16]" office:value-type="float" office:value="22394.88" calcext:value-type="float">
            <text:p>22394.88</text:p>
          </table:table-cell>
          <table:table-cell table:style-name="ce5" table:formula="of:=[.K4]*LOG([.K4];2)^3 * [.$D$16]" office:value-type="float" office:value="61440" calcext:value-type="float">
            <text:p>61440</text:p>
          </table:table-cell>
          <table:table-cell table:style-name="ce5" table:formula="of:=[.L4]*LOG([.L4];2)^3 * [.$D$16]" office:value-type="float" office:value="163553.28" calcext:value-type="float">
            <text:p>163553.28</text:p>
          </table:table-cell>
          <table:table-cell table:style-name="ce5" table:formula="of:=[.M4]*LOG([.M4];2)^3 * [.$D$16]" office:value-type="float" office:value="424673.28" calcext:value-type="float">
            <text:p>424673.28</text:p>
          </table:table-cell>
          <table:table-cell table:style-name="ce5" table:formula="of:=[.N4]*LOG([.N4];2)^3 * [.$D$16]" office:value-type="float" office:value="1079869.44" calcext:value-type="float">
            <text:p>1079869.44</text:p>
          </table:table-cell>
          <table:table-cell table:style-name="ce5" table:formula="of:=[.O4]*LOG([.O4];2)^3 * [.$D$16]" office:value-type="float" office:value="2697461.76" calcext:value-type="float">
            <text:p>2697461.76</text:p>
          </table:table-cell>
          <table:table-cell table:style-name="ce5" table:formula="of:=[.P4]*LOG([.P4];2)^3 * [.$D$16]" office:value-type="float" office:value="6635520" calcext:value-type="float">
            <text:p>6635520</text:p>
          </table:table-cell>
          <table:table-cell table:style-name="ce5" table:formula="of:=[.Q4]*LOG([.Q4];2)^3 * [.$D$16]" office:value-type="float" office:value="16106127.36" calcext:value-type="float">
            <text:p>16106127.36</text:p>
          </table:table-cell>
          <table:table-cell table:style-name="ce5" table:formula="of:=[.R4]*LOG([.R4];2)^3 * [.$D$16]" office:value-type="float" office:value="38637404.16" calcext:value-type="float">
            <text:p>38637404.16</text:p>
          </table:table-cell>
          <table:table-cell table:style-name="ce5" table:formula="of:=[.S4]*LOG([.S4];2)^3 * [.$D$16]" office:value-type="float" office:value="91729428.48" calcext:value-type="float">
            <text:p>91729428.48</text:p>
          </table:table-cell>
          <table:table-cell table:style-name="ce5" table:formula="of:=[.T4]*LOG([.T4];2)^3 * [.$D$16]" office:value-type="float" office:value="215765483.52" calcext:value-type="float">
            <text:p>215765483.52</text:p>
          </table:table-cell>
          <table:table-cell table:style-name="ce5" table:number-columns-repeated="40"/>
          <table:table-cell table:number-columns-repeated="4"/>
        </table:table-row>
        <table:table-row table:style-name="ro1">
          <table:table-cell table:style-name="ce5" office:value-type="string" calcext:value-type="string">
            <text:p>O(n^p)</text:p>
          </table:table-cell>
          <table:table-cell table:style-name="ce7" table:formula="of:=[.B4]^[.$B$16] * [.$C$16]" office:value-type="float" office:value="24.6228882668983" calcext:value-type="float">
            <text:p>25</text:p>
          </table:table-cell>
          <table:table-cell table:style-name="ce7" table:formula="of:=[.C4]^[.$B$16] * [.$C$16]" office:value-type="float" office:value="60.6286626604159" calcext:value-type="float">
            <text:p>61</text:p>
          </table:table-cell>
          <table:table-cell table:style-name="ce7" table:formula="of:=[.D4]^[.$B$16] * [.$C$16]" office:value-type="float" office:value="149.285278645889" calcext:value-type="float">
            <text:p>149</text:p>
          </table:table-cell>
          <table:table-cell table:style-name="ce7" table:formula="of:=[.E4]^[.$B$16] * [.$C$16]" office:value-type="float" office:value="367.583473599051" calcext:value-type="float">
            <text:p>368</text:p>
          </table:table-cell>
          <table:table-cell table:style-name="ce7" table:formula="of:=[.F4]^[.$B$16] * [.$C$16]" office:value-type="float" office:value="905.096679918781" calcext:value-type="float">
            <text:p>905</text:p>
          </table:table-cell>
          <table:table-cell table:style-name="ce7" table:formula="of:=[.G4]^[.$B$16] * [.$C$16]" office:value-type="float" office:value="2228.60944203808" calcext:value-type="float">
            <text:p>2229</text:p>
          </table:table-cell>
          <table:table-cell table:style-name="ce7" table:formula="of:=[.H4]^[.$B$16] * [.$C$16]" office:value-type="float" office:value="5487.48012818582" calcext:value-type="float">
            <text:p>5487</text:p>
          </table:table-cell>
          <table:table-cell table:style-name="ce7" table:formula="of:=[.I4]^[.$B$16] * [.$C$16]" office:value-type="float" office:value="13511.7610063144" calcext:value-type="float">
            <text:p>13512</text:p>
          </table:table-cell>
          <table:table-cell table:style-name="ce7" table:formula="of:=[.J4]^[.$B$16] * [.$C$16]" office:value-type="float" office:value="33269.8581547514" calcext:value-type="float">
            <text:p>33270</text:p>
          </table:table-cell>
          <table:table-cell table:style-name="ce7" table:formula="of:=[.K4]^[.$B$16] * [.$C$16]" office:value-type="float" office:value="81920" calcext:value-type="float">
            <text:p>81920</text:p>
          </table:table-cell>
          <table:table-cell table:style-name="ce7" table:formula="of:=[.L4]^[.$B$16] * [.$C$16]" office:value-type="float" office:value="201710.700682431" calcext:value-type="float">
            <text:p>201711</text:p>
          </table:table-cell>
          <table:table-cell table:style-name="ce7" table:formula="of:=[.M4]^[.$B$16] * [.$C$16]" office:value-type="float" office:value="496670.004514127" calcext:value-type="float">
            <text:p>496670</text:p>
          </table:table-cell>
          <table:table-cell table:style-name="ce7" table:formula="of:=[.N4]^[.$B$16] * [.$C$16]" office:value-type="float" office:value="1222945.00266712" calcext:value-type="float">
            <text:p>1222945</text:p>
          </table:table-cell>
          <table:table-cell table:style-name="ce7" table:formula="of:=[.O4]^[.$B$16] * [.$C$16]" office:value-type="float" office:value="3011243.81572343" calcext:value-type="float">
            <text:p>3011244</text:p>
          </table:table-cell>
          <table:table-cell table:style-name="ce7" table:formula="of:=[.P4]^[.$B$16] * [.$C$16]" office:value-type="float" office:value="7414552.00189466" calcext:value-type="float">
            <text:p>7414552</text:p>
          </table:table-cell>
          <table:table-cell table:style-name="ce7" table:formula="of:=[.Q4]^[.$B$16] * [.$C$16]" office:value-type="float" office:value="18256768.5491759" calcext:value-type="float">
            <text:p>18256769</text:p>
          </table:table-cell>
          <table:table-cell table:style-name="ce7" table:formula="of:=[.R4]^[.$B$16] * [.$C$16]" office:value-type="float" office:value="44953437.2100983" calcext:value-type="float">
            <text:p>44953437</text:p>
          </table:table-cell>
          <table:table-cell table:style-name="ce7" table:formula="of:=[.S4]^[.$B$16] * [.$C$16]" office:value-type="float" office:value="110688346.163728" calcext:value-type="float">
            <text:p>110688346</text:p>
          </table:table-cell>
          <table:table-cell table:style-name="ce7" table:formula="of:=[.T4]^[.$B$16] * [.$C$16]" office:value-type="float" office:value="272546678.003724" calcext:value-type="float">
            <text:p>272546678</text:p>
          </table:table-cell>
          <table:table-cell table:style-name="ce5" table:number-columns-repeated="40"/>
          <table:table-cell table:number-columns-repeated="4"/>
        </table:table-row>
        <table:table-row table:style-name="ro1">
          <table:table-cell table:style-name="ce5" office:value-type="string" calcext:value-type="string">
            <text:p>O(n^2)</text:p>
          </table:table-cell>
          <table:table-cell table:style-name="ce5" table:formula="of:=[.B4]^2" office:value-type="float" office:value="4" calcext:value-type="float">
            <text:p>4</text:p>
          </table:table-cell>
          <table:table-cell table:style-name="ce5" table:formula="of:=[.C4]^2" office:value-type="float" office:value="16" calcext:value-type="float">
            <text:p>16</text:p>
          </table:table-cell>
          <table:table-cell table:style-name="ce5" table:formula="of:=[.D4]^2" office:value-type="float" office:value="64" calcext:value-type="float">
            <text:p>64</text:p>
          </table:table-cell>
          <table:table-cell table:style-name="ce5" table:formula="of:=[.E4]^2" office:value-type="float" office:value="256" calcext:value-type="float">
            <text:p>256</text:p>
          </table:table-cell>
          <table:table-cell table:style-name="ce5" table:formula="of:=[.F4]^2" office:value-type="float" office:value="1024" calcext:value-type="float">
            <text:p>1024</text:p>
          </table:table-cell>
          <table:table-cell table:style-name="ce5" table:formula="of:=[.G4]^2" office:value-type="float" office:value="4096" calcext:value-type="float">
            <text:p>4096</text:p>
          </table:table-cell>
          <table:table-cell table:style-name="ce5" table:formula="of:=[.H4]^2" office:value-type="float" office:value="16384" calcext:value-type="float">
            <text:p>16384</text:p>
          </table:table-cell>
          <table:table-cell table:style-name="ce5" table:formula="of:=[.I4]^2" office:value-type="float" office:value="65536" calcext:value-type="float">
            <text:p>65536</text:p>
          </table:table-cell>
          <table:table-cell table:style-name="ce5" table:formula="of:=[.J4]^2" office:value-type="float" office:value="262144" calcext:value-type="float">
            <text:p>262144</text:p>
          </table:table-cell>
          <table:table-cell table:style-name="ce5" table:formula="of:=[.K4]^2" office:value-type="float" office:value="1048576" calcext:value-type="float">
            <text:p>1048576</text:p>
          </table:table-cell>
          <table:table-cell table:style-name="ce5" table:formula="of:=[.L4]^2" office:value-type="float" office:value="4194304" calcext:value-type="float">
            <text:p>4194304</text:p>
          </table:table-cell>
          <table:table-cell table:style-name="ce5" table:formula="of:=[.M4]^2" office:value-type="float" office:value="16777216" calcext:value-type="float">
            <text:p>16777216</text:p>
          </table:table-cell>
          <table:table-cell table:style-name="ce5" table:formula="of:=[.N4]^2" office:value-type="float" office:value="67108864" calcext:value-type="float">
            <text:p>67108864</text:p>
          </table:table-cell>
          <table:table-cell table:style-name="ce5" table:formula="of:=[.O4]^2" office:value-type="float" office:value="268435456" calcext:value-type="float">
            <text:p>268435456</text:p>
          </table:table-cell>
          <table:table-cell table:style-name="ce5" table:formula="of:=[.P4]^2" office:value-type="float" office:value="1073741824" calcext:value-type="float">
            <text:p>1073741824</text:p>
          </table:table-cell>
          <table:table-cell table:style-name="ce5" table:formula="of:=[.Q4]^2" office:value-type="float" office:value="4294967296" calcext:value-type="float">
            <text:p>4294967296</text:p>
          </table:table-cell>
          <table:table-cell table:style-name="ce5" table:formula="of:=[.R4]^2" office:value-type="float" office:value="17179869184" calcext:value-type="float">
            <text:p>17179869184</text:p>
          </table:table-cell>
          <table:table-cell table:style-name="ce5" table:formula="of:=[.S4]^2" office:value-type="float" office:value="68719476736" calcext:value-type="float">
            <text:p>68719476736</text:p>
          </table:table-cell>
          <table:table-cell table:style-name="ce5" table:formula="of:=[.T4]^2" office:value-type="float" office:value="274877906944" calcext:value-type="float">
            <text:p>274877906944</text:p>
          </table:table-cell>
          <table:table-cell table:style-name="ce5" table:number-columns-repeated="40"/>
          <table:table-cell table:number-columns-repeated="4"/>
        </table:table-row>
        <table:table-row table:style-name="ro1">
          <table:table-cell table:style-name="ce6" office:value-type="string" calcext:value-type="string">
            <text:p>p</text:p>
          </table:table-cell>
          <table:table-cell table:style-name="ce6" office:value-type="float" office:value="1.3" calcext:value-type="float">
            <text:p>1.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table:number-columns-repeated="56"/>
          <table:table-cell table:number-columns-repeated="4"/>
        </table:table-row>
        <table:table-row table:style-name="ro1">
          <table:table-cell table:style-name="ce6" table:number-columns-repeated="2"/>
          <table:table-cell table:style-name="ce4" table:number-columns-repeated="58"/>
          <table:table-cell table:number-columns-repeated="4"/>
        </table:table-row>
        <table:table-row table:style-name="ro1">
          <table:table-cell office:value-type="string" calcext:value-type="string">
            <text:p>time [s]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2791" calcext:value-type="float">
            <text:p>0.002791</text:p>
          </table:table-cell>
          <table:table-cell office:value-type="float" office:value="0.006812" calcext:value-type="float">
            <text:p>0.006812</text:p>
          </table:table-cell>
          <table:table-cell office:value-type="float" office:value="0.018266" calcext:value-type="float">
            <text:p>0.018266</text:p>
          </table:table-cell>
          <table:table-cell office:value-type="float" office:value="0.054306" calcext:value-type="float">
            <text:p>0.054306</text:p>
          </table:table-cell>
          <table:table-cell office:value-type="float" office:value="0.163629" calcext:value-type="float">
            <text:p>0.163629</text:p>
          </table:table-cell>
          <table:table-cell office:value-type="float" office:value="0.441047" calcext:value-type="float">
            <text:p>0.441047</text:p>
          </table:table-cell>
          <table:table-cell office:value-type="float" office:value="1.484" calcext:value-type="float">
            <text:p>1.484</text:p>
          </table:table-cell>
          <table:table-cell office:value-type="float" office:value="3.644" calcext:value-type="float">
            <text:p>3.644</text:p>
          </table:table-cell>
          <table:table-cell office:value-type="float" office:value="9.387" calcext:value-type="float">
            <text:p>9.387</text:p>
          </table:table-cell>
          <table:table-cell office:value-type="float" office:value="26.124" calcext:value-type="float">
            <text:p>26.124</text:p>
          </table:table-cell>
          <table:table-cell office:value-type="float" office:value="66.212" calcext:value-type="float">
            <text:p>66.212</text:p>
          </table:table-cell>
          <table:table-cell office:value-type="float" office:value="188.551" calcext:value-type="float">
            <text:p>188.551</text:p>
          </table:table-cell>
          <table:table-cell table:formula="of:=60*8+17" office:value-type="float" office:value="497" calcext:value-type="float">
            <text:p>497</text:p>
          </table:table-cell>
          <table:table-cell table:formula="of:=18*60+21" office:value-type="float" office:value="1101" calcext:value-type="float">
            <text:p>1101</text:p>
          </table:table-cell>
          <table:table-cell table:formula="of:=41*60+13" office:value-type="float" office:value="2473" calcext:value-type="float">
            <text:p>2473</text:p>
          </table:table-cell>
          <table:table-cell table:formula="of:=107*60+8" office:value-type="float" office:value="6428" calcext:value-type="float">
            <text:p>6428</text:p>
          </table:table-cell>
          <table:table-cell table:number-columns-repeated="44"/>
        </table:table-row>
        <table:table-row table:style-name="ro1">
          <table:table-cell/>
          <table:table-cell office:value-type="float" office:value="0.00035" calcext:value-type="float">
            <text:p>0.00035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0.018934" calcext:value-type="float">
            <text:p>0.018934</text:p>
          </table:table-cell>
          <table:table-cell office:value-type="float" office:value="0.058648" calcext:value-type="float">
            <text:p>0.058648</text:p>
          </table:table-cell>
          <table:table-cell office:value-type="float" office:value="0.163498" calcext:value-type="float">
            <text:p>0.163498</text:p>
          </table:table-cell>
          <table:table-cell office:value-type="float" office:value="0.448122" calcext:value-type="float">
            <text:p>0.448122</text:p>
          </table:table-cell>
          <table:table-cell office:value-type="float" office:value="1.431" calcext:value-type="float">
            <text:p>1.431</text:p>
          </table:table-cell>
          <table:table-cell office:value-type="float" office:value="3.685" calcext:value-type="float">
            <text:p>3.685</text:p>
          </table:table-cell>
          <table:table-cell office:value-type="float" office:value="9.279" calcext:value-type="float">
            <text:p>9.279</text:p>
          </table:table-cell>
          <table:table-cell office:value-type="float" office:value="24.513" calcext:value-type="float">
            <text:p>24.513</text:p>
          </table:table-cell>
          <table:table-cell office:value-type="float" office:value="65.272" calcext:value-type="float">
            <text:p>65.272</text:p>
          </table:table-cell>
          <table:table-cell office:value-type="float" office:value="191.708" calcext:value-type="float">
            <text:p>191.708</text:p>
          </table:table-cell>
          <table:table-cell table:formula="of:=8*60+11" office:value-type="float" office:value="491" calcext:value-type="float">
            <text:p>491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000455" calcext:value-type="float">
            <text:p>0.000455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2461" calcext:value-type="float">
            <text:p>0.002461</text:p>
          </table:table-cell>
          <table:table-cell office:value-type="float" office:value="0.005809" calcext:value-type="float">
            <text:p>0.005809</text:p>
          </table:table-cell>
          <table:table-cell office:value-type="float" office:value="0.018963" calcext:value-type="float">
            <text:p>0.018963</text:p>
          </table:table-cell>
          <table:table-cell office:value-type="float" office:value="0.062713" calcext:value-type="float">
            <text:p>0.062713</text:p>
          </table:table-cell>
          <table:table-cell office:value-type="float" office:value="0.185356" calcext:value-type="float">
            <text:p>0.185356</text:p>
          </table:table-cell>
          <table:table-cell office:value-type="float" office:value="0.511528" calcext:value-type="float">
            <text:p>0.511528</text:p>
          </table:table-cell>
          <table:table-cell office:value-type="float" office:value="1.423" calcext:value-type="float">
            <text:p>1.423</text:p>
          </table:table-cell>
          <table:table-cell office:value-type="float" office:value="3.685" calcext:value-type="float">
            <text:p>3.685</text:p>
          </table:table-cell>
          <table:table-cell office:value-type="float" office:value="10.357" calcext:value-type="float">
            <text:p>10.357</text:p>
          </table:table-cell>
          <table:table-cell office:value-type="float" office:value="27.905" calcext:value-type="float">
            <text:p>27.905</text:p>
          </table:table-cell>
          <table:table-cell office:value-type="float" office:value="65.175" calcext:value-type="float">
            <text:p>65.175</text:p>
          </table:table-cell>
          <table:table-cell office:value-type="float" office:value="190.878" calcext:value-type="float">
            <text:p>190.878</text:p>
          </table:table-cell>
          <table:table-cell table:formula="of:=8*60+21" office:value-type="float" office:value="501" calcext:value-type="float">
            <text:p>5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emory [kB]</text:p>
          </table:table-cell>
          <table:table-cell office:value-type="float" office:value="72600" calcext:value-type="float">
            <text:p>72600</text:p>
          </table:table-cell>
          <table:table-cell office:value-type="float" office:value="72848" calcext:value-type="float">
            <text:p>72848</text:p>
          </table:table-cell>
          <table:table-cell office:value-type="float" office:value="72568" calcext:value-type="float">
            <text:p>72568</text:p>
          </table:table-cell>
          <table:table-cell office:value-type="float" office:value="72880" calcext:value-type="float">
            <text:p>72880</text:p>
          </table:table-cell>
          <table:table-cell office:value-type="float" office:value="72696" calcext:value-type="float">
            <text:p>72696</text:p>
          </table:table-cell>
          <table:table-cell office:value-type="float" office:value="72852" calcext:value-type="float">
            <text:p>72852</text:p>
          </table:table-cell>
          <table:table-cell office:value-type="float" office:value="73168" calcext:value-type="float">
            <text:p>73168</text:p>
          </table:table-cell>
          <table:table-cell office:value-type="float" office:value="73744" calcext:value-type="float">
            <text:p>73744</text:p>
          </table:table-cell>
          <table:table-cell office:value-type="float" office:value="75296" calcext:value-type="float">
            <text:p>75296</text:p>
          </table:table-cell>
          <table:table-cell office:value-type="float" office:value="78232" calcext:value-type="float">
            <text:p>78232</text:p>
          </table:table-cell>
          <table:table-cell office:value-type="float" office:value="86420" calcext:value-type="float">
            <text:p>86420</text:p>
          </table:table-cell>
          <table:table-cell office:value-type="float" office:value="106148" calcext:value-type="float">
            <text:p>106148</text:p>
          </table:table-cell>
          <table:table-cell office:value-type="float" office:value="147472" calcext:value-type="float">
            <text:p>147472</text:p>
          </table:table-cell>
          <table:table-cell office:value-type="float" office:value="250624" calcext:value-type="float">
            <text:p>250624</text:p>
          </table:table-cell>
          <table:table-cell office:value-type="float" office:value="497768" calcext:value-type="float">
            <text:p>497768</text:p>
          </table:table-cell>
          <table:table-cell office:value-type="float" office:value="1056180" calcext:value-type="float">
            <text:p>1056180</text:p>
          </table:table-cell>
          <table:table-cell office:value-type="float" office:value="2471896" calcext:value-type="float">
            <text:p>2471896</text:p>
          </table:table-cell>
          <table:table-cell office:value-type="float" office:value="5241984" calcext:value-type="float">
            <text:p>5241984</text:p>
          </table:table-cell>
          <table:table-cell office:value-type="float" office:value="11910868" calcext:value-type="float">
            <text:p>1191086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/distance</text:p>
          </table:table-cell>
          <table:table-cell table:style-name="ce16" table:formula="of:=[.B21]*1000/[.B8]" office:value-type="float" office:value="72600000" calcext:value-type="float">
            <text:p>72600000</text:p>
          </table:table-cell>
          <table:table-cell table:style-name="ce16" table:formula="of:=[.C21]*1000/[.C8]" office:value-type="float" office:value="14569600" calcext:value-type="float">
            <text:p>14569600</text:p>
          </table:table-cell>
          <table:table-cell table:style-name="ce16" table:formula="of:=[.D21]*1000/[.D8]" office:value-type="float" office:value="3023666.66666667" calcext:value-type="float">
            <text:p>3023667</text:p>
          </table:table-cell>
          <table:table-cell table:style-name="ce16" table:formula="of:=[.E21]*1000/[.E8]" office:value-type="float" office:value="878072.289156627" calcext:value-type="float">
            <text:p>878072</text:p>
          </table:table-cell>
          <table:table-cell table:style-name="ce16" table:formula="of:=[.F21]*1000/[.F8]" office:value-type="float" office:value="244767.676767677" calcext:value-type="float">
            <text:p>244768</text:p>
          </table:table-cell>
          <table:table-cell table:style-name="ce16" table:formula="of:=[.G21]*1000/[.G8]" office:value-type="float" office:value="81672.6457399103" calcext:value-type="float">
            <text:p>81673</text:p>
          </table:table-cell>
          <table:table-cell table:style-name="ce16" table:formula="of:=[.H21]*1000/[.H8]" office:value-type="float" office:value="25126.3736263736" calcext:value-type="float">
            <text:p>25126</text:p>
          </table:table-cell>
          <table:table-cell table:style-name="ce16" table:formula="of:=[.I21]*1000/[.I8]" office:value-type="float" office:value="9327.59929167721" calcext:value-type="float">
            <text:p>9328</text:p>
          </table:table-cell>
          <table:table-cell table:style-name="ce16" table:formula="of:=[.J21]*1000/[.J8]" office:value-type="float" office:value="3473.54338700005" calcext:value-type="float">
            <text:p>3474</text:p>
          </table:table-cell>
          <table:table-cell table:style-name="ce16" table:formula="of:=[.K21]*1000/[.K8]" office:value-type="float" office:value="1261.94892971787" calcext:value-type="float">
            <text:p>1262</text:p>
          </table:table-cell>
          <table:table-cell table:style-name="ce16" table:formula="of:=[.L21]*1000/[.L8]" office:value-type="float" office:value="583.304084883501" calcext:value-type="float">
            <text:p>583</text:p>
          </table:table-cell>
          <table:table-cell table:style-name="ce16" table:formula="of:=[.M21]*1000/[.M8]" office:value-type="float" office:value="279.488354213073" calcext:value-type="float">
            <text:p>279</text:p>
          </table:table-cell>
          <table:table-cell table:style-name="ce16" table:formula="of:=[.N21]*1000/[.N8]" office:value-type="float" office:value="154.963395425032" calcext:value-type="float">
            <text:p>155</text:p>
          </table:table-cell>
          <table:table-cell table:style-name="ce16" table:formula="of:=[.O21]*1000/[.O8]" office:value-type="float" office:value="108.485000116872" calcext:value-type="float">
            <text:p>108</text:p>
          </table:table-cell>
          <table:table-cell table:style-name="ce16" table:formula="of:=[.P21]*1000/[.P8]" office:value-type="float" office:value="90.2802968087545" calcext:value-type="float">
            <text:p>90</text:p>
          </table:table-cell>
          <table:table-cell table:style-name="ce16" table:formula="of:=[.Q21]*1000/[.Q8]" office:value-type="float" office:value="81.2890742552273" calcext:value-type="float">
            <text:p>81</text:p>
          </table:table-cell>
          <table:table-cell table:style-name="ce16" table:formula="of:=[.R21]*1000/[.R8]" office:value-type="float" office:value="82.3720578492111" calcext:value-type="float">
            <text:p>82</text:p>
          </table:table-cell>
          <table:table-cell table:style-name="ce16" table:formula="of:=[.S21]*1000/[.S8]" office:value-type="float" office:value="76.8070556038186" calcext:value-type="float">
            <text:p>77</text:p>
          </table:table-cell>
          <table:table-cell table:style-name="ce16" table:formula="of:=[.T21]*1000/[.T8]" office:value-type="float" office:value="75.5652105334744" calcext:value-type="float">
            <text:p>7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/object</text:p>
          </table:table-cell>
          <table:table-cell table:style-name="ce16" table:formula="of:=[.B21]*1000/[.B4]" office:value-type="float" office:value="36300000" calcext:value-type="float">
            <text:p>36300000</text:p>
          </table:table-cell>
          <table:table-cell table:style-name="ce16" table:formula="of:=[.C21]*1000/[.C4]" office:value-type="float" office:value="18212000" calcext:value-type="float">
            <text:p>18212000</text:p>
          </table:table-cell>
          <table:table-cell table:style-name="ce16" table:formula="of:=[.D21]*1000/[.D4]" office:value-type="float" office:value="9071000" calcext:value-type="float">
            <text:p>9071000</text:p>
          </table:table-cell>
          <table:table-cell table:style-name="ce16" table:formula="of:=[.E21]*1000/[.E4]" office:value-type="float" office:value="4555000" calcext:value-type="float">
            <text:p>4555000</text:p>
          </table:table-cell>
          <table:table-cell table:style-name="ce16" table:formula="of:=[.F21]*1000/[.F4]" office:value-type="float" office:value="2271750" calcext:value-type="float">
            <text:p>2271750</text:p>
          </table:table-cell>
          <table:table-cell table:style-name="ce16" table:formula="of:=[.G21]*1000/[.G4]" office:value-type="float" office:value="1138312.5" calcext:value-type="float">
            <text:p>1138313</text:p>
          </table:table-cell>
          <table:table-cell table:style-name="ce16" table:formula="of:=[.H21]*1000/[.H4]" office:value-type="float" office:value="571625" calcext:value-type="float">
            <text:p>571625</text:p>
          </table:table-cell>
          <table:table-cell table:style-name="ce16" table:formula="of:=[.I21]*1000/[.I4]" office:value-type="float" office:value="288062.5" calcext:value-type="float">
            <text:p>288063</text:p>
          </table:table-cell>
          <table:table-cell table:style-name="ce16" table:formula="of:=[.J21]*1000/[.J4]" office:value-type="float" office:value="147062.5" calcext:value-type="float">
            <text:p>147063</text:p>
          </table:table-cell>
          <table:table-cell table:style-name="ce16" table:formula="of:=[.K21]*1000/[.K4]" office:value-type="float" office:value="76398.4375" calcext:value-type="float">
            <text:p>76398</text:p>
          </table:table-cell>
          <table:table-cell table:style-name="ce16" table:formula="of:=[.L21]*1000/[.L4]" office:value-type="float" office:value="42197.265625" calcext:value-type="float">
            <text:p>42197</text:p>
          </table:table-cell>
          <table:table-cell table:style-name="ce16" table:formula="of:=[.M21]*1000/[.M4]" office:value-type="float" office:value="25915.0390625" calcext:value-type="float">
            <text:p>25915</text:p>
          </table:table-cell>
          <table:table-cell table:style-name="ce16" table:formula="of:=[.N21]*1000/[.N4]" office:value-type="float" office:value="18001.953125" calcext:value-type="float">
            <text:p>18002</text:p>
          </table:table-cell>
          <table:table-cell table:style-name="ce16" table:formula="of:=[.O21]*1000/[.O4]" office:value-type="float" office:value="15296.875" calcext:value-type="float">
            <text:p>15297</text:p>
          </table:table-cell>
          <table:table-cell table:style-name="ce16" table:formula="of:=[.P21]*1000/[.P4]" office:value-type="float" office:value="15190.673828125" calcext:value-type="float">
            <text:p>15191</text:p>
          </table:table-cell>
          <table:table-cell table:style-name="ce16" table:formula="of:=[.Q21]*1000/[.Q4]" office:value-type="float" office:value="16116.0278320313" calcext:value-type="float">
            <text:p>16116</text:p>
          </table:table-cell>
          <table:table-cell table:style-name="ce16" table:formula="of:=[.R21]*1000/[.R4]" office:value-type="float" office:value="18859.0698242188" calcext:value-type="float">
            <text:p>18859</text:p>
          </table:table-cell>
          <table:table-cell table:style-name="ce16" table:formula="of:=[.S21]*1000/[.S4]" office:value-type="float" office:value="19996.58203125" calcext:value-type="float">
            <text:p>19997</text:p>
          </table:table-cell>
          <table:table-cell table:style-name="ce16" table:formula="of:=[.T21]*1000/[.T4]" office:value-type="float" office:value="22718.1777954102" calcext:value-type="float">
            <text:p>2271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distances/object</text:p>
          </table:table-cell>
          <table:table-cell table:style-name="ce16" table:formula="of:=2*[.B8]/[.B4]" office:value-type="float" office:value="1" calcext:value-type="float">
            <text:p>1</text:p>
          </table:table-cell>
          <table:table-cell table:style-name="ce16" table:formula="of:=2*[.C8]/[.C4]" office:value-type="float" office:value="2.5" calcext:value-type="float">
            <text:p>3</text:p>
          </table:table-cell>
          <table:table-cell table:style-name="ce16" table:formula="of:=2*[.D8]/[.D4]" office:value-type="float" office:value="6" calcext:value-type="float">
            <text:p>6</text:p>
          </table:table-cell>
          <table:table-cell table:style-name="ce16" table:formula="of:=2*[.E8]/[.E4]" office:value-type="float" office:value="10.375" calcext:value-type="float">
            <text:p>10</text:p>
          </table:table-cell>
          <table:table-cell table:style-name="ce16" table:formula="of:=2*[.F8]/[.F4]" office:value-type="float" office:value="18.5625" calcext:value-type="float">
            <text:p>19</text:p>
          </table:table-cell>
          <table:table-cell table:style-name="ce16" table:formula="of:=2*[.G8]/[.G4]" office:value-type="float" office:value="27.875" calcext:value-type="float">
            <text:p>28</text:p>
          </table:table-cell>
          <table:table-cell table:style-name="ce16" table:formula="of:=2*[.H8]/[.H4]" office:value-type="float" office:value="45.5" calcext:value-type="float">
            <text:p>46</text:p>
          </table:table-cell>
          <table:table-cell table:style-name="ce16" table:formula="of:=2*[.I8]/[.I4]" office:value-type="float" office:value="61.765625" calcext:value-type="float">
            <text:p>62</text:p>
          </table:table-cell>
          <table:table-cell table:style-name="ce16" table:formula="of:=2*[.J8]/[.J4]" office:value-type="float" office:value="84.67578125" calcext:value-type="float">
            <text:p>85</text:p>
          </table:table-cell>
          <table:table-cell table:style-name="ce16" table:formula="of:=2*[.K8]/[.K4]" office:value-type="float" office:value="121.080078125" calcext:value-type="float">
            <text:p>121</text:p>
          </table:table-cell>
          <table:table-cell table:style-name="ce16" table:formula="of:=2*[.L8]/[.L4]" office:value-type="float" office:value="144.68359375" calcext:value-type="float">
            <text:p>145</text:p>
          </table:table-cell>
          <table:table-cell table:style-name="ce16" table:formula="of:=2*[.M8]/[.M4]" office:value-type="float" office:value="185.4462890625" calcext:value-type="float">
            <text:p>185</text:p>
          </table:table-cell>
          <table:table-cell table:style-name="ce16" table:formula="of:=2*[.N8]/[.N4]" office:value-type="float" office:value="232.338134765625" calcext:value-type="float">
            <text:p>232</text:p>
          </table:table-cell>
          <table:table-cell table:style-name="ce16" table:formula="of:=2*[.O8]/[.O4]" office:value-type="float" office:value="282.009033203125" calcext:value-type="float">
            <text:p>282</text:p>
          </table:table-cell>
          <table:table-cell table:style-name="ce16" table:formula="of:=2*[.P8]/[.P4]" office:value-type="float" office:value="336.5224609375" calcext:value-type="float">
            <text:p>337</text:p>
          </table:table-cell>
          <table:table-cell table:style-name="ce16" table:formula="of:=2*[.Q8]/[.Q4]" office:value-type="float" office:value="396.511535644531" calcext:value-type="float">
            <text:p>397</text:p>
          </table:table-cell>
          <table:table-cell table:style-name="ce16" table:formula="of:=2*[.R8]/[.R4]" office:value-type="float" office:value="457.899688720703" calcext:value-type="float">
            <text:p>458</text:p>
          </table:table-cell>
          <table:table-cell table:style-name="ce16" table:formula="of:=2*[.S8]/[.S4]" office:value-type="float" office:value="520.696487426758" calcext:value-type="float">
            <text:p>521</text:p>
          </table:table-cell>
          <table:table-cell table:style-name="ce16" table:formula="of:=2*[.T8]/[.T4]" office:value-type="float" office:value="601.286693572998" calcext:value-type="float">
            <text:p>60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ax.distances/object</text:p>
          </table:table-cell>
          <table:table-cell table:style-name="ce16" table:formula="of:=[.B4]-1" office:value-type="float" office:value="1" calcext:value-type="float">
            <text:p>1</text:p>
          </table:table-cell>
          <table:table-cell table:style-name="ce16" table:formula="of:=[.C4]-1" office:value-type="float" office:value="3" calcext:value-type="float">
            <text:p>3</text:p>
          </table:table-cell>
          <table:table-cell table:style-name="ce16" table:formula="of:=[.D4]-1" office:value-type="float" office:value="7" calcext:value-type="float">
            <text:p>7</text:p>
          </table:table-cell>
          <table:table-cell table:style-name="ce16" table:formula="of:=[.E4]-1" office:value-type="float" office:value="15" calcext:value-type="float">
            <text:p>15</text:p>
          </table:table-cell>
          <table:table-cell table:style-name="ce16" table:formula="of:=[.F4]-1" office:value-type="float" office:value="31" calcext:value-type="float">
            <text:p>31</text:p>
          </table:table-cell>
          <table:table-cell table:style-name="ce16" table:formula="of:=[.G4]-1" office:value-type="float" office:value="63" calcext:value-type="float">
            <text:p>63</text:p>
          </table:table-cell>
          <table:table-cell table:style-name="ce16" table:formula="of:=[.H4]-1" office:value-type="float" office:value="127" calcext:value-type="float">
            <text:p>127</text:p>
          </table:table-cell>
          <table:table-cell table:style-name="ce16" table:formula="of:=[.I4]-1" office:value-type="float" office:value="255" calcext:value-type="float">
            <text:p>255</text:p>
          </table:table-cell>
          <table:table-cell table:style-name="ce16" table:formula="of:=[.J4]-1" office:value-type="float" office:value="511" calcext:value-type="float">
            <text:p>511</text:p>
          </table:table-cell>
          <table:table-cell table:style-name="ce16" table:formula="of:=[.K4]-1" office:value-type="float" office:value="1023" calcext:value-type="float">
            <text:p>1023</text:p>
          </table:table-cell>
          <table:table-cell table:style-name="ce16" table:formula="of:=[.L4]-1" office:value-type="float" office:value="2047" calcext:value-type="float">
            <text:p>2047</text:p>
          </table:table-cell>
          <table:table-cell table:style-name="ce16" table:formula="of:=[.M4]-1" office:value-type="float" office:value="4095" calcext:value-type="float">
            <text:p>4095</text:p>
          </table:table-cell>
          <table:table-cell table:style-name="ce16" table:formula="of:=[.N4]-1" office:value-type="float" office:value="8191" calcext:value-type="float">
            <text:p>8191</text:p>
          </table:table-cell>
          <table:table-cell table:style-name="ce16" table:formula="of:=[.O4]-1" office:value-type="float" office:value="16383" calcext:value-type="float">
            <text:p>16383</text:p>
          </table:table-cell>
          <table:table-cell table:style-name="ce16" table:formula="of:=[.P4]-1" office:value-type="float" office:value="32767" calcext:value-type="float">
            <text:p>32767</text:p>
          </table:table-cell>
          <table:table-cell table:style-name="ce16" table:formula="of:=[.Q4]-1" office:value-type="float" office:value="65535" calcext:value-type="float">
            <text:p>65535</text:p>
          </table:table-cell>
          <table:table-cell table:style-name="ce16" table:formula="of:=[.R4]-1" office:value-type="float" office:value="131071" calcext:value-type="float">
            <text:p>131071</text:p>
          </table:table-cell>
          <table:table-cell table:style-name="ce16" table:formula="of:=[.S4]-1" office:value-type="float" office:value="262143" calcext:value-type="float">
            <text:p>262143</text:p>
          </table:table-cell>
          <table:table-cell table:style-name="ce16" table:formula="of:=[.T4]-1" office:value-type="float" office:value="524287" calcext:value-type="float">
            <text:p>524287</text:p>
          </table:table-cell>
          <table:table-cell table:number-columns-repeated="44"/>
        </table:table-row>
        <table:table-row table:style-name="ro1">
          <table:table-cell/>
          <table:table-cell table:style-name="ce17" table:formula="of:=[.B8]/[.B9]" office:value-type="percentage" office:value="1" calcext:value-type="percentage">
            <text:p>100.0%</text:p>
          </table:table-cell>
          <table:table-cell table:style-name="ce17" table:formula="of:=[.C8]/[.C9]" office:value-type="percentage" office:value="0.833333333333333" calcext:value-type="percentage">
            <text:p>83.3%</text:p>
          </table:table-cell>
          <table:table-cell table:style-name="ce17" table:formula="of:=[.D8]/[.D9]" office:value-type="percentage" office:value="0.857142857142857" calcext:value-type="percentage">
            <text:p>85.7%</text:p>
          </table:table-cell>
          <table:table-cell table:style-name="ce17" table:formula="of:=[.E8]/[.E9]" office:value-type="percentage" office:value="0.691666666666667" calcext:value-type="percentage">
            <text:p>69.2%</text:p>
          </table:table-cell>
          <table:table-cell table:style-name="ce17" table:formula="of:=[.F8]/[.F9]" office:value-type="percentage" office:value="0.598790322580645" calcext:value-type="percentage">
            <text:p>59.9%</text:p>
          </table:table-cell>
          <table:table-cell table:style-name="ce17" table:formula="of:=[.G8]/[.G9]" office:value-type="percentage" office:value="0.442460317460317" calcext:value-type="percentage">
            <text:p>44.2%</text:p>
          </table:table-cell>
          <table:table-cell table:style-name="ce17" table:formula="of:=[.H8]/[.H9]" office:value-type="percentage" office:value="0.358267716535433" calcext:value-type="percentage">
            <text:p>35.8%</text:p>
          </table:table-cell>
          <table:table-cell table:style-name="ce17" table:formula="of:=[.I8]/[.I9]" office:value-type="percentage" office:value="0.242218137254902" calcext:value-type="percentage">
            <text:p>24.2%</text:p>
          </table:table-cell>
          <table:table-cell table:style-name="ce17" table:formula="of:=[.J8]/[.J9]" office:value-type="percentage" office:value="0.165706029843444" calcext:value-type="percentage">
            <text:p>16.6%</text:p>
          </table:table-cell>
          <table:table-cell table:style-name="ce17" table:formula="of:=[.K8]/[.K9]" office:value-type="percentage" office:value="0.118357847629521" calcext:value-type="percentage">
            <text:p>11.8%</text:p>
          </table:table-cell>
          <table:table-cell table:style-name="ce17" table:formula="of:=[.L8]/[.L9]" office:value-type="percentage" office:value="0.0706807981191988" calcext:value-type="percentage">
            <text:p>7.1%</text:p>
          </table:table-cell>
          <table:table-cell table:style-name="ce17" table:formula="of:=[.M8]/[.M9]" office:value-type="percentage" office:value="0.0452860290750916" calcext:value-type="percentage">
            <text:p>4.5%</text:p>
          </table:table-cell>
          <table:table-cell table:style-name="ce17" table:formula="of:=[.N8]/[.N9]" office:value-type="percentage" office:value="0.0283650512471768" calcext:value-type="percentage">
            <text:p>2.8%</text:p>
          </table:table-cell>
          <table:table-cell table:style-name="ce17" table:formula="of:=[.O8]/[.O9]" office:value-type="percentage" office:value="0.017213516035105" calcext:value-type="percentage">
            <text:p>1.7%</text:p>
          </table:table-cell>
          <table:table-cell table:style-name="ce17" table:formula="of:=[.P8]/[.P9]" office:value-type="percentage" office:value="0.010270163913007" calcext:value-type="percentage">
            <text:p>1.0%</text:p>
          </table:table-cell>
          <table:table-cell table:style-name="ce17" table:formula="of:=[.Q8]/[.Q9]" office:value-type="percentage" office:value="0.00605037820469263" calcext:value-type="percentage">
            <text:p>0.6%</text:p>
          </table:table-cell>
          <table:table-cell table:style-name="ce17" table:formula="of:=[.R8]/[.R9]" office:value-type="percentage" office:value="0.00349352403445997" calcext:value-type="percentage">
            <text:p>0.3%</text:p>
          </table:table-cell>
          <table:table-cell table:style-name="ce17" table:formula="of:=[.S8]/[.S9]" office:value-type="percentage" office:value="0.00198630704396744" calcext:value-type="percentage">
            <text:p>0.2%</text:p>
          </table:table-cell>
          <table:table-cell table:style-name="ce17" table:formula="of:=[.T8]/[.T9]" office:value-type="percentage" office:value="0.00114686554038723" calcext:value-type="percentage">
            <text:p>0.1%</text:p>
          </table:table-cell>
          <table:table-cell table:style-name="ce11"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M-tree (USE_IS_UNDER=Fal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1024" calcext:value-type="float">
            <text:p>1024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4096" calcext:value-type="float">
            <text:p>4096</text:p>
          </table:table-cell>
          <table:table-cell table:style-name="ce11" office:value-type="float" office:value="8192" calcext:value-type="float">
            <text:p>8192</text:p>
          </table:table-cell>
          <table:table-cell table:style-name="ce11" office:value-type="float" office:value="16384" calcext:value-type="float">
            <text:p>16384</text:p>
          </table:table-cell>
          <table:table-cell table:style-name="ce11" office:value-type="float" office:value="32768" calcext:value-type="float">
            <text:p>32768</text:p>
          </table:table-cell>
          <table:table-cell table:style-name="ce11" office:value-type="float" office:value="65536" calcext:value-type="float">
            <text:p>65536</text:p>
          </table:table-cell>
          <table:table-cell table:style-name="ce11" office:value-type="float" office:value="131072" calcext:value-type="float">
            <text:p>131072</text:p>
          </table:table-cell>
          <table:table-cell table:style-name="ce11" office:value-type="float" office:value="262144" calcext:value-type="float">
            <text:p>262144</text:p>
          </table:table-cell>
          <table:table-cell table:style-name="ce11" office:value-type="float" office:value="524288" calcext:value-type="float">
            <text:p>524288</text:p>
          </table:table-cell>
          <table:table-cell table:style-name="ce11" table:number-columns-repeated="40"/>
          <table:table-cell table:number-columns-repeated="4"/>
        </table:table-row>
        <table:table-row table:style-name="ro1">
          <table:table-cell office:value-type="string" calcext:value-type="string">
            <text:p>n_calc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353" calcext:value-type="float">
            <text:p>353</text:p>
          </table:table-cell>
          <table:table-cell office:value-type="float" office:value="1082" calcext:value-type="float">
            <text:p>1082</text:p>
          </table:table-cell>
          <table:table-cell office:value-type="float" office:value="3406" calcext:value-type="float">
            <text:p>3406</text:p>
          </table:table-cell>
          <table:table-cell office:value-type="float" office:value="11043" calcext:value-type="float">
            <text:p>11043</text:p>
          </table:table-cell>
          <table:table-cell office:value-type="float" office:value="39426" calcext:value-type="float">
            <text:p>39426</text:p>
          </table:table-cell>
          <table:table-cell office:value-type="float" office:value="122150" calcext:value-type="float">
            <text:p>122150</text:p>
          </table:table-cell>
          <table:table-cell office:value-type="float" office:value="416870" calcext:value-type="float">
            <text:p>416870</text:p>
          </table:table-cell>
          <table:table-cell office:value-type="float" office:value="1342445" calcext:value-type="float">
            <text:p>1342445</text:p>
          </table:table-cell>
          <table:table-cell office:value-type="float" office:value="4813159" calcext:value-type="float">
            <text:p>4813159</text:p>
          </table:table-cell>
          <table:table-cell office:value-type="float" office:value="15275449" calcext:value-type="float">
            <text:p>15275449</text:p>
          </table:table-cell>
          <table:table-cell office:value-type="float" office:value="61690937" calcext:value-type="float">
            <text:p>61690937</text:p>
          </table:table-cell>
          <table:table-cell office:value-type="float" office:value="183695001" calcext:value-type="float">
            <text:p>183695001</text:p>
          </table:table-cell>
          <table:table-cell table:number-columns-repeated="4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61" calcext:value-type="float">
            <text:p>361</text:p>
          </table:table-cell>
          <table:table-cell office:value-type="float" office:value="1095" calcext:value-type="float">
            <text:p>1095</text:p>
          </table:table-cell>
          <table:table-cell office:value-type="float" office:value="3558" calcext:value-type="float">
            <text:p>3558</text:p>
          </table:table-cell>
          <table:table-cell office:value-type="float" office:value="11806" calcext:value-type="float">
            <text:p>11806</text:p>
          </table:table-cell>
          <table:table-cell office:value-type="float" office:value="38921" calcext:value-type="float">
            <text:p>38921</text:p>
          </table:table-cell>
          <table:table-cell office:value-type="float" office:value="121776" calcext:value-type="float">
            <text:p>121776</text:p>
          </table:table-cell>
          <table:table-cell office:value-type="float" office:value="409545" calcext:value-type="float">
            <text:p>409545</text:p>
          </table:table-cell>
          <table:table-cell office:value-type="float" office:value="1356591" calcext:value-type="float">
            <text:p>1356591</text:p>
          </table:table-cell>
          <table:table-cell office:value-type="float" office:value="4389659" calcext:value-type="float">
            <text:p>4389659</text:p>
          </table:table-cell>
          <table:table-cell office:value-type="float" office:value="15943377" calcext:value-type="float">
            <text:p>15943377</text:p>
          </table:table-cell>
          <table:table-cell office:value-type="float" office:value="66248395" calcext:value-type="float">
            <text:p>6624839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331" calcext:value-type="float">
            <text:p>331</text:p>
          </table:table-cell>
          <table:table-cell office:value-type="float" office:value="1214" calcext:value-type="float">
            <text:p>1214</text:p>
          </table:table-cell>
          <table:table-cell office:value-type="float" office:value="3457" calcext:value-type="float">
            <text:p>3457</text:p>
          </table:table-cell>
          <table:table-cell office:value-type="float" office:value="12248" calcext:value-type="float">
            <text:p>12248</text:p>
          </table:table-cell>
          <table:table-cell office:value-type="float" office:value="40243" calcext:value-type="float">
            <text:p>40243</text:p>
          </table:table-cell>
          <table:table-cell office:value-type="float" office:value="114525" calcext:value-type="float">
            <text:p>114525</text:p>
          </table:table-cell>
          <table:table-cell office:value-type="float" office:value="383223" calcext:value-type="float">
            <text:p>383223</text:p>
          </table:table-cell>
          <table:table-cell office:value-type="float" office:value="1316705" calcext:value-type="float">
            <text:p>1316705</text:p>
          </table:table-cell>
          <table:table-cell office:value-type="float" office:value="4546598" calcext:value-type="float">
            <text:p>4546598</text:p>
          </table:table-cell>
          <table:table-cell office:value-type="float" office:value="15552581" calcext:value-type="float">
            <text:p>15552581</text:p>
          </table:table-cell>
          <table:table-cell office:value-type="float" office:value="60057972" calcext:value-type="float">
            <text:p>6005797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_calcs_median</text:p>
          </table:table-cell>
          <table:table-cell table:style-name="ce11" table:formula="of:=MEDIAN([.B30:.B32])" office:value-type="float" office:value="1" calcext:value-type="float">
            <text:p>1</text:p>
          </table:table-cell>
          <table:table-cell table:style-name="ce11" table:formula="of:=MEDIAN([.C30:.C32])" office:value-type="float" office:value="6" calcext:value-type="float">
            <text:p>6</text:p>
          </table:table-cell>
          <table:table-cell table:style-name="ce11" table:formula="of:=MEDIAN([.D30:.D32])" office:value-type="float" office:value="28" calcext:value-type="float">
            <text:p>28</text:p>
          </table:table-cell>
          <table:table-cell table:style-name="ce11" table:formula="of:=MEDIAN([.E30:.E32])" office:value-type="float" office:value="100" calcext:value-type="float">
            <text:p>100</text:p>
          </table:table-cell>
          <table:table-cell table:style-name="ce11" table:formula="of:=MEDIAN([.F30:.F32])" office:value-type="float" office:value="353" calcext:value-type="float">
            <text:p>353</text:p>
          </table:table-cell>
          <table:table-cell table:style-name="ce11" table:formula="of:=MEDIAN([.G30:.G32])" office:value-type="float" office:value="1095" calcext:value-type="float">
            <text:p>1095</text:p>
          </table:table-cell>
          <table:table-cell table:style-name="ce11" table:formula="of:=MEDIAN([.H30:.H32])" office:value-type="float" office:value="3457" calcext:value-type="float">
            <text:p>3457</text:p>
          </table:table-cell>
          <table:table-cell table:style-name="ce11" table:formula="of:=MEDIAN([.I30:.I32])" office:value-type="float" office:value="11806" calcext:value-type="float">
            <text:p>11806</text:p>
          </table:table-cell>
          <table:table-cell table:style-name="ce11" table:formula="of:=MEDIAN([.J30:.J32])" office:value-type="float" office:value="39426" calcext:value-type="float">
            <text:p>39426</text:p>
          </table:table-cell>
          <table:table-cell table:style-name="ce11" table:formula="of:=MEDIAN([.K30:.K32])" office:value-type="float" office:value="121776" calcext:value-type="float">
            <text:p>121776</text:p>
          </table:table-cell>
          <table:table-cell table:style-name="ce11" table:formula="of:=MEDIAN([.L30:.L32])" office:value-type="float" office:value="409545" calcext:value-type="float">
            <text:p>409545</text:p>
          </table:table-cell>
          <table:table-cell table:style-name="ce11" table:formula="of:=MEDIAN([.M30:.M32])" office:value-type="float" office:value="1342445" calcext:value-type="float">
            <text:p>1342445</text:p>
          </table:table-cell>
          <table:table-cell table:style-name="ce11" table:formula="of:=MEDIAN([.N30:.N32])" office:value-type="float" office:value="4546598" calcext:value-type="float">
            <text:p>4546598</text:p>
          </table:table-cell>
          <table:table-cell table:style-name="ce11" table:formula="of:=MEDIAN([.O30:.O32])" office:value-type="float" office:value="15552581" calcext:value-type="float">
            <text:p>15552581</text:p>
          </table:table-cell>
          <table:table-cell table:style-name="ce11" table:formula="of:=MEDIAN([.P30:.P32])" office:value-type="float" office:value="61690937" calcext:value-type="float">
            <text:p>61690937</text:p>
          </table:table-cell>
          <table:table-cell table:style-name="ce11" table:formula="of:=MEDIAN([.Q30:.Q32])" office:value-type="float" office:value="183695001" calcext:value-type="float">
            <text:p>183695001</text:p>
          </table:table-cell>
          <table:table-cell table:style-name="ce11" table:formula="of:=MEDIAN([.R30:.R32])" office:value-type="string" office:string-value="" calcext:value-type="error">
            <text:p>#VALUE!</text:p>
          </table:table-cell>
          <table:table-cell table:style-name="ce11" table:formula="of:=MEDIAN([.S30:.S32])" office:value-type="string" office:string-value="" calcext:value-type="error">
            <text:p>#VALUE!</text:p>
          </table:table-cell>
          <table:table-cell table:style-name="ce11" table:formula="of:=MEDIAN([.T30:.T32])" office:value-type="string" office:string-value="" calcext:value-type="error">
            <text:p>#VALUE!</text:p>
          </table:table-cell>
          <table:table-cell table:style-name="ce11" table:number-columns-repeated="44"/>
        </table:table-row>
        <table:table-row table:style-name="ro1">
          <table:table-cell table:style-name="ce4" office:value-type="string" calcext:value-type="string">
            <text:p>n_calcs_ma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8128" calcext:value-type="float">
            <text:p>8128</text:p>
          </table:table-cell>
          <table:table-cell table:style-name="ce4" office:value-type="float" office:value="32640" calcext:value-type="float">
            <text:p>32640</text:p>
          </table:table-cell>
          <table:table-cell table:style-name="ce4" office:value-type="float" office:value="130816" calcext:value-type="float">
            <text:p>130816</text:p>
          </table:table-cell>
          <table:table-cell table:style-name="ce4" office:value-type="float" office:value="523776" calcext:value-type="float">
            <text:p>523776</text:p>
          </table:table-cell>
          <table:table-cell table:style-name="ce4" office:value-type="float" office:value="2096128" calcext:value-type="float">
            <text:p>2096128</text:p>
          </table:table-cell>
          <table:table-cell table:style-name="ce4" office:value-type="float" office:value="8386560" calcext:value-type="float">
            <text:p>8386560</text:p>
          </table:table-cell>
          <table:table-cell table:style-name="ce4" office:value-type="float" office:value="33550336" calcext:value-type="float">
            <text:p>33550336</text:p>
          </table:table-cell>
          <table:table-cell table:style-name="ce4" office:value-type="float" office:value="134209536" calcext:value-type="float">
            <text:p>134209536</text:p>
          </table:table-cell>
          <table:table-cell table:style-name="ce4" office:value-type="float" office:value="536854528" calcext:value-type="float">
            <text:p>536854528</text:p>
          </table:table-cell>
          <table:table-cell table:style-name="ce4" office:value-type="float" office:value="2147450880" calcext:value-type="float">
            <text:p>2147450880</text:p>
          </table:table-cell>
          <table:table-cell table:style-name="ce4" office:value-type="float" office:value="8589869056" calcext:value-type="float">
            <text:p>8589869056</text:p>
          </table:table-cell>
          <table:table-cell table:style-name="ce4" office:value-type="float" office:value="34359607296" calcext:value-type="float">
            <text:p>34359607296</text:p>
          </table:table-cell>
          <table:table-cell table:style-name="ce4" table:number-columns-repeated="41"/>
          <table:table-cell table:number-columns-repeated="4"/>
        </table:table-row>
        <table:table-row table:style-name="ro1">
          <table:table-cell office:value-type="string" calcext:value-type="string">
            <text:p>time [s]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0.003617" calcext:value-type="float">
            <text:p>0.003617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0.022146" calcext:value-type="float">
            <text:p>0.022146</text:p>
          </table:table-cell>
          <table:table-cell office:value-type="float" office:value="0.056752" calcext:value-type="float">
            <text:p>0.056752</text:p>
          </table:table-cell>
          <table:table-cell office:value-type="float" office:value="0.127514" calcext:value-type="float">
            <text:p>0.127514</text:p>
          </table:table-cell>
          <table:table-cell office:value-type="float" office:value="0.405478" calcext:value-type="float">
            <text:p>0.405478</text:p>
          </table:table-cell>
          <table:table-cell office:value-type="float" office:value="1.113" calcext:value-type="float">
            <text:p>1.113</text:p>
          </table:table-cell>
          <table:table-cell office:value-type="float" office:value="3.648" calcext:value-type="float">
            <text:p>3.648</text:p>
          </table:table-cell>
          <table:table-cell office:value-type="float" office:value="10.936" calcext:value-type="float">
            <text:p>10.936</text:p>
          </table:table-cell>
          <table:table-cell office:value-type="float" office:value="37.432" calcext:value-type="float">
            <text:p>37.432</text:p>
          </table:table-cell>
          <table:table-cell table:formula="of:=2*60+18" office:value-type="float" office:value="138" calcext:value-type="float">
            <text:p>138</text:p>
          </table:table-cell>
          <table:table-cell table:formula="of:=11*60+8" office:value-type="float" office:value="668" calcext:value-type="float">
            <text:p>668</text:p>
          </table:table-cell>
          <table:table-cell table:formula="of:=29*60+21" office:value-type="float" office:value="1761" calcext:value-type="float">
            <text:p>1761</text:p>
          </table:table-cell>
          <table:table-cell table:number-columns-repeated="47"/>
        </table:table-row>
        <table:table-row table:style-name="ro1">
          <table:table-cell/>
          <table:table-cell office:value-type="float" office:value="0.000328" calcext:value-type="float">
            <text:p>0.000328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8014" calcext:value-type="float">
            <text:p>0.008014</text:p>
          </table:table-cell>
          <table:table-cell office:value-type="float" office:value="0.019199" calcext:value-type="float">
            <text:p>0.019199</text:p>
          </table:table-cell>
          <table:table-cell office:value-type="float" office:value="0.052178" calcext:value-type="float">
            <text:p>0.052178</text:p>
          </table:table-cell>
          <table:table-cell office:value-type="float" office:value="0.136471" calcext:value-type="float">
            <text:p>0.136471</text:p>
          </table:table-cell>
          <table:table-cell office:value-type="float" office:value="0.382672" calcext:value-type="float">
            <text:p>0.382672</text:p>
          </table:table-cell>
          <table:table-cell office:value-type="float" office:value="1.113" calcext:value-type="float">
            <text:p>1.113</text:p>
          </table:table-cell>
          <table:table-cell office:value-type="float" office:value="3.658" calcext:value-type="float">
            <text:p>3.658</text:p>
          </table:table-cell>
          <table:table-cell office:value-type="float" office:value="11.176" calcext:value-type="float">
            <text:p>11.176</text:p>
          </table:table-cell>
          <table:table-cell office:value-type="float" office:value="33.441" calcext:value-type="float">
            <text:p>33.441</text:p>
          </table:table-cell>
          <table:table-cell table:formula="of:=2*60+14" office:value-type="float" office:value="134" calcext:value-type="float">
            <text:p>134</text:p>
          </table:table-cell>
          <table:table-cell table:formula="of:=9*60+56" office:value-type="float" office:value="596" calcext:value-type="float">
            <text:p>59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0.00037" calcext:value-type="float">
            <text:p>0.00037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1238" calcext:value-type="float">
            <text:p>0.001238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07477" calcext:value-type="float">
            <text:p>0.007477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53595" calcext:value-type="float">
            <text:p>0.053595</text:p>
          </table:table-cell>
          <table:table-cell office:value-type="float" office:value="0.131807" calcext:value-type="float">
            <text:p>0.131807</text:p>
          </table:table-cell>
          <table:table-cell office:value-type="float" office:value="0.374893" calcext:value-type="float">
            <text:p>0.374893</text:p>
          </table:table-cell>
          <table:table-cell office:value-type="float" office:value="1.077" calcext:value-type="float">
            <text:p>1.077</text:p>
          </table:table-cell>
          <table:table-cell office:value-type="float" office:value="3.263" calcext:value-type="float">
            <text:p>3.263</text:p>
          </table:table-cell>
          <table:table-cell office:value-type="float" office:value="11.322" calcext:value-type="float">
            <text:p>11.322</text:p>
          </table:table-cell>
          <table:table-cell office:value-type="float" office:value="34.567" calcext:value-type="float">
            <text:p>34.567</text:p>
          </table:table-cell>
          <table:table-cell table:formula="of:=2*60+17" office:value-type="float" office:value="137" calcext:value-type="float">
            <text:p>137</text:p>
          </table:table-cell>
          <table:table-cell table:formula="of:=8*60+57" office:value-type="float" office:value="537" calcext:value-type="float">
            <text:p>537</text:p>
          </table:table-cell>
          <table:table-cell table:number-columns-repeated="48"/>
        </table:table-row>
        <table:table-row table:style-name="ro1">
          <table:table-cell/>
          <table:table-cell table:style-name="ce17" table:formula="of:=[.B33]/[.B34]" office:value-type="percentage" office:value="1" calcext:value-type="percentage">
            <text:p>100.0%</text:p>
          </table:table-cell>
          <table:table-cell table:style-name="ce17" table:formula="of:=[.C33]/[.C34]" office:value-type="percentage" office:value="1" calcext:value-type="percentage">
            <text:p>100.0%</text:p>
          </table:table-cell>
          <table:table-cell table:style-name="ce17" table:formula="of:=[.D33]/[.D34]" office:value-type="percentage" office:value="1" calcext:value-type="percentage">
            <text:p>100.0%</text:p>
          </table:table-cell>
          <table:table-cell table:style-name="ce17" table:formula="of:=[.E33]/[.E34]" office:value-type="percentage" office:value="0.833333333333333" calcext:value-type="percentage">
            <text:p>83.3%</text:p>
          </table:table-cell>
          <table:table-cell table:style-name="ce17" table:formula="of:=[.F33]/[.F34]" office:value-type="percentage" office:value="0.711693548387097" calcext:value-type="percentage">
            <text:p>71.2%</text:p>
          </table:table-cell>
          <table:table-cell table:style-name="ce17" table:formula="of:=[.G33]/[.G34]" office:value-type="percentage" office:value="0.543154761904762" calcext:value-type="percentage">
            <text:p>54.3%</text:p>
          </table:table-cell>
          <table:table-cell table:style-name="ce17" table:formula="of:=[.H33]/[.H34]" office:value-type="percentage" office:value="0.425319881889764" calcext:value-type="percentage">
            <text:p>42.5%</text:p>
          </table:table-cell>
          <table:table-cell table:style-name="ce17" table:formula="of:=[.I33]/[.I34]" office:value-type="percentage" office:value="0.361703431372549" calcext:value-type="percentage">
            <text:p>36.2%</text:p>
          </table:table-cell>
          <table:table-cell table:style-name="ce17" table:formula="of:=[.J33]/[.J34]" office:value-type="percentage" office:value="0.301385151663405" calcext:value-type="percentage">
            <text:p>30.1%</text:p>
          </table:table-cell>
          <table:table-cell table:style-name="ce17" table:formula="of:=[.K33]/[.K34]" office:value-type="percentage" office:value="0.23249633431085" calcext:value-type="percentage">
            <text:p>23.2%</text:p>
          </table:table-cell>
          <table:table-cell table:style-name="ce17" table:formula="of:=[.L33]/[.L34]" office:value-type="percentage" office:value="0.195381675164875" calcext:value-type="percentage">
            <text:p>19.5%</text:p>
          </table:table-cell>
          <table:table-cell table:style-name="ce17" table:formula="of:=[.M33]/[.M34]" office:value-type="percentage" office:value="0.160070994543651" calcext:value-type="percentage">
            <text:p>16.0%</text:p>
          </table:table-cell>
          <table:table-cell table:style-name="ce17" table:formula="of:=[.N33]/[.N34]" office:value-type="percentage" office:value="0.135515721809761" calcext:value-type="percentage">
            <text:p>13.6%</text:p>
          </table:table-cell>
          <table:table-cell table:style-name="ce17" table:formula="of:=[.O33]/[.O34]" office:value-type="percentage" office:value="0.115882831157393" calcext:value-type="percentage">
            <text:p>11.6%</text:p>
          </table:table-cell>
          <table:table-cell table:style-name="ce17" table:formula="of:=[.P33]/[.P34]" office:value-type="percentage" office:value="0.114911831385354" calcext:value-type="percentage">
            <text:p>11.5%</text:p>
          </table:table-cell>
          <table:table-cell table:style-name="ce17" table:formula="of:=[.Q33]/[.Q34]" office:value-type="percentage" office:value="0.0855409558890586" calcext:value-type="percentage">
            <text:p>8.6%</text:p>
          </table:table-cell>
          <table:table-cell table:style-name="ce17" table:formula="of:=[.R33]/[.R34]" office:value-type="string" office:string-value="" calcext:value-type="error">
            <text:p>#VALUE!</text:p>
          </table:table-cell>
          <table:table-cell table:style-name="ce17" table:formula="of:=[.S33]/[.S34]" office:value-type="string" office:string-value="" calcext:value-type="error">
            <text:p>#VALUE!</text:p>
          </table:table-cell>
          <table:table-cell table:style-name="ce17" table:formula="of:=[.T33]/[.T34]" office:value-type="string" office:string-value="" calcext:value-type="error">
            <text:p>#VALUE!</text:p>
          </table:table-cell>
          <table:table-cell table:style-name="ce11" table:number-columns-repeated="44"/>
        </table:table-row>
        <table:table-row table:style-name="ro1">
          <table:table-cell table:number-columns-repeated="16"/>
          <table:table-cell office:value-type="string" calcext:value-type="string">
            <text:p>12761MB</text:p>
          </table:table-cell>
          <table:table-cell table:number-columns-repeated="47"/>
        </table:table-row>
        <table:table-row table:style-name="ro1">
          <table:table-cell table:style-name="ce3" office:value-type="string" calcext:value-type="string">
            <text:p>M-tree (USE_IS_UNDER=Tru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1024" calcext:value-type="float">
            <text:p>1024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4096" calcext:value-type="float">
            <text:p>4096</text:p>
          </table:table-cell>
          <table:table-cell table:style-name="ce11" office:value-type="float" office:value="8192" calcext:value-type="float">
            <text:p>8192</text:p>
          </table:table-cell>
          <table:table-cell table:style-name="ce11" office:value-type="float" office:value="16384" calcext:value-type="float">
            <text:p>16384</text:p>
          </table:table-cell>
          <table:table-cell table:style-name="ce11" office:value-type="float" office:value="32768" calcext:value-type="float">
            <text:p>32768</text:p>
          </table:table-cell>
          <table:table-cell table:style-name="ce11" office:value-type="float" office:value="65536" calcext:value-type="float">
            <text:p>65536</text:p>
          </table:table-cell>
          <table:table-cell table:style-name="ce11" office:value-type="float" office:value="131072" calcext:value-type="float">
            <text:p>131072</text:p>
          </table:table-cell>
          <table:table-cell table:style-name="ce11" office:value-type="float" office:value="262144" calcext:value-type="float">
            <text:p>262144</text:p>
          </table:table-cell>
          <table:table-cell table:style-name="ce11" office:value-type="float" office:value="524288" calcext:value-type="float">
            <text:p>524288</text:p>
          </table:table-cell>
          <table:table-cell table:style-name="ce11" table:number-columns-repeated="40"/>
          <table:table-cell table:number-columns-repeated="4"/>
        </table:table-row>
        <table:table-row table:style-name="ro1">
          <table:table-cell office:value-type="string" calcext:value-type="string">
            <text:p>n_calc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291" calcext:value-type="float">
            <text:p>291</text:p>
          </table:table-cell>
          <table:table-cell office:value-type="float" office:value="1039" calcext:value-type="float">
            <text:p>1039</text:p>
          </table:table-cell>
          <table:table-cell office:value-type="float" office:value="3485" calcext:value-type="float">
            <text:p>3485</text:p>
          </table:table-cell>
          <table:table-cell office:value-type="float" office:value="9807" calcext:value-type="float">
            <text:p>9807</text:p>
          </table:table-cell>
          <table:table-cell office:value-type="float" office:value="30129" calcext:value-type="float">
            <text:p>30129</text:p>
          </table:table-cell>
          <table:table-cell office:value-type="float" office:value="90747" calcext:value-type="float">
            <text:p>90747</text:p>
          </table:table-cell>
          <table:table-cell office:value-type="float" office:value="314318" calcext:value-type="float">
            <text:p>314318</text:p>
          </table:table-cell>
          <table:table-cell office:value-type="float" office:value="836261" calcext:value-type="float">
            <text:p>836261</text:p>
          </table:table-cell>
          <table:table-cell office:value-type="float" office:value="2805941" calcext:value-type="float">
            <text:p>2805941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328" calcext:value-type="float">
            <text:p>328</text:p>
          </table:table-cell>
          <table:table-cell office:value-type="float" office:value="937" calcext:value-type="float">
            <text:p>937</text:p>
          </table:table-cell>
          <table:table-cell office:value-type="float" office:value="2996" calcext:value-type="float">
            <text:p>2996</text:p>
          </table:table-cell>
          <table:table-cell office:value-type="float" office:value="9249" calcext:value-type="float">
            <text:p>9249</text:p>
          </table:table-cell>
          <table:table-cell office:value-type="float" office:value="30500" calcext:value-type="float">
            <text:p>30500</text:p>
          </table:table-cell>
          <table:table-cell office:value-type="float" office:value="97309" calcext:value-type="float">
            <text:p>97309</text:p>
          </table:table-cell>
          <table:table-cell office:value-type="float" office:value="328558" calcext:value-type="float">
            <text:p>328558</text:p>
          </table:table-cell>
          <table:table-cell office:value-type="float" office:value="974132" calcext:value-type="float">
            <text:p>974132</text:p>
          </table:table-cell>
          <table:table-cell office:value-type="float" office:value="2948451" calcext:value-type="float">
            <text:p>2948451</text:p>
          </table:table-cell>
          <table:table-cell table:number-columns-repeated="5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286" calcext:value-type="float">
            <text:p>286</text:p>
          </table:table-cell>
          <table:table-cell office:value-type="float" office:value="1032" calcext:value-type="float">
            <text:p>1032</text:p>
          </table:table-cell>
          <table:table-cell office:value-type="float" office:value="3072" calcext:value-type="float">
            <text:p>3072</text:p>
          </table:table-cell>
          <table:table-cell office:value-type="float" office:value="10442" calcext:value-type="float">
            <text:p>10442</text:p>
          </table:table-cell>
          <table:table-cell office:value-type="float" office:value="31345" calcext:value-type="float">
            <text:p>31345</text:p>
          </table:table-cell>
          <table:table-cell office:value-type="float" office:value="97449" calcext:value-type="float">
            <text:p>97449</text:p>
          </table:table-cell>
          <table:table-cell office:value-type="float" office:value="325504" calcext:value-type="float">
            <text:p>325504</text:p>
          </table:table-cell>
          <table:table-cell office:value-type="float" office:value="971651" calcext:value-type="float">
            <text:p>971651</text:p>
          </table:table-cell>
          <table:table-cell office:value-type="float" office:value="2779812" calcext:value-type="float">
            <text:p>277981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n_calcs_median</text:p>
          </table:table-cell>
          <table:table-cell table:style-name="ce11" table:formula="of:=MEDIAN([.B42:.B44])" office:value-type="float" office:value="1" calcext:value-type="float">
            <text:p>1</text:p>
          </table:table-cell>
          <table:table-cell table:style-name="ce11" table:formula="of:=MEDIAN([.C42:.C44])" office:value-type="float" office:value="6" calcext:value-type="float">
            <text:p>6</text:p>
          </table:table-cell>
          <table:table-cell table:style-name="ce11" table:formula="of:=MEDIAN([.D42:.D44])" office:value-type="float" office:value="25" calcext:value-type="float">
            <text:p>25</text:p>
          </table:table-cell>
          <table:table-cell table:style-name="ce11" table:formula="of:=MEDIAN([.E42:.E44])" office:value-type="float" office:value="94" calcext:value-type="float">
            <text:p>94</text:p>
          </table:table-cell>
          <table:table-cell table:style-name="ce11" table:formula="of:=MEDIAN([.F42:.F44])" office:value-type="float" office:value="291" calcext:value-type="float">
            <text:p>291</text:p>
          </table:table-cell>
          <table:table-cell table:style-name="ce11" table:formula="of:=MEDIAN([.G42:.G44])" office:value-type="float" office:value="1032" calcext:value-type="float">
            <text:p>1032</text:p>
          </table:table-cell>
          <table:table-cell table:style-name="ce11" table:formula="of:=MEDIAN([.H42:.H44])" office:value-type="float" office:value="3072" calcext:value-type="float">
            <text:p>3072</text:p>
          </table:table-cell>
          <table:table-cell table:style-name="ce11" table:formula="of:=MEDIAN([.I42:.I44])" office:value-type="float" office:value="9807" calcext:value-type="float">
            <text:p>9807</text:p>
          </table:table-cell>
          <table:table-cell table:style-name="ce11" table:formula="of:=MEDIAN([.J42:.J44])" office:value-type="float" office:value="30500" calcext:value-type="float">
            <text:p>30500</text:p>
          </table:table-cell>
          <table:table-cell table:style-name="ce11" table:formula="of:=MEDIAN([.K42:.K44])" office:value-type="float" office:value="97309" calcext:value-type="float">
            <text:p>97309</text:p>
          </table:table-cell>
          <table:table-cell table:style-name="ce11" table:formula="of:=MEDIAN([.L42:.L44])" office:value-type="float" office:value="325504" calcext:value-type="float">
            <text:p>325504</text:p>
          </table:table-cell>
          <table:table-cell table:style-name="ce11" table:formula="of:=MEDIAN([.M42:.M44])" office:value-type="float" office:value="971651" calcext:value-type="float">
            <text:p>971651</text:p>
          </table:table-cell>
          <table:table-cell table:style-name="ce11" table:formula="of:=MEDIAN([.N42:.N44])" office:value-type="float" office:value="2805941" calcext:value-type="float">
            <text:p>2805941</text:p>
          </table:table-cell>
          <table:table-cell table:style-name="ce11" table:formula="of:=MEDIAN([.O42:.O44])" office:value-type="string" office:string-value="" calcext:value-type="error">
            <text:p>#VALUE!</text:p>
          </table:table-cell>
          <table:table-cell table:style-name="ce11" table:formula="of:=MEDIAN([.P42:.P44])" office:value-type="string" office:string-value="" calcext:value-type="error">
            <text:p>#VALUE!</text:p>
          </table:table-cell>
          <table:table-cell table:style-name="ce11" table:formula="of:=MEDIAN([.Q42:.Q44])" office:value-type="string" office:string-value="" calcext:value-type="error">
            <text:p>#VALUE!</text:p>
          </table:table-cell>
          <table:table-cell table:style-name="ce11" table:formula="of:=MEDIAN([.R42:.R44])" office:value-type="string" office:string-value="" calcext:value-type="error">
            <text:p>#VALUE!</text:p>
          </table:table-cell>
          <table:table-cell table:style-name="ce11" table:formula="of:=MEDIAN([.S42:.S44])" office:value-type="string" office:string-value="" calcext:value-type="error">
            <text:p>#VALUE!</text:p>
          </table:table-cell>
          <table:table-cell table:style-name="ce11" table:formula="of:=MEDIAN([.T42:.T44])" office:value-type="string" office:string-value="" calcext:value-type="error">
            <text:p>#VALUE!</text:p>
          </table:table-cell>
          <table:table-cell table:style-name="ce11" table:number-columns-repeated="44"/>
        </table:table-row>
        <table:table-row table:style-name="ro1">
          <table:table-cell table:style-name="ce4" office:value-type="string" calcext:value-type="string">
            <text:p>n_calcs_ma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float" office:value="8128" calcext:value-type="float">
            <text:p>8128</text:p>
          </table:table-cell>
          <table:table-cell table:style-name="ce4" office:value-type="float" office:value="32640" calcext:value-type="float">
            <text:p>32640</text:p>
          </table:table-cell>
          <table:table-cell table:style-name="ce4" office:value-type="float" office:value="130816" calcext:value-type="float">
            <text:p>130816</text:p>
          </table:table-cell>
          <table:table-cell table:style-name="ce4" office:value-type="float" office:value="523776" calcext:value-type="float">
            <text:p>523776</text:p>
          </table:table-cell>
          <table:table-cell table:style-name="ce4" office:value-type="float" office:value="2096128" calcext:value-type="float">
            <text:p>2096128</text:p>
          </table:table-cell>
          <table:table-cell table:style-name="ce4" office:value-type="float" office:value="8386560" calcext:value-type="float">
            <text:p>8386560</text:p>
          </table:table-cell>
          <table:table-cell table:style-name="ce4" office:value-type="float" office:value="33550336" calcext:value-type="float">
            <text:p>33550336</text:p>
          </table:table-cell>
          <table:table-cell table:style-name="ce4" office:value-type="float" office:value="134209536" calcext:value-type="float">
            <text:p>134209536</text:p>
          </table:table-cell>
          <table:table-cell table:style-name="ce4" office:value-type="float" office:value="536854528" calcext:value-type="float">
            <text:p>536854528</text:p>
          </table:table-cell>
          <table:table-cell table:style-name="ce4" office:value-type="float" office:value="2147450880" calcext:value-type="float">
            <text:p>2147450880</text:p>
          </table:table-cell>
          <table:table-cell table:style-name="ce4" office:value-type="float" office:value="8589869056" calcext:value-type="float">
            <text:p>8589869056</text:p>
          </table:table-cell>
          <table:table-cell table:style-name="ce4" office:value-type="float" office:value="34359607296" calcext:value-type="float">
            <text:p>34359607296</text:p>
          </table:table-cell>
          <table:table-cell table:style-name="ce4" table:number-columns-repeated="41"/>
          <table:table-cell table:number-columns-repeated="4"/>
        </table:table-row>
        <table:table-row table:style-name="ro1">
          <table:table-cell office:value-type="string" calcext:value-type="string">
            <text:p>time [s]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03758" calcext:value-type="float">
            <text:p>0.003758</text:p>
          </table:table-cell>
          <table:table-cell office:value-type="float" office:value="0.007287" calcext:value-type="float">
            <text:p>0.007287</text:p>
          </table:table-cell>
          <table:table-cell office:value-type="float" office:value="0.024198" calcext:value-type="float">
            <text:p>0.024198</text:p>
          </table:table-cell>
          <table:table-cell office:value-type="float" office:value="0.066434" calcext:value-type="float">
            <text:p>0.066434</text:p>
          </table:table-cell>
          <table:table-cell office:value-type="float" office:value="0.164" calcext:value-type="float">
            <text:p>0.164</text:p>
          </table:table-cell>
          <table:table-cell office:value-type="float" office:value="0.5" calcext:value-type="float">
            <text:p>0.5</text:p>
          </table:table-cell>
          <table:table-cell office:value-type="float" office:value="1.535" calcext:value-type="float">
            <text:p>1.535</text:p>
          </table:table-cell>
          <table:table-cell office:value-type="float" office:value="6.697" calcext:value-type="float">
            <text:p>6.697</text:p>
          </table:table-cell>
          <table:table-cell office:value-type="float" office:value="21.605" calcext:value-type="float">
            <text:p>21.605</text:p>
          </table:table-cell>
          <table:table-cell table:formula="of:=2*60"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0332" calcext:value-type="float">
            <text:p>0.000332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8497" calcext:value-type="float">
            <text:p>0.008497</text:p>
          </table:table-cell>
          <table:table-cell office:value-type="float" office:value="0.02138" calcext:value-type="float">
            <text:p>0.02138</text:p>
          </table:table-cell>
          <table:table-cell office:value-type="float" office:value="0.05477" calcext:value-type="float">
            <text:p>0.0547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82" calcext:value-type="float">
            <text:p>0.482</text:p>
          </table:table-cell>
          <table:table-cell office:value-type="float" office:value="1.741" calcext:value-type="float">
            <text:p>1.741</text:p>
          </table:table-cell>
          <table:table-cell office:value-type="float" office:value="7.218" calcext:value-type="float">
            <text:p>7.218</text:p>
          </table:table-cell>
          <table:table-cell office:value-type="float" office:value="29.231" calcext:value-type="float">
            <text:p>29.231</text:p>
          </table:table-cell>
          <table:table-cell table:formula="of:=2*60+14" office:value-type="float" office:value="134" calcext:value-type="float">
            <text:p>134</text:p>
          </table:table-cell>
          <table:table-cell table:number-columns-repeated="50"/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8044" calcext:value-type="float">
            <text:p>0.008044</text:p>
          </table:table-cell>
          <table:table-cell office:value-type="float" office:value="0.021353" calcext:value-type="float">
            <text:p>0.021353</text:p>
          </table:table-cell>
          <table:table-cell office:value-type="float" office:value="0.055974" calcext:value-type="float">
            <text:p>0.055974</text:p>
          </table:table-cell>
          <table:table-cell office:value-type="float" office:value="0.182" calcext:value-type="float">
            <text:p>0.182</text:p>
          </table:table-cell>
          <table:table-cell office:value-type="float" office:value="0.529" calcext:value-type="float">
            <text:p>0.529</text:p>
          </table:table-cell>
          <table:table-cell office:value-type="float" office:value="1.745" calcext:value-type="float">
            <text:p>1.745</text:p>
          </table:table-cell>
          <table:table-cell office:value-type="float" office:value="7.218" calcext:value-type="float">
            <text:p>7.218</text:p>
          </table:table-cell>
          <table:table-cell office:value-type="float" office:value="27.953" calcext:value-type="float">
            <text:p>27.953</text:p>
          </table:table-cell>
          <table:table-cell table:formula="of:=1*60+53" office:value-type="float" office:value="113" calcext:value-type="float">
            <text:p>113</text:p>
          </table:table-cell>
          <table:table-cell table:number-columns-repeated="50"/>
        </table:table-row>
        <table:table-row table:style-name="ro1">
          <table:table-cell/>
          <table:table-cell table:style-name="ce17" table:formula="of:=[.B45]/[.B46]" office:value-type="percentage" office:value="1" calcext:value-type="percentage">
            <text:p>100.0%</text:p>
          </table:table-cell>
          <table:table-cell table:style-name="ce17" table:formula="of:=[.C45]/[.C46]" office:value-type="percentage" office:value="1" calcext:value-type="percentage">
            <text:p>100.0%</text:p>
          </table:table-cell>
          <table:table-cell table:style-name="ce17" table:formula="of:=[.D45]/[.D46]" office:value-type="percentage" office:value="0.892857142857143" calcext:value-type="percentage">
            <text:p>89.3%</text:p>
          </table:table-cell>
          <table:table-cell table:style-name="ce17" table:formula="of:=[.E45]/[.E46]" office:value-type="percentage" office:value="0.783333333333333" calcext:value-type="percentage">
            <text:p>78.3%</text:p>
          </table:table-cell>
          <table:table-cell table:style-name="ce17" table:formula="of:=[.F45]/[.F46]" office:value-type="percentage" office:value="0.586693548387097" calcext:value-type="percentage">
            <text:p>58.7%</text:p>
          </table:table-cell>
          <table:table-cell table:style-name="ce17" table:formula="of:=[.G45]/[.G46]" office:value-type="percentage" office:value="0.511904761904762" calcext:value-type="percentage">
            <text:p>51.2%</text:p>
          </table:table-cell>
          <table:table-cell table:style-name="ce17" table:formula="of:=[.H45]/[.H46]" office:value-type="percentage" office:value="0.377952755905512" calcext:value-type="percentage">
            <text:p>37.8%</text:p>
          </table:table-cell>
          <table:table-cell table:style-name="ce17" table:formula="of:=[.I45]/[.I46]" office:value-type="percentage" office:value="0.300459558823529" calcext:value-type="percentage">
            <text:p>30.0%</text:p>
          </table:table-cell>
          <table:table-cell table:style-name="ce17" table:formula="of:=[.J45]/[.J46]" office:value-type="percentage" office:value="0.233151908023483" calcext:value-type="percentage">
            <text:p>23.3%</text:p>
          </table:table-cell>
          <table:table-cell table:style-name="ce17" table:formula="of:=[.K45]/[.K46]" office:value-type="percentage" office:value="0.185783617424242" calcext:value-type="percentage">
            <text:p>18.6%</text:p>
          </table:table-cell>
          <table:table-cell table:style-name="ce17" table:formula="of:=[.L45]/[.L46]" office:value-type="percentage" office:value="0.15528822667318" calcext:value-type="percentage">
            <text:p>15.5%</text:p>
          </table:table-cell>
          <table:table-cell table:style-name="ce17" table:formula="of:=[.M45]/[.M46]" office:value-type="percentage" office:value="0.115858111072955" calcext:value-type="percentage">
            <text:p>11.6%</text:p>
          </table:table-cell>
          <table:table-cell table:style-name="ce17" table:formula="of:=[.N45]/[.N46]" office:value-type="percentage" office:value="0.0836337674829844" calcext:value-type="percentage">
            <text:p>8.4%</text:p>
          </table:table-cell>
          <table:table-cell table:style-name="ce17" table:formula="of:=[.O45]/[.O46]" office:value-type="string" office:string-value="" calcext:value-type="error">
            <text:p>#VALUE!</text:p>
          </table:table-cell>
          <table:table-cell table:style-name="ce17" table:formula="of:=[.P45]/[.P46]" office:value-type="string" office:string-value="" calcext:value-type="error">
            <text:p>#VALUE!</text:p>
          </table:table-cell>
          <table:table-cell table:style-name="ce17" table:formula="of:=[.Q45]/[.Q46]" office:value-type="string" office:string-value="" calcext:value-type="error">
            <text:p>#VALUE!</text:p>
          </table:table-cell>
          <table:table-cell table:style-name="ce17" table:formula="of:=[.R45]/[.R46]" office:value-type="string" office:string-value="" calcext:value-type="error">
            <text:p>#VALUE!</text:p>
          </table:table-cell>
          <table:table-cell table:style-name="ce17" table:formula="of:=[.S45]/[.S46]" office:value-type="string" office:string-value="" calcext:value-type="error">
            <text:p>#VALUE!</text:p>
          </table:table-cell>
          <table:table-cell table:style-name="ce17" table:formula="of:=[.T45]/[.T46]" office:value-type="string" office:string-value="" calcext:value-type="error">
            <text:p>#VALUE!</text:p>
          </table:table-cell>
          <table:table-cell table:style-name="ce11" table:number-columns-repeated="44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0"/>
          <table:table-cell table:formula="of:=26000*500*4*10 / 1000000" office:value-type="float" office:value="520" calcext:value-type="float">
            <text:p>520</text:p>
          </table:table-cell>
          <table:table-cell table:number-columns-repeated="43"/>
        </table:table-row>
        <table:table-row table:style-name="ro1" table:number-rows-repeated="10485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lexity-graphs" table:style-name="ta1">
        <table:shapes>
          <draw:frame draw:z-index="0" draw:style-name="gr1" draw:text-style-name="P1" svg:width="10.2949in" svg:height="5.7906in" svg:x="1.6323in" svg:y="3.4189in">
            <draw:object draw:notify-on-update-of-ranges="'Complexity-graphs'.C2:'Complexity-graphs'.U2 'Complexity-graphs'.B3:'Complexity-graphs'.B3 'Complexity-graphs'.C3:'Complexity-graphs'.U3 'Complexity-graphs'.C2:'Complexity-graphs'.U2 'Complexity-graphs'.B4:'Complexity-graphs'.B4 'Complexity-graphs'.C4:'Complexity-graphs'.U4 'Complexity-graphs'.C2:'Complexity-graphs'.U2 'Complexity-graphs'.B5:'Complexity-graphs'.B5 'Complexity-graphs'.C5:'Complexity-graphs'.U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4228in" svg:height="5.8642in" svg:x="12.1902in" svg:y="3.5866in">
            <draw:object draw:notify-on-update-of-ranges="'Complexity-graphs'.C15:'Complexity-graphs'.T15 'Complexity-graphs'.C16:'Complexity-graphs'.T16 'Complexity-graphs'.C15:'Complexity-graphs'.T15 'Complexity-graphs'.C17:'Complexity-graphs'.T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ce5"/>
        <table:table-column table:style-name="co10" table:number-columns-repeated="13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7" table:number-columns-repeated="43" table:default-cell-style-name="Default"/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table:style-name="ce11" office:value-type="string" calcext:value-type="string">
            <text:p>n</text:p>
          </table:table-cell>
          <table:table-cell table:style-name="ce11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128" calcext:value-type="float">
            <text:p>128</text:p>
          </table:table-cell>
          <table:table-cell table:style-name="ce20" office:value-type="float" office:value="256" calcext:value-type="float">
            <text:p>256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2048" calcext:value-type="float">
            <text:p>2048</text:p>
          </table:table-cell>
          <table:table-cell table:style-name="ce20" office:value-type="float" office:value="4096" calcext:value-type="float">
            <text:p>4096</text:p>
          </table:table-cell>
          <table:table-cell table:style-name="ce20" office:value-type="float" office:value="8192" calcext:value-type="float">
            <text:p>8192</text:p>
          </table:table-cell>
          <table:table-cell table:style-name="ce20" office:value-type="float" office:value="16384" calcext:value-type="float">
            <text:p>16384</text:p>
          </table:table-cell>
          <table:table-cell table:style-name="ce20" office:value-type="float" office:value="32768" calcext:value-type="float">
            <text:p>32768</text:p>
          </table:table-cell>
          <table:table-cell table:style-name="ce20" office:value-type="float" office:value="65536" calcext:value-type="float">
            <text:p>65536</text:p>
          </table:table-cell>
          <table:table-cell table:style-name="ce20" office:value-type="float" office:value="131072" calcext:value-type="float">
            <text:p>131072</text:p>
          </table:table-cell>
          <table:table-cell table:style-name="ce20" office:value-type="float" office:value="262144" calcext:value-type="float">
            <text:p>262144</text:p>
          </table:table-cell>
          <table:table-cell table:style-name="ce20" office:value-type="float" office:value="524288" calcext:value-type="float">
            <text:p>524288</text:p>
          </table:table-cell>
          <table:table-cell table:style-name="ce11" table:number-columns-repeated="40"/>
          <table:table-cell table:number-columns-repeated="3"/>
        </table:table-row>
        <table:table-row table:style-name="ro1">
          <table:table-cell table:style-name="ce4" office:value-type="string" calcext:value-type="string">
            <text:p>n_calcs_max</text:p>
          </table:table-cell>
          <table:table-cell table:style-name="ce4" office:value-type="string" calcext:value-type="string">
            <text:p>Baselin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496" calcext:value-type="float">
            <text:p>496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8128" calcext:value-type="float">
            <text:p>8128</text:p>
          </table:table-cell>
          <table:table-cell table:style-name="ce21" office:value-type="float" office:value="32640" calcext:value-type="float">
            <text:p>32640</text:p>
          </table:table-cell>
          <table:table-cell table:style-name="ce21" office:value-type="float" office:value="130816" calcext:value-type="float">
            <text:p>130816</text:p>
          </table:table-cell>
          <table:table-cell table:style-name="ce21" office:value-type="float" office:value="523776" calcext:value-type="float">
            <text:p>523776</text:p>
          </table:table-cell>
          <table:table-cell table:style-name="ce21" office:value-type="float" office:value="2096128" calcext:value-type="float">
            <text:p>2096128</text:p>
          </table:table-cell>
          <table:table-cell table:style-name="ce21" office:value-type="float" office:value="8386560" calcext:value-type="float">
            <text:p>8386560</text:p>
          </table:table-cell>
          <table:table-cell table:style-name="ce21" office:value-type="float" office:value="33550336" calcext:value-type="float">
            <text:p>33550336</text:p>
          </table:table-cell>
          <table:table-cell table:style-name="ce21" office:value-type="float" office:value="134209536" calcext:value-type="float">
            <text:p>134209536</text:p>
          </table:table-cell>
          <table:table-cell table:style-name="ce21" office:value-type="float" office:value="536854528" calcext:value-type="float">
            <text:p>536854528</text:p>
          </table:table-cell>
          <table:table-cell table:style-name="ce21" office:value-type="float" office:value="2147450880" calcext:value-type="float">
            <text:p>2147450880</text:p>
          </table:table-cell>
          <table:table-cell table:style-name="ce21" office:value-type="float" office:value="8589869056" calcext:value-type="float">
            <text:p>8589869056</text:p>
          </table:table-cell>
          <table:table-cell table:style-name="ce21" office:value-type="float" office:value="34359607296" calcext:value-type="float">
            <text:p>34359607296</text:p>
          </table:table-cell>
          <table:table-cell table:style-name="ce4" office:value-type="float" office:value="137438691328" calcext:value-type="float">
            <text:p>137438691328</text:p>
          </table:table-cell>
          <table:table-cell table:style-name="ce4" table:number-columns-repeated="40"/>
          <table:table-cell table:number-columns-repeated="3"/>
        </table:table-row>
        <table:table-row table:style-name="ro1">
          <table:table-cell table:style-name="ce11" office:value-type="string" calcext:value-type="string">
            <text:p>n_calcs_median</text:p>
          </table:table-cell>
          <table:table-cell table:style-name="ce11" office:value-type="string" calcext:value-type="string">
            <text:p>M-tre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53" calcext:value-type="float">
            <text:p>353</text:p>
          </table:table-cell>
          <table:table-cell table:style-name="ce20" office:value-type="float" office:value="1095" calcext:value-type="float">
            <text:p>1095</text:p>
          </table:table-cell>
          <table:table-cell table:style-name="ce20" office:value-type="float" office:value="3457" calcext:value-type="float">
            <text:p>3457</text:p>
          </table:table-cell>
          <table:table-cell table:style-name="ce20" office:value-type="float" office:value="11806" calcext:value-type="float">
            <text:p>11806</text:p>
          </table:table-cell>
          <table:table-cell table:style-name="ce20" office:value-type="float" office:value="39426" calcext:value-type="float">
            <text:p>39426</text:p>
          </table:table-cell>
          <table:table-cell table:style-name="ce20" office:value-type="float" office:value="121776" calcext:value-type="float">
            <text:p>121776</text:p>
          </table:table-cell>
          <table:table-cell table:style-name="ce20" office:value-type="float" office:value="409545" calcext:value-type="float">
            <text:p>409545</text:p>
          </table:table-cell>
          <table:table-cell table:style-name="ce20" office:value-type="float" office:value="1342445" calcext:value-type="float">
            <text:p>1342445</text:p>
          </table:table-cell>
          <table:table-cell table:style-name="ce20" office:value-type="float" office:value="4546598" calcext:value-type="float">
            <text:p>4546598</text:p>
          </table:table-cell>
          <table:table-cell table:style-name="ce20" office:value-type="float" office:value="15552581" calcext:value-type="float">
            <text:p>15552581</text:p>
          </table:table-cell>
          <table:table-cell table:style-name="ce20" office:value-type="float" office:value="61690937" calcext:value-type="float">
            <text:p>61690937</text:p>
          </table:table-cell>
          <table:table-cell table:style-name="ce11" office:value-type="float" office:value="183695001" calcext:value-type="float">
            <text:p>183695001</text:p>
          </table:table-cell>
          <table:table-cell table:style-name="ce20" table:number-columns-repeated="3"/>
          <table:table-cell table:style-name="ce11" table:number-columns-repeated="43"/>
        </table:table-row>
        <table:table-row table:style-name="ro1">
          <table:table-cell table:style-name="ce11" office:value-type="string" calcext:value-type="string">
            <text:p>n_calcs_median</text:p>
          </table:table-cell>
          <table:table-cell table:style-name="ce11" office:value-type="string" calcext:value-type="string">
            <text:p>NN-tre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297" calcext:value-type="float">
            <text:p>297</text:p>
          </table:table-cell>
          <table:table-cell table:style-name="ce20" office:value-type="float" office:value="892" calcext:value-type="float">
            <text:p>892</text:p>
          </table:table-cell>
          <table:table-cell table:style-name="ce20" office:value-type="float" office:value="2912" calcext:value-type="float">
            <text:p>2912</text:p>
          </table:table-cell>
          <table:table-cell table:style-name="ce20" office:value-type="float" office:value="7906" calcext:value-type="float">
            <text:p>7906</text:p>
          </table:table-cell>
          <table:table-cell table:style-name="ce20" office:value-type="float" office:value="21677" calcext:value-type="float">
            <text:p>21677</text:p>
          </table:table-cell>
          <table:table-cell table:style-name="ce20" office:value-type="float" office:value="61993" calcext:value-type="float">
            <text:p>61993</text:p>
          </table:table-cell>
          <table:table-cell table:style-name="ce20" office:value-type="float" office:value="148156" calcext:value-type="float">
            <text:p>148156</text:p>
          </table:table-cell>
          <table:table-cell table:style-name="ce20" office:value-type="float" office:value="379794" calcext:value-type="float">
            <text:p>379794</text:p>
          </table:table-cell>
          <table:table-cell table:style-name="ce20" office:value-type="float" office:value="951657" calcext:value-type="float">
            <text:p>951657</text:p>
          </table:table-cell>
          <table:table-cell table:style-name="ce20" office:value-type="float" office:value="2310218" calcext:value-type="float">
            <text:p>2310218</text:p>
          </table:table-cell>
          <table:table-cell table:style-name="ce20" office:value-type="float" office:value="5513584" calcext:value-type="float">
            <text:p>5513584</text:p>
          </table:table-cell>
          <table:table-cell table:style-name="ce20" office:value-type="float" office:value="12992890" calcext:value-type="float">
            <text:p>12992890</text:p>
          </table:table-cell>
          <table:table-cell table:style-name="ce20" office:value-type="float" office:value="30008914" calcext:value-type="float">
            <text:p>30008914</text:p>
          </table:table-cell>
          <table:table-cell table:style-name="ce20" office:value-type="float" office:value="68248730" calcext:value-type="float">
            <text:p>68248730</text:p>
          </table:table-cell>
          <table:table-cell table:style-name="ce20" office:value-type="float" office:value="157623699" calcext:value-type="float">
            <text:p>157623699</text:p>
          </table:table-cell>
          <table:table-cell table:style-name="ce11" table:number-columns-repeated="43"/>
        </table:table-row>
        <table:table-row table:style-name="ro1">
          <table:table-cell table:style-name="ce11" table:number-columns-repeated="64"/>
        </table:table-row>
        <table:table-row table:style-name="ro1">
          <table:table-cell/>
          <table:table-cell office:value-type="string" calcext:value-type="string">
            <text:p>O(n)</text:p>
          </table:table-cell>
          <table:table-cell table:style-name="ce5" table:formula="of:=[.C2]" office:value-type="float" office:value="2" calcext:value-type="float">
            <text:p>2</text:p>
          </table:table-cell>
          <table:table-cell table:style-name="ce5" table:formula="of:=[.D2]" office:value-type="float" office:value="4" calcext:value-type="float">
            <text:p>4</text:p>
          </table:table-cell>
          <table:table-cell table:style-name="ce5" table:formula="of:=[.E2]" office:value-type="float" office:value="8" calcext:value-type="float">
            <text:p>8</text:p>
          </table:table-cell>
          <table:table-cell table:style-name="ce5" table:formula="of:=[.F2]" office:value-type="float" office:value="16" calcext:value-type="float">
            <text:p>16</text:p>
          </table:table-cell>
          <table:table-cell table:style-name="ce5" table:formula="of:=[.G2]" office:value-type="float" office:value="32" calcext:value-type="float">
            <text:p>32</text:p>
          </table:table-cell>
          <table:table-cell table:style-name="ce5" table:formula="of:=[.H2]" office:value-type="float" office:value="64" calcext:value-type="float">
            <text:p>64</text:p>
          </table:table-cell>
          <table:table-cell table:style-name="ce5" table:formula="of:=[.I2]" office:value-type="float" office:value="128" calcext:value-type="float">
            <text:p>128</text:p>
          </table:table-cell>
          <table:table-cell table:style-name="ce5" table:formula="of:=[.J2]" office:value-type="float" office:value="256" calcext:value-type="float">
            <text:p>256</text:p>
          </table:table-cell>
          <table:table-cell table:style-name="ce5" table:formula="of:=[.K2]" office:value-type="float" office:value="512" calcext:value-type="float">
            <text:p>512</text:p>
          </table:table-cell>
          <table:table-cell table:style-name="ce5" table:formula="of:=[.L2]" office:value-type="float" office:value="1024" calcext:value-type="float">
            <text:p>1024</text:p>
          </table:table-cell>
          <table:table-cell table:style-name="ce5" table:formula="of:=[.M2]" office:value-type="float" office:value="2048" calcext:value-type="float">
            <text:p>2048</text:p>
          </table:table-cell>
          <table:table-cell table:style-name="ce5" table:formula="of:=[.N2]" office:value-type="float" office:value="4096" calcext:value-type="float">
            <text:p>4096</text:p>
          </table:table-cell>
          <table:table-cell table:style-name="ce5" table:formula="of:=[.O2]" office:value-type="float" office:value="8192" calcext:value-type="float">
            <text:p>8192</text:p>
          </table:table-cell>
          <table:table-cell table:style-name="ce5" table:formula="of:=[.P2]" office:value-type="float" office:value="16384" calcext:value-type="float">
            <text:p>16384</text:p>
          </table:table-cell>
          <table:table-cell table:style-name="ce5" table:formula="of:=[.Q2]" office:value-type="float" office:value="32768" calcext:value-type="float">
            <text:p>32768</text:p>
          </table:table-cell>
          <table:table-cell table:style-name="ce5" table:formula="of:=[.R2]" office:value-type="float" office:value="65536" calcext:value-type="float">
            <text:p>65536</text:p>
          </table:table-cell>
          <table:table-cell table:style-name="ce5" table:formula="of:=[.S2]" office:value-type="float" office:value="131072" calcext:value-type="float">
            <text:p>131072</text:p>
          </table:table-cell>
          <table:table-cell table:style-name="ce5" table:formula="of:=[.T2]" office:value-type="float" office:value="262144" calcext:value-type="float">
            <text:p>262144</text:p>
          </table:table-cell>
          <table:table-cell table:style-name="ce5" table:formula="of:=[.U2]" office:value-type="float" office:value="524288" calcext:value-type="float">
            <text:p>524288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(n log n)</text:p>
          </table:table-cell>
          <table:table-cell table:style-name="ce5" table:formula="of:=[.C2]*LOG([.C2];2)" office:value-type="float" office:value="2" calcext:value-type="float">
            <text:p>2</text:p>
          </table:table-cell>
          <table:table-cell table:style-name="ce5" table:formula="of:=[.D2]*LOG([.D2];2)" office:value-type="float" office:value="8" calcext:value-type="float">
            <text:p>8</text:p>
          </table:table-cell>
          <table:table-cell table:style-name="ce5" table:formula="of:=[.E2]*LOG([.E2];2)" office:value-type="float" office:value="24" calcext:value-type="float">
            <text:p>24</text:p>
          </table:table-cell>
          <table:table-cell table:style-name="ce5" table:formula="of:=[.F2]*LOG([.F2];2)" office:value-type="float" office:value="64" calcext:value-type="float">
            <text:p>64</text:p>
          </table:table-cell>
          <table:table-cell table:style-name="ce5" table:formula="of:=[.G2]*LOG([.G2];2)" office:value-type="float" office:value="160" calcext:value-type="float">
            <text:p>160</text:p>
          </table:table-cell>
          <table:table-cell table:style-name="ce5" table:formula="of:=[.H2]*LOG([.H2];2)" office:value-type="float" office:value="384" calcext:value-type="float">
            <text:p>384</text:p>
          </table:table-cell>
          <table:table-cell table:style-name="ce5" table:formula="of:=[.I2]*LOG([.I2];2)" office:value-type="float" office:value="896" calcext:value-type="float">
            <text:p>896</text:p>
          </table:table-cell>
          <table:table-cell table:style-name="ce5" table:formula="of:=[.J2]*LOG([.J2];2)" office:value-type="float" office:value="2048" calcext:value-type="float">
            <text:p>2048</text:p>
          </table:table-cell>
          <table:table-cell table:style-name="ce5" table:formula="of:=[.K2]*LOG([.K2];2)" office:value-type="float" office:value="4608" calcext:value-type="float">
            <text:p>4608</text:p>
          </table:table-cell>
          <table:table-cell table:style-name="ce5" table:formula="of:=[.L2]*LOG([.L2];2)" office:value-type="float" office:value="10240" calcext:value-type="float">
            <text:p>10240</text:p>
          </table:table-cell>
          <table:table-cell table:style-name="ce5" table:formula="of:=[.M2]*LOG([.M2];2)" office:value-type="float" office:value="22528" calcext:value-type="float">
            <text:p>22528</text:p>
          </table:table-cell>
          <table:table-cell table:style-name="ce5" table:formula="of:=[.N2]*LOG([.N2];2)" office:value-type="float" office:value="49152" calcext:value-type="float">
            <text:p>49152</text:p>
          </table:table-cell>
          <table:table-cell table:style-name="ce5" table:formula="of:=[.O2]*LOG([.O2];2)" office:value-type="float" office:value="106496" calcext:value-type="float">
            <text:p>106496</text:p>
          </table:table-cell>
          <table:table-cell table:style-name="ce5" table:formula="of:=[.P2]*LOG([.P2];2)" office:value-type="float" office:value="229376" calcext:value-type="float">
            <text:p>229376</text:p>
          </table:table-cell>
          <table:table-cell table:style-name="ce5" table:formula="of:=[.Q2]*LOG([.Q2];2)" office:value-type="float" office:value="491520" calcext:value-type="float">
            <text:p>491520</text:p>
          </table:table-cell>
          <table:table-cell table:style-name="ce5" table:formula="of:=[.R2]*LOG([.R2];2)" office:value-type="float" office:value="1048576" calcext:value-type="float">
            <text:p>1048576</text:p>
          </table:table-cell>
          <table:table-cell table:style-name="ce5" table:formula="of:=[.S2]*LOG([.S2];2)" office:value-type="float" office:value="2228224" calcext:value-type="float">
            <text:p>2228224</text:p>
          </table:table-cell>
          <table:table-cell table:style-name="ce5" table:formula="of:=[.T2]*LOG([.T2];2)" office:value-type="float" office:value="4718592" calcext:value-type="float">
            <text:p>4718592</text:p>
          </table:table-cell>
          <table:table-cell table:style-name="ce5" table:formula="of:=[.U2]*LOG([.U2];2)" office:value-type="float" office:value="9961472" calcext:value-type="float">
            <text:p>9961472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(n log^2 n)</text:p>
          </table:table-cell>
          <table:table-cell table:style-name="ce5" table:formula="of:=[.C2]*LOG([.C2];2)^2" office:value-type="float" office:value="2" calcext:value-type="float">
            <text:p>2</text:p>
          </table:table-cell>
          <table:table-cell table:style-name="ce5" table:formula="of:=[.D2]*LOG([.D2];2)^2" office:value-type="float" office:value="16" calcext:value-type="float">
            <text:p>16</text:p>
          </table:table-cell>
          <table:table-cell table:style-name="ce5" table:formula="of:=[.E2]*LOG([.E2];2)^2" office:value-type="float" office:value="72" calcext:value-type="float">
            <text:p>72</text:p>
          </table:table-cell>
          <table:table-cell table:style-name="ce5" table:formula="of:=[.F2]*LOG([.F2];2)^2" office:value-type="float" office:value="256" calcext:value-type="float">
            <text:p>256</text:p>
          </table:table-cell>
          <table:table-cell table:style-name="ce5" table:formula="of:=[.G2]*LOG([.G2];2)^2" office:value-type="float" office:value="800" calcext:value-type="float">
            <text:p>800</text:p>
          </table:table-cell>
          <table:table-cell table:style-name="ce5" table:formula="of:=[.H2]*LOG([.H2];2)^2" office:value-type="float" office:value="2304" calcext:value-type="float">
            <text:p>2304</text:p>
          </table:table-cell>
          <table:table-cell table:style-name="ce5" table:formula="of:=[.I2]*LOG([.I2];2)^2" office:value-type="float" office:value="6272" calcext:value-type="float">
            <text:p>6272</text:p>
          </table:table-cell>
          <table:table-cell table:style-name="ce5" table:formula="of:=[.J2]*LOG([.J2];2)^2" office:value-type="float" office:value="16384" calcext:value-type="float">
            <text:p>16384</text:p>
          </table:table-cell>
          <table:table-cell table:style-name="ce5" table:formula="of:=[.K2]*LOG([.K2];2)^2" office:value-type="float" office:value="41472" calcext:value-type="float">
            <text:p>41472</text:p>
          </table:table-cell>
          <table:table-cell table:style-name="ce5" table:formula="of:=[.L2]*LOG([.L2];2)^2" office:value-type="float" office:value="102400" calcext:value-type="float">
            <text:p>102400</text:p>
          </table:table-cell>
          <table:table-cell table:style-name="ce5" table:formula="of:=[.M2]*LOG([.M2];2)^2" office:value-type="float" office:value="247808" calcext:value-type="float">
            <text:p>247808</text:p>
          </table:table-cell>
          <table:table-cell table:style-name="ce5" table:formula="of:=[.N2]*LOG([.N2];2)^2" office:value-type="float" office:value="589824" calcext:value-type="float">
            <text:p>589824</text:p>
          </table:table-cell>
          <table:table-cell table:style-name="ce5" table:formula="of:=[.O2]*LOG([.O2];2)^2" office:value-type="float" office:value="1384448" calcext:value-type="float">
            <text:p>1384448</text:p>
          </table:table-cell>
          <table:table-cell table:style-name="ce5" table:formula="of:=[.P2]*LOG([.P2];2)^2" office:value-type="float" office:value="3211264" calcext:value-type="float">
            <text:p>3211264</text:p>
          </table:table-cell>
          <table:table-cell table:style-name="ce5" table:formula="of:=[.Q2]*LOG([.Q2];2)^2" office:value-type="float" office:value="7372800" calcext:value-type="float">
            <text:p>7372800</text:p>
          </table:table-cell>
          <table:table-cell table:style-name="ce5" table:formula="of:=[.R2]*LOG([.R2];2)^2" office:value-type="float" office:value="16777216" calcext:value-type="float">
            <text:p>16777216</text:p>
          </table:table-cell>
          <table:table-cell table:style-name="ce5" table:formula="of:=[.S2]*LOG([.S2];2)^2" office:value-type="float" office:value="37879808" calcext:value-type="float">
            <text:p>37879808</text:p>
          </table:table-cell>
          <table:table-cell table:style-name="ce5" table:formula="of:=[.T2]*LOG([.T2];2)^2" office:value-type="float" office:value="84934656" calcext:value-type="float">
            <text:p>84934656</text:p>
          </table:table-cell>
          <table:table-cell table:style-name="ce5" table:formula="of:=[.U2]*LOG([.U2];2)^2" office:value-type="float" office:value="189267968" calcext:value-type="float">
            <text:p>189267968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(n log^3 n)</text:p>
          </table:table-cell>
          <table:table-cell table:style-name="ce5" table:formula="of:=[.C2]*LOG([.C2];2)^3 * [.$D$15]" office:value-type="float" office:value="0.562508922608509" calcext:value-type="float">
            <text:p>0.562508922608509</text:p>
          </table:table-cell>
          <table:table-cell table:style-name="ce5" table:formula="of:=[.D2]*LOG([.D2];2)^3 * [.$D$15]" office:value-type="float" office:value="9.00014276173614" calcext:value-type="float">
            <text:p>9.00014276173614</text:p>
          </table:table-cell>
          <table:table-cell table:style-name="ce5" table:formula="of:=[.E2]*LOG([.E2];2)^3 * [.$D$15]" office:value-type="float" office:value="60.7509636417189" calcext:value-type="float">
            <text:p>60.7509636417189</text:p>
          </table:table-cell>
          <table:table-cell table:style-name="ce5" table:formula="of:=[.F2]*LOG([.F2];2)^3 * [.$D$15]" office:value-type="float" office:value="288.004568375556" calcext:value-type="float">
            <text:p>288.004568375556</text:p>
          </table:table-cell>
          <table:table-cell table:style-name="ce5" table:formula="of:=[.G2]*LOG([.G2];2)^3 * [.$D$15]" office:value-type="float" office:value="1125.01784521702" calcext:value-type="float">
            <text:p>1125.01784521702</text:p>
          </table:table-cell>
          <table:table-cell table:style-name="ce5" table:formula="of:=[.H2]*LOG([.H2];2)^3 * [.$D$15]" office:value-type="float" office:value="3888.06167307001" calcext:value-type="float">
            <text:p>3888.06167307001</text:p>
          </table:table-cell>
          <table:table-cell table:style-name="ce5" table:formula="of:=[.I2]*LOG([.I2];2)^3 * [.$D$15]" office:value-type="float" office:value="12348.195869102" calcext:value-type="float">
            <text:p>12348.195869102</text:p>
          </table:table-cell>
          <table:table-cell table:style-name="ce5" table:formula="of:=[.J2]*LOG([.J2];2)^3 * [.$D$15]" office:value-type="float" office:value="36864.5847520712" calcext:value-type="float">
            <text:p>36864.5847520712</text:p>
          </table:table-cell>
          <table:table-cell table:style-name="ce5" table:formula="of:=[.K2]*LOG([.K2];2)^3 * [.$D$15]" office:value-type="float" office:value="104977.66517289" calcext:value-type="float">
            <text:p>104977.66517289</text:p>
          </table:table-cell>
          <table:table-cell table:style-name="ce5" table:formula="of:=[.L2]*LOG([.L2];2)^3 * [.$D$15]" office:value-type="float" office:value="288004.568375556" calcext:value-type="float">
            <text:p>288004.568375556</text:p>
          </table:table-cell>
          <table:table-cell table:style-name="ce5" table:formula="of:=[.M2]*LOG([.M2];2)^3 * [.$D$15]" office:value-type="float" office:value="766668.161015731" calcext:value-type="float">
            <text:p>766668.161015731</text:p>
          </table:table-cell>
          <table:table-cell table:style-name="ce5" table:formula="of:=[.N2]*LOG([.N2];2)^3 * [.$D$15]" office:value-type="float" office:value="1990687.57661185" calcext:value-type="float">
            <text:p>1990687.57661185</text:p>
          </table:table-cell>
          <table:table-cell table:style-name="ce5" table:formula="of:=[.O2]*LOG([.O2];2)^3 * [.$D$15]" office:value-type="float" office:value="5061968.29376878" calcext:value-type="float">
            <text:p>5061968.29376878</text:p>
          </table:table-cell>
          <table:table-cell table:style-name="ce5" table:formula="of:=[.P2]*LOG([.P2];2)^3 * [.$D$15]" office:value-type="float" office:value="12644552.5699604" calcext:value-type="float">
            <text:p>12644552.5699604</text:p>
          </table:table-cell>
          <table:table-cell table:style-name="ce5" table:formula="of:=[.Q2]*LOG([.Q2];2)^3 * [.$D$15]" office:value-type="float" office:value="31104493.3845601" calcext:value-type="float">
            <text:p>31104493.3845601</text:p>
          </table:table-cell>
          <table:table-cell table:style-name="ce5" table:formula="of:=[.R2]*LOG([.R2];2)^3 * [.$D$15]" office:value-type="float" office:value="75498669.5722419" calcext:value-type="float">
            <text:p>75498669.5722419</text:p>
          </table:table-cell>
          <table:table-cell table:style-name="ce5" table:formula="of:=[.S2]*LOG([.S2];2)^3 * [.$D$15]" office:value-type="float" office:value="181115704.886926" calcext:value-type="float">
            <text:p>181115704.886926</text:p>
          </table:table-cell>
          <table:table-cell table:style-name="ce5" table:formula="of:=[.T2]*LOG([.T2];2)^3 * [.$D$15]" office:value-type="float" office:value="429988516.548159" calcext:value-type="float">
            <text:p>429988516.548159</text:p>
          </table:table-cell>
          <table:table-cell table:style-name="ce5" table:formula="of:=[.U2]*LOG([.U2];2)^3 * [.$D$15]" office:value-type="float" office:value="1011416747.25783" calcext:value-type="float">
            <text:p>1011416747.25783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(n^p)</text:p>
          </table:table-cell>
          <table:table-cell table:style-name="ce7" table:formula="of:=[.C2]^[.$B$15] * [.$C$15]" office:value-type="float" office:value="0.281254461304254" calcext:value-type="float">
            <text:p>0</text:p>
          </table:table-cell>
          <table:table-cell table:style-name="ce7" table:formula="of:=[.D2]^[.$B$15] * [.$C$15]" office:value-type="float" office:value="1.59101549461766" calcext:value-type="float">
            <text:p>2</text:p>
          </table:table-cell>
          <table:table-cell table:style-name="ce7" table:formula="of:=[.E2]^[.$B$15] * [.$C$15]" office:value-type="float" office:value="9.00014276173614" calcext:value-type="float">
            <text:p>9</text:p>
          </table:table-cell>
          <table:table-cell table:style-name="ce7" table:formula="of:=[.F2]^[.$B$15] * [.$C$15]" office:value-type="float" office:value="50.9124958277652" calcext:value-type="float">
            <text:p>51</text:p>
          </table:table-cell>
          <table:table-cell table:style-name="ce7" table:formula="of:=[.G2]^[.$B$15] * [.$C$15]" office:value-type="float" office:value="288.004568375556" calcext:value-type="float">
            <text:p>288</text:p>
          </table:table-cell>
          <table:table-cell table:style-name="ce7" table:formula="of:=[.H2]^[.$B$15] * [.$C$15]" office:value-type="float" office:value="1629.19986648849" calcext:value-type="float">
            <text:p>1629</text:p>
          </table:table-cell>
          <table:table-cell table:style-name="ce7" table:formula="of:=[.I2]^[.$B$15] * [.$C$15]" office:value-type="float" office:value="9216.14618801781" calcext:value-type="float">
            <text:p>9216</text:p>
          </table:table-cell>
          <table:table-cell table:style-name="ce7" table:formula="of:=[.J2]^[.$B$15] * [.$C$15]" office:value-type="float" office:value="52134.3957276315" calcext:value-type="float">
            <text:p>52134</text:p>
          </table:table-cell>
          <table:table-cell table:style-name="ce7" table:formula="of:=[.K2]^[.$B$15] * [.$C$15]" office:value-type="float" office:value="294916.67801657" calcext:value-type="float">
            <text:p>294917</text:p>
          </table:table-cell>
          <table:table-cell table:style-name="ce7" table:formula="of:=[.L2]^[.$B$15] * [.$C$15]" office:value-type="float" office:value="1668300.66328421" calcext:value-type="float">
            <text:p>1668301</text:p>
          </table:table-cell>
          <table:table-cell table:style-name="ce7" table:formula="of:=[.M2]^[.$B$15] * [.$C$15]" office:value-type="float" office:value="9437333.69653023" calcext:value-type="float">
            <text:p>9437334</text:p>
          </table:table-cell>
          <table:table-cell table:style-name="ce7" table:formula="of:=[.N2]^[.$B$15] * [.$C$15]" office:value-type="float" office:value="53385621.2250947" calcext:value-type="float">
            <text:p>53385621</text:p>
          </table:table-cell>
          <table:table-cell table:style-name="ce7" table:formula="of:=[.O2]^[.$B$15] * [.$C$15]" office:value-type="float" office:value="301994678.288967" calcext:value-type="float">
            <text:p>301994678</text:p>
          </table:table-cell>
          <table:table-cell table:style-name="ce7" table:formula="of:=[.P2]^[.$B$15] * [.$C$15]" office:value-type="float" office:value="1708339879.20303" calcext:value-type="float">
            <text:p>1708339879</text:p>
          </table:table-cell>
          <table:table-cell table:style-name="ce7" table:formula="of:=[.Q2]^[.$B$15] * [.$C$15]" office:value-type="float" office:value="9663829705.24696" calcext:value-type="float">
            <text:p>9663829705</text:p>
          </table:table-cell>
          <table:table-cell table:style-name="ce7" table:formula="of:=[.R2]^[.$B$15] * [.$C$15]" office:value-type="float" office:value="54666876134.497" calcext:value-type="float">
            <text:p>54666876134</text:p>
          </table:table-cell>
          <table:table-cell table:style-name="ce7" table:formula="of:=[.S2]^[.$B$15] * [.$C$15]" office:value-type="float" office:value="309242550567.903" calcext:value-type="float">
            <text:p>309242550568</text:p>
          </table:table-cell>
          <table:table-cell table:style-name="ce7" table:formula="of:=[.T2]^[.$B$15] * [.$C$15]" office:value-type="float" office:value="1749340036303.9" calcext:value-type="float">
            <text:p>1749340036304</text:p>
          </table:table-cell>
          <table:table-cell table:style-name="ce7" table:formula="of:=[.U2]^[.$B$15] * [.$C$15]" office:value-type="float" office:value="9895761618172.89" calcext:value-type="float">
            <text:p>9895761618173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O(n^2)</text:p>
          </table:table-cell>
          <table:table-cell table:style-name="ce5" table:formula="of:=[.C2]^2" office:value-type="float" office:value="4" calcext:value-type="float">
            <text:p>4</text:p>
          </table:table-cell>
          <table:table-cell table:style-name="ce5" table:formula="of:=[.D2]^2" office:value-type="float" office:value="16" calcext:value-type="float">
            <text:p>16</text:p>
          </table:table-cell>
          <table:table-cell table:style-name="ce5" table:formula="of:=[.E2]^2" office:value-type="float" office:value="64" calcext:value-type="float">
            <text:p>64</text:p>
          </table:table-cell>
          <table:table-cell table:style-name="ce5" table:formula="of:=[.F2]^2" office:value-type="float" office:value="256" calcext:value-type="float">
            <text:p>256</text:p>
          </table:table-cell>
          <table:table-cell table:style-name="ce5" table:formula="of:=[.G2]^2" office:value-type="float" office:value="1024" calcext:value-type="float">
            <text:p>1024</text:p>
          </table:table-cell>
          <table:table-cell table:style-name="ce5" table:formula="of:=[.H2]^2" office:value-type="float" office:value="4096" calcext:value-type="float">
            <text:p>4096</text:p>
          </table:table-cell>
          <table:table-cell table:style-name="ce5" table:formula="of:=[.I2]^2" office:value-type="float" office:value="16384" calcext:value-type="float">
            <text:p>16384</text:p>
          </table:table-cell>
          <table:table-cell table:style-name="ce5" table:formula="of:=[.J2]^2" office:value-type="float" office:value="65536" calcext:value-type="float">
            <text:p>65536</text:p>
          </table:table-cell>
          <table:table-cell table:style-name="ce5" table:formula="of:=[.K2]^2" office:value-type="float" office:value="262144" calcext:value-type="float">
            <text:p>262144</text:p>
          </table:table-cell>
          <table:table-cell table:style-name="ce5" table:formula="of:=[.L2]^2" office:value-type="float" office:value="1048576" calcext:value-type="float">
            <text:p>1048576</text:p>
          </table:table-cell>
          <table:table-cell table:style-name="ce5" table:formula="of:=[.M2]^2" office:value-type="float" office:value="4194304" calcext:value-type="float">
            <text:p>4194304</text:p>
          </table:table-cell>
          <table:table-cell table:style-name="ce5" table:formula="of:=[.N2]^2" office:value-type="float" office:value="16777216" calcext:value-type="float">
            <text:p>16777216</text:p>
          </table:table-cell>
          <table:table-cell table:style-name="ce5" table:formula="of:=[.O2]^2" office:value-type="float" office:value="67108864" calcext:value-type="float">
            <text:p>67108864</text:p>
          </table:table-cell>
          <table:table-cell table:style-name="ce5" table:formula="of:=[.P2]^2" office:value-type="float" office:value="268435456" calcext:value-type="float">
            <text:p>268435456</text:p>
          </table:table-cell>
          <table:table-cell table:style-name="ce5" table:formula="of:=[.Q2]^2" office:value-type="float" office:value="1073741824" calcext:value-type="float">
            <text:p>1073741824</text:p>
          </table:table-cell>
          <table:table-cell table:style-name="ce5" table:formula="of:=[.R2]^2" office:value-type="float" office:value="4294967296" calcext:value-type="float">
            <text:p>4294967296</text:p>
          </table:table-cell>
          <table:table-cell table:style-name="ce5" table:formula="of:=[.S2]^2" office:value-type="float" office:value="17179869184" calcext:value-type="float">
            <text:p>17179869184</text:p>
          </table:table-cell>
          <table:table-cell table:style-name="ce5" table:formula="of:=[.T2]^2" office:value-type="float" office:value="68719476736" calcext:value-type="float">
            <text:p>68719476736</text:p>
          </table:table-cell>
          <table:table-cell table:style-name="ce5" table:formula="of:=[.U2]^2" office:value-type="float" office:value="274877906944" calcext:value-type="float">
            <text:p>274877906944</text:p>
          </table:table-cell>
          <table:table-cell table:number-columns-repeated="43"/>
        </table:table-row>
        <table:table-row table:style-name="ro1">
          <table:table-cell/>
          <table:table-cell table:style-name="ce6" office:value-type="string" calcext:value-type="string">
            <text:p>p</text:p>
          </table:table-cell>
          <table:table-cell table:style-name="ce6" office:value-type="float" office:value="1.3" calcext:value-type="float">
            <text:p>1.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 office:value-type="string" calcext:value-type="string">
            <text:p>log^a n</text:p>
          </table:table-cell>
          <table:table-cell table:style-name="ce19" office:value-type="float" office:value="2.5" calcext:value-type="float">
            <text:p>2.5</text:p>
          </table:table-cell>
          <table:table-cell table:formula="of:=LOG([.C2])^[.$B$15]" office:value-type="float" office:value="0.0497192342068019" calcext:value-type="float">
            <text:p>0.049719234206802</text:p>
          </table:table-cell>
          <table:table-cell table:formula="of:=LOG([.D2])^[.$B$15]" office:value-type="float" office:value="0.281254461304254" calcext:value-type="float">
            <text:p>0.281254461304254</text:p>
          </table:table-cell>
          <table:table-cell table:formula="of:=LOG([.E2])^[.$B$15]" office:value-type="float" office:value="0.775046157836377" calcext:value-type="float">
            <text:p>0.775046157836377</text:p>
          </table:table-cell>
          <table:table-cell table:formula="of:=LOG([.F2])^[.$B$15]" office:value-type="float" office:value="1.59101549461766" calcext:value-type="float">
            <text:p>1.59101549461766</text:p>
          </table:table-cell>
          <table:table-cell table:formula="of:=LOG([.G2])^[.$B$15]" office:value-type="float" office:value="2.77938968689105" calcext:value-type="float">
            <text:p>2.77938968689105</text:p>
          </table:table-cell>
          <table:table-cell table:formula="of:=LOG([.H2])^[.$B$15]" office:value-type="float" office:value="4.38432315150945" calcext:value-type="float">
            <text:p>4.38432315150945</text:p>
          </table:table-cell>
          <table:table-cell table:formula="of:=LOG([.I2])^[.$B$15]" office:value-type="float" office:value="6.44569172530091" calcext:value-type="float">
            <text:p>6.44569172530091</text:p>
          </table:table-cell>
          <table:table-cell table:formula="of:=LOG([.J2])^[.$B$15]" office:value-type="float" office:value="9.00014276173614" calcext:value-type="float">
            <text:p>9.00014276173614</text:p>
          </table:table-cell>
          <table:table-cell table:formula="of:=LOG([.K2])^[.$B$15]" office:value-type="float" office:value="12.0817739122529" calcext:value-type="float">
            <text:p>12.0817739122529</text:p>
          </table:table-cell>
          <table:table-cell table:formula="of:=LOG([.L2])^[.$B$15]" office:value-type="float" office:value="15.7226023612849" calcext:value-type="float">
            <text:p>15.7226023612849</text:p>
          </table:table-cell>
          <table:table-cell table:formula="of:=LOG([.M2])^[.$B$15]" office:value-type="float" office:value="19.9529054120596" calcext:value-type="float">
            <text:p>19.9529054120596</text:p>
          </table:table-cell>
          <table:table-cell table:formula="of:=LOG([.N2])^[.$B$15]" office:value-type="float" office:value="24.8014770507641" calcext:value-type="float">
            <text:p>24.8014770507641</text:p>
          </table:table-cell>
          <table:table-cell table:formula="of:=LOG([.O2])^[.$B$15]" office:value-type="float" office:value="30.2958269642932" calcext:value-type="float">
            <text:p>30.2958269642932</text:p>
          </table:table-cell>
          <table:table-cell table:formula="of:=LOG([.P2])^[.$B$15]" office:value-type="float" office:value="36.4623386271863" calcext:value-type="float">
            <text:p>36.4623386271863</text:p>
          </table:table-cell>
          <table:table-cell table:formula="of:=LOG([.Q2])^[.$B$15]" office:value-type="float" office:value="43.3263973655542" calcext:value-type="float">
            <text:p>43.3263973655542</text:p>
          </table:table-cell>
          <table:table-cell table:formula="of:=LOG([.R2])^[.$B$15]" office:value-type="float" office:value="50.9124958277652" calcext:value-type="float">
            <text:p>50.9124958277652</text:p>
          </table:table-cell>
          <table:table-cell table:formula="of:=LOG([.S2])^[.$B$15]" office:value-type="float" office:value="59.244322080986" calcext:value-type="float">
            <text:p>59.244322080986</text:p>
          </table:table-cell>
          <table:table-cell table:formula="of:=LOG([.T2])^[.$B$15]" office:value-type="float" office:value="68.3448340969338" calcext:value-type="float">
            <text:p>68.344834096933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y/n</text:p>
          </table:table-cell>
          <table:table-cell table:style-name="Default"/>
          <table:table-cell table:formula="of:=[.C5]/[.C2]" office:value-type="float" office:value="0.5" calcext:value-type="float">
            <text:p>0.5</text:p>
          </table:table-cell>
          <table:table-cell table:formula="of:=[.D5]/[.D2]" office:value-type="float" office:value="1.25" calcext:value-type="float">
            <text:p>1.25</text:p>
          </table:table-cell>
          <table:table-cell table:formula="of:=[.E5]/[.E2]" office:value-type="float" office:value="3" calcext:value-type="float">
            <text:p>3</text:p>
          </table:table-cell>
          <table:table-cell table:formula="of:=[.F5]/[.F2]" office:value-type="float" office:value="5.1875" calcext:value-type="float">
            <text:p>5.1875</text:p>
          </table:table-cell>
          <table:table-cell table:formula="of:=[.G5]/[.G2]" office:value-type="float" office:value="9.28125" calcext:value-type="float">
            <text:p>9.28125</text:p>
          </table:table-cell>
          <table:table-cell table:formula="of:=[.H5]/[.H2]" office:value-type="float" office:value="13.9375" calcext:value-type="float">
            <text:p>13.9375</text:p>
          </table:table-cell>
          <table:table-cell table:formula="of:=[.I5]/[.I2]" office:value-type="float" office:value="22.75" calcext:value-type="float">
            <text:p>22.75</text:p>
          </table:table-cell>
          <table:table-cell table:formula="of:=[.J5]/[.J2]" office:value-type="float" office:value="30.8828125" calcext:value-type="float">
            <text:p>30.8828125</text:p>
          </table:table-cell>
          <table:table-cell table:formula="of:=[.K5]/[.K2]" office:value-type="float" office:value="42.337890625" calcext:value-type="float">
            <text:p>42.337890625</text:p>
          </table:table-cell>
          <table:table-cell table:formula="of:=[.L5]/[.L2]" office:value-type="float" office:value="60.5400390625" calcext:value-type="float">
            <text:p>60.5400390625</text:p>
          </table:table-cell>
          <table:table-cell table:formula="of:=[.M5]/[.M2]" office:value-type="float" office:value="72.341796875" calcext:value-type="float">
            <text:p>72.341796875</text:p>
          </table:table-cell>
          <table:table-cell table:formula="of:=[.N5]/[.N2]" office:value-type="float" office:value="92.72314453125" calcext:value-type="float">
            <text:p>92.72314453125</text:p>
          </table:table-cell>
          <table:table-cell table:formula="of:=[.O5]/[.O2]" office:value-type="float" office:value="116.169067382813" calcext:value-type="float">
            <text:p>116.169067382813</text:p>
          </table:table-cell>
          <table:table-cell table:formula="of:=[.P5]/[.P2]" office:value-type="float" office:value="141.004516601563" calcext:value-type="float">
            <text:p>141.004516601563</text:p>
          </table:table-cell>
          <table:table-cell table:formula="of:=[.Q5]/[.Q2]" office:value-type="float" office:value="168.26123046875" calcext:value-type="float">
            <text:p>168.26123046875</text:p>
          </table:table-cell>
          <table:table-cell table:formula="of:=[.R5]/[.R2]" office:value-type="float" office:value="198.255767822266" calcext:value-type="float">
            <text:p>198.255767822266</text:p>
          </table:table-cell>
          <table:table-cell table:formula="of:=[.S5]/[.S2]" office:value-type="float" office:value="228.949844360352" calcext:value-type="float">
            <text:p>228.949844360352</text:p>
          </table:table-cell>
          <table:table-cell table:formula="of:=[.T5]/[.T2]" office:value-type="float" office:value="260.348243713379" calcext:value-type="float">
            <text:p>260.34824371337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y / (n log^a n)</text:p>
          </table:table-cell>
          <table:table-cell table:style-name="Default"/>
          <table:table-cell table:formula="of:=[.C16]/[.C15]" office:value-type="float" office:value="10.0564702569694" calcext:value-type="float">
            <text:p>10.0564702569694</text:p>
          </table:table-cell>
          <table:table-cell table:formula="of:=[.D16]/[.D15]" office:value-type="float" office:value="4.44437394593994" calcext:value-type="float">
            <text:p>4.44437394593994</text:p>
          </table:table-cell>
          <table:table-cell table:formula="of:=[.E16]/[.E15]" office:value-type="float" office:value="3.87073720663917" calcext:value-type="float">
            <text:p>3.87073720663917</text:p>
          </table:table-cell>
          <table:table-cell table:formula="of:=[.F16]/[.F15]" office:value-type="float" office:value="3.2604962161268" calcext:value-type="float">
            <text:p>3.2604962161268</text:p>
          </table:table-cell>
          <table:table-cell table:formula="of:=[.G16]/[.G15]" office:value-type="float" office:value="3.33931223958083" calcext:value-type="float">
            <text:p>3.33931223958083</text:p>
          </table:table-cell>
          <table:table-cell table:formula="of:=[.H16]/[.H15]" office:value-type="float" office:value="3.17893994542842" calcext:value-type="float">
            <text:p>3.17893994542842</text:p>
          </table:table-cell>
          <table:table-cell table:formula="of:=[.I16]/[.I15]" office:value-type="float" office:value="3.52948930379353" calcext:value-type="float">
            <text:p>3.52948930379353</text:p>
          </table:table-cell>
          <table:table-cell table:formula="of:=[.J16]/[.J15]" office:value-type="float" office:value="3.4313691813087" calcext:value-type="float">
            <text:p>3.4313691813087</text:p>
          </table:table-cell>
          <table:table-cell table:formula="of:=[.K16]/[.K15]" office:value-type="float" office:value="3.50427767747438" calcext:value-type="float">
            <text:p>3.50427767747438</text:p>
          </table:table-cell>
          <table:table-cell table:formula="of:=[.L16]/[.L15]" office:value-type="float" office:value="3.85051009186449" calcext:value-type="float">
            <text:p>3.85051009186449</text:p>
          </table:table-cell>
          <table:table-cell table:formula="of:=[.M16]/[.M15]" office:value-type="float" office:value="3.62562721473517" calcext:value-type="float">
            <text:p>3.62562721473517</text:p>
          </table:table-cell>
          <table:table-cell table:formula="of:=[.N16]/[.N15]" office:value-type="float" office:value="3.73861380680928" calcext:value-type="float">
            <text:p>3.73861380680928</text:p>
          </table:table-cell>
          <table:table-cell table:formula="of:=[.O16]/[.O15]" office:value-type="float" office:value="3.8344907211059" calcext:value-type="float">
            <text:p>3.8344907211059</text:p>
          </table:table-cell>
          <table:table-cell table:formula="of:=[.P16]/[.P15]" office:value-type="float" office:value="3.86712761469528" calcext:value-type="float">
            <text:p>3.86712761469528</text:p>
          </table:table-cell>
          <table:table-cell table:formula="of:=[.Q16]/[.Q15]" office:value-type="float" office:value="3.88357308015004" calcext:value-type="float">
            <text:p>3.88357308015004</text:p>
          </table:table-cell>
          <table:table-cell table:formula="of:=[.R16]/[.R15]" office:value-type="float" office:value="3.89404928198681" calcext:value-type="float">
            <text:p>3.89404928198681</text:p>
          </table:table-cell>
          <table:table-cell table:formula="of:=[.S16]/[.S15]" office:value-type="float" office:value="3.86450272901057" calcext:value-type="float">
            <text:p>3.86450272901057</text:p>
          </table:table-cell>
          <table:table-cell table:formula="of:=[.T16]/[.T15]" office:value-type="float" office:value="3.80933317277683" calcext:value-type="float">
            <text:p>3.80933317277683</text:p>
          </table:table-cell>
          <table:table-cell table:number-columns-repeated="44"/>
        </table:table-row>
      </table:table>
      <table:table table:name="Sheet1" table:style-name="ta1">
        <table:table-column table:style-name="co13" table:default-cell-style-name="Default"/>
        <table:table-column table:style-name="co7" table:number-columns-repeated="63" table:default-cell-style-name="Default"/>
        <table:table-row table:style-name="ro1">
          <table:table-cell table:style-name="ce11" office:value-type="string" calcext:value-type="string">
            <text:p>10k elements</text:p>
          </table:table-cell>
          <table:table-cell table:style-name="ce11" office:value-type="string" calcext:value-type="string">
            <text:p>wo guess</text:p>
          </table:table-cell>
          <table:table-cell table:style-name="ce11" office:value-type="string" calcext:value-type="string">
            <text:p>guess=parent</text:p>
          </table:table-cell>
          <table:table-cell table:style-name="ce11" office:value-type="string" calcext:value-type="string">
            <text:p>+ pivot-guess constraint</text:p>
          </table:table-cell>
          <table:table-cell table:style-name="ce11" table:number-columns-repeated="60"/>
        </table:table-row>
        <table:table-row table:style-name="ro1">
          <table:table-cell/>
          <table:table-cell office:value-type="float" office:value="1763791" calcext:value-type="float">
            <text:p>1763791</text:p>
          </table:table-cell>
          <table:table-cell office:value-type="float" office:value="1591252" calcext:value-type="float">
            <text:p>1591252</text:p>
          </table:table-cell>
          <table:table-cell office:value-type="float" office:value="1530179" calcext:value-type="float">
            <text:p>1530179</text:p>
          </table:table-cell>
          <table:table-cell office:value-type="float" office:value="1275374" calcext:value-type="float">
            <text:p>1275374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792332" calcext:value-type="float">
            <text:p>1792332</text:p>
          </table:table-cell>
          <table:table-cell office:value-type="float" office:value="1543739" calcext:value-type="float">
            <text:p>1543739</text:p>
          </table:table-cell>
          <table:table-cell office:value-type="float" office:value="1636741" calcext:value-type="float">
            <text:p>1636741</text:p>
          </table:table-cell>
          <table:table-cell office:value-type="float" office:value="1337908" calcext:value-type="float">
            <text:p>1337908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809915" calcext:value-type="float">
            <text:p>1809915</text:p>
          </table:table-cell>
          <table:table-cell office:value-type="float" office:value="1639324" calcext:value-type="float">
            <text:p>1639324</text:p>
          </table:table-cell>
          <table:table-cell office:value-type="float" office:value="1532625" calcext:value-type="float">
            <text:p>1532625</text:p>
          </table:table-cell>
          <table:table-cell office:value-type="float" office:value="1420328" calcext:value-type="float">
            <text:p>1420328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1589160" calcext:value-type="float">
            <text:p>1589160</text:p>
          </table:table-cell>
          <table:table-cell office:value-type="float" office:value="1524200" calcext:value-type="float">
            <text:p>1524200</text:p>
          </table:table-cell>
          <table:table-cell office:value-type="float" office:value="1317756" calcext:value-type="float">
            <text:p>1317756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float" office:value="1520925" calcext:value-type="float">
            <text:p>1520925</text:p>
          </table:table-cell>
          <table:table-cell office:value-type="float" office:value="1483359" calcext:value-type="float">
            <text:p>1483359</text:p>
          </table:table-cell>
          <table:table-cell office:value-type="float" office:value="1407306" calcext:value-type="float">
            <text:p>1407306</text:p>
          </table:table-cell>
          <table:table-cell table:number-columns-repeated="59"/>
        </table:table-row>
        <table:table-row table:style-name="ro1">
          <table:table-cell table:style-name="ce11" office:value-type="string" calcext:value-type="string">
            <text:p>median</text:p>
          </table:table-cell>
          <table:table-cell table:style-name="ce11"/>
          <table:table-cell table:style-name="ce11" table:formula="of:=MEDIAN([.C2:.C6])" office:value-type="float" office:value="1589160" calcext:value-type="float">
            <text:p>1589160</text:p>
          </table:table-cell>
          <table:table-cell table:style-name="ce11" table:formula="of:=MEDIAN([.D2:.D6])" office:value-type="float" office:value="1530179" calcext:value-type="float">
            <text:p>1530179</text:p>
          </table:table-cell>
          <table:table-cell table:style-name="ce11" table:formula="of:=MEDIAN([.E2:.E6])" office:value-type="float" office:value="1337908" calcext:value-type="float">
            <text:p>1337908</text:p>
          </table:table-cell>
          <table:table-cell table:style-name="ce11" table:formula="of:=[.C7]-[.D7]" office:value-type="float" office:value="58981" calcext:value-type="float">
            <text:p>58981</text:p>
          </table:table-cell>
          <table:table-cell table:style-name="ce11" table:formula="of:=[.D7]-[.E7]" office:value-type="float" office:value="192271" calcext:value-type="float">
            <text:p>192271</text:p>
          </table:table-cell>
          <table:table-cell table:style-name="ce11" table:number-columns-repeated="57"/>
        </table:table-row>
        <table:table-row table:style-name="ro1">
          <table:table-cell table:style-name="ce11" office:value-type="string" calcext:value-type="string">
            <text:p>mean</text:p>
          </table:table-cell>
          <table:table-cell table:style-name="ce11"/>
          <table:table-cell table:style-name="ce26" table:formula="of:=AVERAGE([.C2:.C6])" office:value-type="float" office:value="1576880" calcext:value-type="float">
            <text:p>1576880</text:p>
          </table:table-cell>
          <table:table-cell table:style-name="ce26" table:formula="of:=AVERAGE([.D2:.D6])" office:value-type="float" office:value="1541420.8" calcext:value-type="float">
            <text:p>1541421</text:p>
          </table:table-cell>
          <table:table-cell table:style-name="ce26" table:formula="of:=AVERAGE([.E2:.E6])" office:value-type="float" office:value="1351734.4" calcext:value-type="float">
            <text:p>1351734</text:p>
          </table:table-cell>
          <table:table-cell table:style-name="ce26" table:formula="of:=[.C8]-[.D8]" office:value-type="float" office:value="35459.2" calcext:value-type="float">
            <text:p>35459</text:p>
          </table:table-cell>
          <table:table-cell table:style-name="ce26" table:formula="of:=[.D8]-[.E8]" office:value-type="float" office:value="189686.4" calcext:value-type="float">
            <text:p>189686</text:p>
          </table:table-cell>
          <table:table-cell table:style-name="ce11" table:number-columns-repeated="57"/>
        </table:table-row>
        <table:table-row table:style-name="ro1">
          <table:table-cell table:style-name="ce11" office:value-type="string" calcext:value-type="string">
            <text:p>stdev</text:p>
          </table:table-cell>
          <table:table-cell table:style-name="ce11"/>
          <table:table-cell table:style-name="ce26" table:formula="of:=STDEV([.C2:.C6])" office:value-type="float" office:value="46059.4556687332" calcext:value-type="float">
            <text:p>46059</text:p>
          </table:table-cell>
          <table:table-cell table:style-name="ce26" table:formula="of:=STDEV([.D2:.D6])" office:value-type="float" office:value="56915.3170614027" calcext:value-type="float">
            <text:p>56915</text:p>
          </table:table-cell>
          <table:table-cell table:style-name="ce26" table:formula="of:=STDEV([.E2:.E6])" office:value-type="float" office:value="61175.7639494596" calcext:value-type="float">
            <text:p>61176</text:p>
          </table:table-cell>
          <table:table-cell table:style-name="ce11"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8.188" calcext:value-type="float">
            <text:p>28.188</text:p>
          </table:table-cell>
          <table:table-cell office:value-type="float" office:value="28.978" calcext:value-type="float">
            <text:p>28.978</text:p>
          </table:table-cell>
          <table:table-cell office:value-type="float" office:value="30.932" calcext:value-type="float">
            <text:p>30.932</text:p>
          </table:table-cell>
          <table:table-cell office:value-type="float" office:value="41.252" calcext:value-type="float">
            <text:p>41.252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0.421" calcext:value-type="float">
            <text:p>30.421</text:p>
          </table:table-cell>
          <table:table-cell office:value-type="float" office:value="25.726" calcext:value-type="float">
            <text:p>25.726</text:p>
          </table:table-cell>
          <table:table-cell office:value-type="float" office:value="32.395" calcext:value-type="float">
            <text:p>32.395</text:p>
          </table:table-cell>
          <table:table-cell office:value-type="float" office:value="46.75" calcext:value-type="float">
            <text:p>46.75</text:p>
          </table:table-cell>
          <table:table-cell table:number-columns-repeated="59"/>
        </table:table-row>
        <table:table-row table:style-name="ro1">
          <table:table-cell/>
          <table:table-cell office:value-type="float" office:value="28.863" calcext:value-type="float">
            <text:p>28.863</text:p>
          </table:table-cell>
          <table:table-cell office:value-type="float" office:value="30.897" calcext:value-type="float">
            <text:p>30.897</text:p>
          </table:table-cell>
          <table:table-cell/>
          <table:table-cell office:value-type="float" office:value="48.222" calcext:value-type="float">
            <text:p>48.222</text:p>
          </table:table-cell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number:percentage-style style:name="N134">
      <number:number number:decimal-places="3" loext:min-decimal-places="3" number:min-integer-digits="1"/>
      <number:text>%</number:text>
    </number:percentage-style>
    <number:percentage-style style:name="N135">
      <number:number number:decimal-places="4" loext:min-decimal-places="4" number:min-integer-digits="1"/>
      <number:text>%</number:text>
    </number:percentage-style>
    <number:number-style style:name="N136">
      <number:scientific-number number:decimal-places="0" loext:min-decimal-places="0" number:min-integer-digits="0" number:min-exponent-digits="2" loext:exponent-interval="1" loext:forced-exponent-sign="true"/>
    </number:number-style>
    <number:number-style style:name="N137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5:01:09.254363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23:45:42.094884009</meta:creation-date>
    <dc:date>2020-09-06T17:58:55.469916159</dc:date>
    <meta:editing-duration>P1DT2H11M25S</meta:editing-duration>
    <meta:editing-cycles>62</meta:editing-cycles>
    <meta:generator>LibreOffice/6.4.5.2$Linux_X86_64 LibreOffice_project/40$Build-2</meta:generator>
    <meta:document-statistic meta:table-count="3" meta:cell-count="105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111111" draw:fill-color="#11111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81d41a" draw:fill-color="#81d41a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5cm" svg:stroke-color="#a1467e" draw:fill-color="#a1467e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25cm" svg:stroke-color="#729fcf" draw:fill-color="#729fc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555cm" svg:height="17.187cm" xlink:href=".." xlink:type="simple" chart:class="chart:scatter" chart:style-name="ch1">
        <chart:legend chart:legend-position="end" svg:x="25.818cm" svg:y="10.344cm" style:legend-expansion="custom" chartooo:width="3.679cm" chartooo:height="4.206cm" style:legend-expansion-aspect-ratio="0.87470280551593" chart:style-name="ch2"/>
        <chart:plot-area chart:style-name="ch3" table:cell-range-address="Complexity.B4:Complexity.T4 Complexity.A8:Complexity.T12 Complexity.A13:Complexity.R13 Complexity.A14:Complexity.T15" chart:data-source-has-labels="column" svg:x="0.88cm" svg:y="0.341cm" svg:width="29.72cm" svg:height="15.52cm">
          <chartooo:coordinate-region svg:x="3.539cm" svg:y="0.541cm" svg:width="26.411cm" svg:height="14.673cm"/>
          <chart:axis chart:dimension="x" chart:name="primary-x" chart:style-name="ch4">
            <chart:title svg:x="14.982cm" svg:y="16.204cm" chart:style-name="ch5">
              <text:p>n_objects</text:p>
            </chart:title>
          </chart:axis>
          <chart:axis chart:dimension="y" chart:name="primary-y" chart:style-name="ch4">
            <chart:title svg:x="0cm" svg:y="9.203cm" chart:style-name="ch6">
              <text:p>n_calculations</text:p>
            </chart:title>
            <chart:grid chart:style-name="ch7" chart:class="major"/>
          </chart:axis>
          <chart:series chart:style-name="ch8" chart:values-cell-range-address="Complexity.B8:Complexity.T8" chart:label-cell-address="Complexity.A8:Complexity.A8" chart:class="chart:scatter">
            <chart:domain table:cell-range-address="Complexity.B4:Complexity.T4"/>
            <chart:data-point chart:repeated="19"/>
          </chart:series>
          <chart:series chart:style-name="ch9" chart:values-cell-range-address="Complexity.B9:Complexity.T9" chart:label-cell-address="Complexity.A9:Complexity.A9" chart:class="chart:scatter">
            <chart:data-point chart:repeated="19"/>
          </chart:series>
          <chart:series chart:style-name="ch10" chart:values-cell-range-address="Complexity.B10:Complexity.T10" chart:label-cell-address="Complexity.A10:Complexity.A10" chart:class="chart:scatter">
            <chart:data-point chart:repeated="19"/>
          </chart:series>
          <chart:series chart:style-name="ch11" chart:values-cell-range-address="Complexity.B11:Complexity.T11" chart:label-cell-address="Complexity.A11:Complexity.A11" chart:class="chart:scatter">
            <chart:data-point chart:repeated="19"/>
          </chart:series>
          <chart:series chart:style-name="ch12" chart:values-cell-range-address="Complexity.B12:Complexity.T12" chart:label-cell-address="Complexity.A12:Complexity.A12" chart:class="chart:scatter">
            <chart:data-point chart:repeated="19"/>
          </chart:series>
          <chart:series chart:style-name="ch13" chart:values-cell-range-address="Complexity.B13:Complexity.R13" chart:label-cell-address="Complexity.A13:Complexity.A13" chart:class="chart:scatter">
            <chart:data-point chart:repeated="19"/>
          </chart:series>
          <chart:series chart:style-name="ch14" chart:values-cell-range-address="Complexity.B14:Complexity.T14" chart:label-cell-address="Complexity.A14:Complexity.A14" chart:class="chart:scatter">
            <chart:data-point chart:repeated="19"/>
          </chart:series>
          <chart:series chart:style-name="ch15" chart:values-cell-range-address="Complexity.B15:Complexity.T15" chart:label-cell-address="Complexity.A15:Complexity.A15" chart:class="chart:scatter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Complexity.B4:Complexity.T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  <table:table-cell office:value-type="float" office:value="131072">
                <text:p>131072</text:p>
              </table:table-cell>
              <table:table-cell office:value-type="float" office:value="262144">
                <text:p>262144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n_calcs_median</text:p>
                <draw:g>
                  <svg:desc>Complexity.A8:Complexity.A8</svg:desc>
                </draw:g>
              </table:table-cell>
              <table:table-cell office:value-type="float" office:value="1">
                <text:p>1</text:p>
                <draw:g>
                  <svg:desc>Complexity.B8:Complexity.T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297">
                <text:p>297</text:p>
              </table:table-cell>
              <table:table-cell office:value-type="float" office:value="892">
                <text:p>892</text:p>
              </table:table-cell>
              <table:table-cell office:value-type="float" office:value="2912">
                <text:p>2912</text:p>
              </table:table-cell>
              <table:table-cell office:value-type="float" office:value="7906">
                <text:p>7906</text:p>
              </table:table-cell>
              <table:table-cell office:value-type="float" office:value="21677">
                <text:p>21677</text:p>
              </table:table-cell>
              <table:table-cell office:value-type="float" office:value="61993">
                <text:p>61993</text:p>
              </table:table-cell>
              <table:table-cell office:value-type="float" office:value="148156">
                <text:p>148156</text:p>
              </table:table-cell>
              <table:table-cell office:value-type="float" office:value="379794">
                <text:p>379794</text:p>
              </table:table-cell>
              <table:table-cell office:value-type="float" office:value="951657">
                <text:p>951657</text:p>
              </table:table-cell>
              <table:table-cell office:value-type="float" office:value="2310218">
                <text:p>2310218</text:p>
              </table:table-cell>
              <table:table-cell office:value-type="float" office:value="5513584">
                <text:p>5513584</text:p>
              </table:table-cell>
              <table:table-cell office:value-type="float" office:value="12992890">
                <text:p>12992890</text:p>
              </table:table-cell>
              <table:table-cell office:value-type="float" office:value="30008914">
                <text:p>30008914</text:p>
              </table:table-cell>
              <table:table-cell office:value-type="float" office:value="68248730">
                <text:p>68248730</text:p>
              </table:table-cell>
              <table:table-cell office:value-type="float" office:value="157623699">
                <text:p>157623699</text:p>
              </table:table-cell>
            </table:table-row>
            <table:table-row>
              <table:table-cell office:value-type="string">
                <text:p>n_calcs_max</text:p>
                <draw:g>
                  <svg:desc>Complexity.A9:Complexity.A9</svg:desc>
                </draw:g>
              </table:table-cell>
              <table:table-cell office:value-type="float" office:value="1">
                <text:p>1</text:p>
                <draw:g>
                  <svg:desc>Complexity.B9:Complexity.T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496">
                <text:p>496</text:p>
              </table:table-cell>
              <table:table-cell office:value-type="float" office:value="2016">
                <text:p>2016</text:p>
              </table:table-cell>
              <table:table-cell office:value-type="float" office:value="8128">
                <text:p>8128</text:p>
              </table:table-cell>
              <table:table-cell office:value-type="float" office:value="32640">
                <text:p>32640</text:p>
              </table:table-cell>
              <table:table-cell office:value-type="float" office:value="130816">
                <text:p>130816</text:p>
              </table:table-cell>
              <table:table-cell office:value-type="float" office:value="523776">
                <text:p>523776</text:p>
              </table:table-cell>
              <table:table-cell office:value-type="float" office:value="2096128">
                <text:p>2096128</text:p>
              </table:table-cell>
              <table:table-cell office:value-type="float" office:value="8386560">
                <text:p>8386560</text:p>
              </table:table-cell>
              <table:table-cell office:value-type="float" office:value="33550336">
                <text:p>33550336</text:p>
              </table:table-cell>
              <table:table-cell office:value-type="float" office:value="134209536">
                <text:p>134209536</text:p>
              </table:table-cell>
              <table:table-cell office:value-type="float" office:value="536854528">
                <text:p>536854528</text:p>
              </table:table-cell>
              <table:table-cell office:value-type="float" office:value="2147450880">
                <text:p>2147450880</text:p>
              </table:table-cell>
              <table:table-cell office:value-type="float" office:value="8589869056">
                <text:p>8589869056</text:p>
              </table:table-cell>
              <table:table-cell office:value-type="float" office:value="34359607296">
                <text:p>34359607296</text:p>
              </table:table-cell>
              <table:table-cell office:value-type="float" office:value="137438691328">
                <text:p>137438691328</text:p>
              </table:table-cell>
            </table:table-row>
            <table:table-row>
              <table:table-cell office:value-type="string">
                <text:p>O(n)</text:p>
                <draw:g>
                  <svg:desc>Complexity.A10:Complexity.A10</svg:desc>
                </draw:g>
              </table:table-cell>
              <table:table-cell office:value-type="float" office:value="2">
                <text:p>2</text:p>
                <draw:g>
                  <svg:desc>Complexity.B10:Complexity.T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  <table:table-cell office:value-type="float" office:value="131072">
                <text:p>131072</text:p>
              </table:table-cell>
              <table:table-cell office:value-type="float" office:value="262144">
                <text:p>262144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O(n log n)</text:p>
                <draw:g>
                  <svg:desc>Complexity.A11:Complexity.A11</svg:desc>
                </draw:g>
              </table:table-cell>
              <table:table-cell office:value-type="float" office:value="2">
                <text:p>2</text:p>
                <draw:g>
                  <svg:desc>Complexity.B11:Complexity.T1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160">
                <text:p>160</text:p>
              </table:table-cell>
              <table:table-cell office:value-type="float" office:value="384">
                <text:p>384</text:p>
              </table:table-cell>
              <table:table-cell office:value-type="float" office:value="896">
                <text:p>896</text:p>
              </table:table-cell>
              <table:table-cell office:value-type="float" office:value="2048">
                <text:p>2048</text:p>
              </table:table-cell>
              <table:table-cell office:value-type="float" office:value="4608">
                <text:p>4608</text:p>
              </table:table-cell>
              <table:table-cell office:value-type="float" office:value="10240">
                <text:p>10240</text:p>
              </table:table-cell>
              <table:table-cell office:value-type="float" office:value="22528">
                <text:p>22528</text:p>
              </table:table-cell>
              <table:table-cell office:value-type="float" office:value="49152">
                <text:p>49152</text:p>
              </table:table-cell>
              <table:table-cell office:value-type="float" office:value="106496">
                <text:p>106496</text:p>
              </table:table-cell>
              <table:table-cell office:value-type="float" office:value="229376">
                <text:p>229376</text:p>
              </table:table-cell>
              <table:table-cell office:value-type="float" office:value="491520">
                <text:p>491520</text:p>
              </table:table-cell>
              <table:table-cell office:value-type="float" office:value="1048576">
                <text:p>1048576</text:p>
              </table:table-cell>
              <table:table-cell office:value-type="float" office:value="2228224">
                <text:p>2228224</text:p>
              </table:table-cell>
              <table:table-cell office:value-type="float" office:value="4718592">
                <text:p>4718592</text:p>
              </table:table-cell>
              <table:table-cell office:value-type="float" office:value="9961472">
                <text:p>9961472</text:p>
              </table:table-cell>
            </table:table-row>
            <table:table-row>
              <table:table-cell office:value-type="string">
                <text:p>O(n log^2 n)</text:p>
                <draw:g>
                  <svg:desc>Complexity.A12:Complexity.A12</svg:desc>
                </draw:g>
              </table:table-cell>
              <table:table-cell office:value-type="float" office:value="2">
                <text:p>2</text:p>
                <draw:g>
                  <svg:desc>Complexity.B12:Complexity.T12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256">
                <text:p>256</text:p>
              </table:table-cell>
              <table:table-cell office:value-type="float" office:value="800">
                <text:p>800</text:p>
              </table:table-cell>
              <table:table-cell office:value-type="float" office:value="2304">
                <text:p>2304</text:p>
              </table:table-cell>
              <table:table-cell office:value-type="float" office:value="6272">
                <text:p>6272</text:p>
              </table:table-cell>
              <table:table-cell office:value-type="float" office:value="16384">
                <text:p>16384</text:p>
              </table:table-cell>
              <table:table-cell office:value-type="float" office:value="41472">
                <text:p>41472</text:p>
              </table:table-cell>
              <table:table-cell office:value-type="float" office:value="102400">
                <text:p>102400</text:p>
              </table:table-cell>
              <table:table-cell office:value-type="float" office:value="247808">
                <text:p>247808</text:p>
              </table:table-cell>
              <table:table-cell office:value-type="float" office:value="589824">
                <text:p>589824</text:p>
              </table:table-cell>
              <table:table-cell office:value-type="float" office:value="1384448">
                <text:p>1384448</text:p>
              </table:table-cell>
              <table:table-cell office:value-type="float" office:value="3211264">
                <text:p>3211264</text:p>
              </table:table-cell>
              <table:table-cell office:value-type="float" office:value="7372800">
                <text:p>7372800</text:p>
              </table:table-cell>
              <table:table-cell office:value-type="float" office:value="16777216">
                <text:p>16777216</text:p>
              </table:table-cell>
              <table:table-cell office:value-type="float" office:value="37879808">
                <text:p>37879808</text:p>
              </table:table-cell>
              <table:table-cell office:value-type="float" office:value="84934656">
                <text:p>84934656</text:p>
              </table:table-cell>
              <table:table-cell office:value-type="float" office:value="189267968">
                <text:p>189267968</text:p>
              </table:table-cell>
            </table:table-row>
            <table:table-row>
              <table:table-cell office:value-type="string">
                <text:p>O(n log^3 n)</text:p>
                <draw:g>
                  <svg:desc>Complexity.A13:Complexity.A13</svg:desc>
                </draw:g>
              </table:table-cell>
              <table:table-cell office:value-type="float" office:value="0.12">
                <text:p>0.12</text:p>
                <draw:g>
                  <svg:desc>Complexity.B13:Complexity.R13</svg:desc>
                </draw:g>
              </table:table-cell>
              <table:table-cell office:value-type="float" office:value="1.92">
                <text:p>1.92</text:p>
              </table:table-cell>
              <table:table-cell office:value-type="float" office:value="12.96">
                <text:p>12.96</text:p>
              </table:table-cell>
              <table:table-cell office:value-type="float" office:value="61.44">
                <text:p>61.44</text:p>
              </table:table-cell>
              <table:table-cell office:value-type="float" office:value="240">
                <text:p>240</text:p>
              </table:table-cell>
              <table:table-cell office:value-type="float" office:value="829.44">
                <text:p>829.44</text:p>
              </table:table-cell>
              <table:table-cell office:value-type="float" office:value="2634.24">
                <text:p>2634.24</text:p>
              </table:table-cell>
              <table:table-cell office:value-type="float" office:value="7864.32">
                <text:p>7864.32</text:p>
              </table:table-cell>
              <table:table-cell office:value-type="float" office:value="22394.88">
                <text:p>22394.88</text:p>
              </table:table-cell>
              <table:table-cell office:value-type="float" office:value="61440">
                <text:p>61440</text:p>
              </table:table-cell>
              <table:table-cell office:value-type="float" office:value="163553.28">
                <text:p>163553.28</text:p>
              </table:table-cell>
              <table:table-cell office:value-type="float" office:value="424673.28">
                <text:p>424673.28</text:p>
              </table:table-cell>
              <table:table-cell office:value-type="float" office:value="1079869.44">
                <text:p>1079869.44</text:p>
              </table:table-cell>
              <table:table-cell office:value-type="float" office:value="2697461.76">
                <text:p>2697461.76</text:p>
              </table:table-cell>
              <table:table-cell office:value-type="float" office:value="6635520">
                <text:p>6635520</text:p>
              </table:table-cell>
              <table:table-cell office:value-type="float" office:value="16106127.36">
                <text:p>16106127.36</text:p>
              </table:table-cell>
              <table:table-cell office:value-type="float" office:value="38637404.16">
                <text:p>38637404.16</text:p>
              </table:table-cell>
            </table:table-row>
            <table:table-row>
              <table:table-cell office:value-type="string">
                <text:p>O(n^p)</text:p>
                <draw:g>
                  <svg:desc>Complexity.A14:Complexity.A14</svg:desc>
                </draw:g>
              </table:table-cell>
              <table:table-cell office:value-type="float" office:value="24.6228882668983">
                <text:p>24.6228882668983</text:p>
                <draw:g>
                  <svg:desc>Complexity.B14:Complexity.T14</svg:desc>
                </draw:g>
              </table:table-cell>
              <table:table-cell office:value-type="float" office:value="60.6286626604159">
                <text:p>60.6286626604159</text:p>
              </table:table-cell>
              <table:table-cell office:value-type="float" office:value="149.285278645889">
                <text:p>149.285278645889</text:p>
              </table:table-cell>
              <table:table-cell office:value-type="float" office:value="367.583473599051">
                <text:p>367.583473599051</text:p>
              </table:table-cell>
              <table:table-cell office:value-type="float" office:value="905.096679918781">
                <text:p>905.096679918781</text:p>
              </table:table-cell>
              <table:table-cell office:value-type="float" office:value="2228.60944203808">
                <text:p>2228.60944203808</text:p>
              </table:table-cell>
              <table:table-cell office:value-type="float" office:value="5487.48012818582">
                <text:p>5487.48012818582</text:p>
              </table:table-cell>
              <table:table-cell office:value-type="float" office:value="13511.7610063144">
                <text:p>13511.7610063144</text:p>
              </table:table-cell>
              <table:table-cell office:value-type="float" office:value="33269.8581547514">
                <text:p>33269.8581547514</text:p>
              </table:table-cell>
              <table:table-cell office:value-type="float" office:value="81920">
                <text:p>81920</text:p>
              </table:table-cell>
              <table:table-cell office:value-type="float" office:value="201710.700682431">
                <text:p>201710.700682431</text:p>
              </table:table-cell>
              <table:table-cell office:value-type="float" office:value="496670.004514127">
                <text:p>496670.004514127</text:p>
              </table:table-cell>
              <table:table-cell office:value-type="float" office:value="1222945.00266712">
                <text:p>1222945.00266712</text:p>
              </table:table-cell>
              <table:table-cell office:value-type="float" office:value="3011243.81572343">
                <text:p>3011243.81572343</text:p>
              </table:table-cell>
              <table:table-cell office:value-type="float" office:value="7414552.00189466">
                <text:p>7414552.00189466</text:p>
              </table:table-cell>
              <table:table-cell office:value-type="float" office:value="18256768.5491759">
                <text:p>18256768.5491759</text:p>
              </table:table-cell>
              <table:table-cell office:value-type="float" office:value="44953437.2100983">
                <text:p>44953437.2100983</text:p>
              </table:table-cell>
              <table:table-cell office:value-type="float" office:value="110688346.163728">
                <text:p>110688346.163728</text:p>
              </table:table-cell>
              <table:table-cell office:value-type="float" office:value="272546678.003724">
                <text:p>272546678.003724</text:p>
              </table:table-cell>
            </table:table-row>
            <table:table-row>
              <table:table-cell office:value-type="string">
                <text:p>O(n^2)</text:p>
                <draw:g>
                  <svg:desc>Complexity.A15:Complexity.A15</svg:desc>
                </draw:g>
              </table:table-cell>
              <table:table-cell office:value-type="float" office:value="4">
                <text:p>4</text:p>
                <draw:g>
                  <svg:desc>Complexity.B15:Complexity.T15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256">
                <text:p>256</text:p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  <table:table-cell office:value-type="float" office:value="65536">
                <text:p>65536</text:p>
              </table:table-cell>
              <table:table-cell office:value-type="float" office:value="262144">
                <text:p>262144</text:p>
              </table:table-cell>
              <table:table-cell office:value-type="float" office:value="1048576">
                <text:p>1048576</text:p>
              </table:table-cell>
              <table:table-cell office:value-type="float" office:value="4194304">
                <text:p>4194304</text:p>
              </table:table-cell>
              <table:table-cell office:value-type="float" office:value="16777216">
                <text:p>16777216</text:p>
              </table:table-cell>
              <table:table-cell office:value-type="float" office:value="67108864">
                <text:p>67108864</text:p>
              </table:table-cell>
              <table:table-cell office:value-type="float" office:value="268435456">
                <text:p>268435456</text:p>
              </table:table-cell>
              <table:table-cell office:value-type="float" office:value="1073741824">
                <text:p>1073741824</text:p>
              </table:table-cell>
              <table:table-cell office:value-type="float" office:value="4294967296">
                <text:p>4294967296</text:p>
              </table:table-cell>
              <table:table-cell office:value-type="float" office:value="17179869184">
                <text:p>17179869184</text:p>
              </table:table-cell>
              <table:table-cell office:value-type="float" office:value="68719476736">
                <text:p>68719476736</text:p>
              </table:table-cell>
              <table:table-cell office:value-type="float" office:value="274877906944">
                <text:p>274877906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37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37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 style:data-style-name="N6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5cm" svg:height="14.709cm" xlink:href=".." xlink:type="simple" chart:class="chart:scatter" chart:style-name="ch1">
        <chart:legend chart:legend-position="end" svg:x="3.4cm" svg:y="0.939cm" style:legend-expansion="custom" chartooo:width="2.277cm" chartooo:height="2.092cm" style:legend-expansion-aspect-ratio="1.08843212237094" chart:style-name="ch2"/>
        <chart:plot-area chart:style-name="ch3" table:cell-range-address="'Complexity-graphs'.C2:'Complexity-graphs'.U5 'Complexity-graphs'.B3:'Complexity-graphs'.B5" chart:data-source-has-labels="column" svg:x="0.152cm" svg:y="0.294cm" svg:width="25.775cm" svg:height="14.12cm">
          <chartooo:coordinate-region svg:x="2.811cm" svg:y="0.493cm" svg:width="22.704cm" svg:height="13.274cm"/>
          <chart:axis chart:dimension="x" chart:name="primary-x" chart:style-name="ch4"/>
          <chart:axis chart:dimension="y" chart:name="primary-y" chart:style-name="ch5"/>
          <chart:series chart:style-name="ch6" chart:values-cell-range-address="'Complexity-graphs'.C3:'Complexity-graphs'.U3" chart:label-cell-address="'Complexity-graphs'.B3:'Complexity-graphs'.B3" chart:class="chart:scatter">
            <chart:domain table:cell-range-address="'Complexity-graphs'.C2:'Complexity-graphs'.U2"/>
            <chart:data-point chart:repeated="15"/>
            <chart:data-point chart:style-name="ch7"/>
            <chart:data-point chart:repeated="3"/>
          </chart:series>
          <chart:series chart:style-name="ch8" chart:values-cell-range-address="'Complexity-graphs'.C4:'Complexity-graphs'.U4" chart:label-cell-address="'Complexity-graphs'.B4:'Complexity-graphs'.B4" chart:class="chart:scatter">
            <chart:data-point chart:repeated="15"/>
            <chart:data-point chart:style-name="ch9"/>
            <chart:data-point chart:repeated="3"/>
          </chart:series>
          <chart:series chart:style-name="ch10" chart:values-cell-range-address="'Complexity-graphs'.C5:'Complexity-graphs'.U5" chart:label-cell-address="'Complexity-graphs'.B5:'Complexity-graphs'.B5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omplexity-graphs'.C2:'Complexity-graphs'.U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  <table:table-cell office:value-type="float" office:value="131072">
                <text:p>131072</text:p>
              </table:table-cell>
              <table:table-cell office:value-type="float" office:value="262144">
                <text:p>262144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Baseline</text:p>
                <draw:g>
                  <svg:desc>'Complexity-graphs'.B3:'Complexity-graphs'.B3</svg:desc>
                </draw:g>
              </table:table-cell>
              <table:table-cell office:value-type="float" office:value="1">
                <text:p>1</text:p>
                <draw:g>
                  <svg:desc>'Complexity-graphs'.C3:'Complexity-graphs'.U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496">
                <text:p>496</text:p>
              </table:table-cell>
              <table:table-cell office:value-type="float" office:value="2016">
                <text:p>2016</text:p>
              </table:table-cell>
              <table:table-cell office:value-type="float" office:value="8128">
                <text:p>8128</text:p>
              </table:table-cell>
              <table:table-cell office:value-type="float" office:value="32640">
                <text:p>32640</text:p>
              </table:table-cell>
              <table:table-cell office:value-type="float" office:value="130816">
                <text:p>130816</text:p>
              </table:table-cell>
              <table:table-cell office:value-type="float" office:value="523776">
                <text:p>523776</text:p>
              </table:table-cell>
              <table:table-cell office:value-type="float" office:value="2096128">
                <text:p>2096128</text:p>
              </table:table-cell>
              <table:table-cell office:value-type="float" office:value="8386560">
                <text:p>8386560</text:p>
              </table:table-cell>
              <table:table-cell office:value-type="float" office:value="33550336">
                <text:p>33550336</text:p>
              </table:table-cell>
              <table:table-cell office:value-type="float" office:value="134209536">
                <text:p>134209536</text:p>
              </table:table-cell>
              <table:table-cell office:value-type="float" office:value="536854528">
                <text:p>536854528</text:p>
              </table:table-cell>
              <table:table-cell office:value-type="float" office:value="2147450880">
                <text:p>2147450880</text:p>
              </table:table-cell>
              <table:table-cell office:value-type="float" office:value="8589869056">
                <text:p>8589869056</text:p>
              </table:table-cell>
              <table:table-cell office:value-type="float" office:value="34359607296">
                <text:p>34359607296</text:p>
              </table:table-cell>
              <table:table-cell office:value-type="float" office:value="137438691328">
                <text:p>137438691328</text:p>
              </table:table-cell>
            </table:table-row>
            <table:table-row>
              <table:table-cell office:value-type="string">
                <text:p>M-tree</text:p>
                <draw:g>
                  <svg:desc>'Complexity-graphs'.B4:'Complexity-graphs'.B4</svg:desc>
                </draw:g>
              </table:table-cell>
              <table:table-cell office:value-type="float" office:value="1">
                <text:p>1</text:p>
                <draw:g>
                  <svg:desc>'Complexity-graphs'.C4:'Complexity-graphs'.U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353">
                <text:p>353</text:p>
              </table:table-cell>
              <table:table-cell office:value-type="float" office:value="1095">
                <text:p>1095</text:p>
              </table:table-cell>
              <table:table-cell office:value-type="float" office:value="3457">
                <text:p>3457</text:p>
              </table:table-cell>
              <table:table-cell office:value-type="float" office:value="11806">
                <text:p>11806</text:p>
              </table:table-cell>
              <table:table-cell office:value-type="float" office:value="39426">
                <text:p>39426</text:p>
              </table:table-cell>
              <table:table-cell office:value-type="float" office:value="121776">
                <text:p>121776</text:p>
              </table:table-cell>
              <table:table-cell office:value-type="float" office:value="409545">
                <text:p>409545</text:p>
              </table:table-cell>
              <table:table-cell office:value-type="float" office:value="1342445">
                <text:p>1342445</text:p>
              </table:table-cell>
              <table:table-cell office:value-type="float" office:value="4546598">
                <text:p>4546598</text:p>
              </table:table-cell>
              <table:table-cell office:value-type="float" office:value="15552581">
                <text:p>15552581</text:p>
              </table:table-cell>
              <table:table-cell office:value-type="float" office:value="61690937">
                <text:p>61690937</text:p>
              </table:table-cell>
              <table:table-cell office:value-type="float" office:value="183695001">
                <text:p>183695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N-tree</text:p>
                <draw:g>
                  <svg:desc>'Complexity-graphs'.B5:'Complexity-graphs'.B5</svg:desc>
                </draw:g>
              </table:table-cell>
              <table:table-cell office:value-type="float" office:value="1">
                <text:p>1</text:p>
                <draw:g>
                  <svg:desc>'Complexity-graphs'.C5:'Complexity-graphs'.U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297">
                <text:p>297</text:p>
              </table:table-cell>
              <table:table-cell office:value-type="float" office:value="892">
                <text:p>892</text:p>
              </table:table-cell>
              <table:table-cell office:value-type="float" office:value="2912">
                <text:p>2912</text:p>
              </table:table-cell>
              <table:table-cell office:value-type="float" office:value="7906">
                <text:p>7906</text:p>
              </table:table-cell>
              <table:table-cell office:value-type="float" office:value="21677">
                <text:p>21677</text:p>
              </table:table-cell>
              <table:table-cell office:value-type="float" office:value="61993">
                <text:p>61993</text:p>
              </table:table-cell>
              <table:table-cell office:value-type="float" office:value="148156">
                <text:p>148156</text:p>
              </table:table-cell>
              <table:table-cell office:value-type="float" office:value="379794">
                <text:p>379794</text:p>
              </table:table-cell>
              <table:table-cell office:value-type="float" office:value="951657">
                <text:p>951657</text:p>
              </table:table-cell>
              <table:table-cell office:value-type="float" office:value="2310218">
                <text:p>2310218</text:p>
              </table:table-cell>
              <table:table-cell office:value-type="float" office:value="5513584">
                <text:p>5513584</text:p>
              </table:table-cell>
              <table:table-cell office:value-type="float" office:value="12992890">
                <text:p>12992890</text:p>
              </table:table-cell>
              <table:table-cell office:value-type="float" office:value="30008914">
                <text:p>30008914</text:p>
              </table:table-cell>
              <table:table-cell office:value-type="float" office:value="68248730">
                <text:p>68248730</text:p>
              </table:table-cell>
              <table:table-cell office:value-type="float" office:value="157623699">
                <text:p>157623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475cm" svg:height="14.896cm" xlink:href=".." xlink:type="simple" chart:class="chart:scatter" chart:style-name="ch1">
        <chart:plot-area chart:style-name="ch2" table:cell-range-address="'Complexity-graphs'.C15:'Complexity-graphs'.T17" svg:x="1.696cm" svg:y="0.428cm" svg:width="22.858cm" svg:height="13.743cm">
          <chartooo:coordinate-region svg:x="2.688cm" svg:y="0.628cm" svg:width="21.586cm" svg:height="12.896cm"/>
          <chart:axis chart:dimension="x" chart:name="primary-x" chart:style-name="ch3"/>
          <chart:axis chart:dimension="y" chart:name="primary-y" chart:style-name="ch3"/>
          <chart:series chart:style-name="ch4" chart:values-cell-range-address="'Complexity-graphs'.C16:'Complexity-graphs'.T16" chart:class="chart:scatter">
            <chart:domain table:cell-range-address="'Complexity-graphs'.C15:'Complexity-graphs'.T15"/>
            <chart:regression-curve chart:style-name="ch5">
              <chart:equation chart:display-equation="true" chart:display-r-square="true" svg:x="2.857cm" svg:y="0.768cm"/>
            </chart:regression-curve>
            <chart:data-point chart:repeated="18"/>
          </chart:series>
          <chart:series chart:style-name="ch6" chart:values-cell-range-address="'Complexity-graphs'.C17:'Complexity-graphs'.T17" chart:class="chart:scatter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497192342068019">
                <text:p>0.0497192342068019</text:p>
                <draw:g>
                  <svg:desc>'Complexity-graphs'.C15:'Complexity-graphs'.T15</svg:desc>
                </draw:g>
              </table:table-cell>
              <table:table-cell office:value-type="float" office:value="0.281254461304254">
                <text:p>0.281254461304254</text:p>
              </table:table-cell>
              <table:table-cell office:value-type="float" office:value="0.775046157836377">
                <text:p>0.775046157836377</text:p>
              </table:table-cell>
              <table:table-cell office:value-type="float" office:value="1.59101549461766">
                <text:p>1.59101549461766</text:p>
              </table:table-cell>
              <table:table-cell office:value-type="float" office:value="2.77938968689105">
                <text:p>2.77938968689105</text:p>
              </table:table-cell>
              <table:table-cell office:value-type="float" office:value="4.38432315150945">
                <text:p>4.38432315150945</text:p>
              </table:table-cell>
              <table:table-cell office:value-type="float" office:value="6.44569172530091">
                <text:p>6.44569172530091</text:p>
              </table:table-cell>
              <table:table-cell office:value-type="float" office:value="9.00014276173614">
                <text:p>9.00014276173614</text:p>
              </table:table-cell>
              <table:table-cell office:value-type="float" office:value="12.0817739122529">
                <text:p>12.0817739122529</text:p>
              </table:table-cell>
              <table:table-cell office:value-type="float" office:value="15.7226023612849">
                <text:p>15.7226023612849</text:p>
              </table:table-cell>
              <table:table-cell office:value-type="float" office:value="19.9529054120596">
                <text:p>19.9529054120596</text:p>
              </table:table-cell>
              <table:table-cell office:value-type="float" office:value="24.8014770507641">
                <text:p>24.8014770507641</text:p>
              </table:table-cell>
              <table:table-cell office:value-type="float" office:value="30.2958269642932">
                <text:p>30.2958269642932</text:p>
              </table:table-cell>
              <table:table-cell office:value-type="float" office:value="36.4623386271863">
                <text:p>36.4623386271863</text:p>
              </table:table-cell>
              <table:table-cell office:value-type="float" office:value="43.3263973655542">
                <text:p>43.3263973655542</text:p>
              </table:table-cell>
              <table:table-cell office:value-type="float" office:value="50.9124958277652">
                <text:p>50.9124958277652</text:p>
              </table:table-cell>
              <table:table-cell office:value-type="float" office:value="59.244322080986">
                <text:p>59.244322080986</text:p>
              </table:table-cell>
              <table:table-cell office:value-type="float" office:value="68.3448340969338">
                <text:p>68.3448340969338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'Complexity-graphs'.C16:'Complexity-graphs'.T16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3">
                <text:p>3</text:p>
              </table:table-cell>
              <table:table-cell office:value-type="float" office:value="5.1875">
                <text:p>5.1875</text:p>
              </table:table-cell>
              <table:table-cell office:value-type="float" office:value="9.28125">
                <text:p>9.28125</text:p>
              </table:table-cell>
              <table:table-cell office:value-type="float" office:value="13.9375">
                <text:p>13.9375</text:p>
              </table:table-cell>
              <table:table-cell office:value-type="float" office:value="22.75">
                <text:p>22.75</text:p>
              </table:table-cell>
              <table:table-cell office:value-type="float" office:value="30.8828125">
                <text:p>30.8828125</text:p>
              </table:table-cell>
              <table:table-cell office:value-type="float" office:value="42.337890625">
                <text:p>42.337890625</text:p>
              </table:table-cell>
              <table:table-cell office:value-type="float" office:value="60.5400390625">
                <text:p>60.5400390625</text:p>
              </table:table-cell>
              <table:table-cell office:value-type="float" office:value="72.341796875">
                <text:p>72.341796875</text:p>
              </table:table-cell>
              <table:table-cell office:value-type="float" office:value="92.72314453125">
                <text:p>92.72314453125</text:p>
              </table:table-cell>
              <table:table-cell office:value-type="float" office:value="116.169067382813">
                <text:p>116.169067382813</text:p>
              </table:table-cell>
              <table:table-cell office:value-type="float" office:value="141.004516601563">
                <text:p>141.004516601563</text:p>
              </table:table-cell>
              <table:table-cell office:value-type="float" office:value="168.26123046875">
                <text:p>168.26123046875</text:p>
              </table:table-cell>
              <table:table-cell office:value-type="float" office:value="198.255767822266">
                <text:p>198.255767822266</text:p>
              </table:table-cell>
              <table:table-cell office:value-type="float" office:value="228.949844360352">
                <text:p>228.949844360352</text:p>
              </table:table-cell>
              <table:table-cell office:value-type="float" office:value="260.348243713379">
                <text:p>260.348243713379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0.0564702569694">
                <text:p>10.0564702569694</text:p>
                <draw:g>
                  <svg:desc>'Complexity-graphs'.C17:'Complexity-graphs'.T17</svg:desc>
                </draw:g>
              </table:table-cell>
              <table:table-cell office:value-type="float" office:value="4.44437394593994">
                <text:p>4.44437394593994</text:p>
              </table:table-cell>
              <table:table-cell office:value-type="float" office:value="3.87073720663917">
                <text:p>3.87073720663917</text:p>
              </table:table-cell>
              <table:table-cell office:value-type="float" office:value="3.2604962161268">
                <text:p>3.2604962161268</text:p>
              </table:table-cell>
              <table:table-cell office:value-type="float" office:value="3.33931223958083">
                <text:p>3.33931223958083</text:p>
              </table:table-cell>
              <table:table-cell office:value-type="float" office:value="3.17893994542842">
                <text:p>3.17893994542842</text:p>
              </table:table-cell>
              <table:table-cell office:value-type="float" office:value="3.52948930379353">
                <text:p>3.52948930379353</text:p>
              </table:table-cell>
              <table:table-cell office:value-type="float" office:value="3.4313691813087">
                <text:p>3.4313691813087</text:p>
              </table:table-cell>
              <table:table-cell office:value-type="float" office:value="3.50427767747438">
                <text:p>3.50427767747438</text:p>
              </table:table-cell>
              <table:table-cell office:value-type="float" office:value="3.85051009186449">
                <text:p>3.85051009186449</text:p>
              </table:table-cell>
              <table:table-cell office:value-type="float" office:value="3.62562721473517">
                <text:p>3.62562721473517</text:p>
              </table:table-cell>
              <table:table-cell office:value-type="float" office:value="3.73861380680928">
                <text:p>3.73861380680928</text:p>
              </table:table-cell>
              <table:table-cell office:value-type="float" office:value="3.8344907211059">
                <text:p>3.8344907211059</text:p>
              </table:table-cell>
              <table:table-cell office:value-type="float" office:value="3.86712761469528">
                <text:p>3.86712761469528</text:p>
              </table:table-cell>
              <table:table-cell office:value-type="float" office:value="3.88357308015004">
                <text:p>3.88357308015004</text:p>
              </table:table-cell>
              <table:table-cell office:value-type="float" office:value="3.89404928198681">
                <text:p>3.89404928198681</text:p>
              </table:table-cell>
              <table:table-cell office:value-type="float" office:value="3.86450272901057">
                <text:p>3.86450272901057</text:p>
              </table:table-cell>
              <table:table-cell office:value-type="float" office:value="3.80933317277683">
                <text:p>3.809333172776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2cm" svg:height="8.994cm" xlink:href=".." xlink:type="simple" chart:class="chart:scatter" chart:style-name="ch1">
        <chart:legend chart:legend-position="end" svg:x="13.253cm" svg:y="4.198cm" style:legend-expansion="high" chart:style-name="ch2"/>
        <chart:plot-area chart:style-name="ch3" table:cell-range-address="Complexity.B4:Complexity.T4 Complexity.A21:Complexity.T21" chart:data-source-has-labels="column" svg:x="0.319cm" svg:y="0.179cm" svg:width="12.615cm" svg:height="8.636cm">
          <chartooo:coordinate-region svg:x="1.866cm" svg:y="0.378cm" svg:width="10.047cm" svg:height="7.79cm"/>
          <chart:axis chart:dimension="x" chart:name="primary-x" chart:style-name="ch4"/>
          <chart:axis chart:dimension="y" chart:name="primary-y" chart:style-name="ch4"/>
          <chart:series chart:style-name="ch5" chart:values-cell-range-address="Complexity.B21:Complexity.T21" chart:label-cell-address="Complexity.A21:Complexity.A21" chart:class="chart:scatter">
            <chart:domain table:cell-range-address="Complexity.B4:Complexity.T4"/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Complexity.B4:Complexity.T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  <table:table-cell office:value-type="float" office:value="131072">
                <text:p>131072</text:p>
              </table:table-cell>
              <table:table-cell office:value-type="float" office:value="262144">
                <text:p>262144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memory [kB]</text:p>
                <draw:g>
                  <svg:desc>Complexity.A21:Complexity.A21</svg:desc>
                </draw:g>
              </table:table-cell>
              <table:table-cell office:value-type="float" office:value="72600">
                <text:p>72600</text:p>
                <draw:g>
                  <svg:desc>Complexity.B21:Complexity.T21</svg:desc>
                </draw:g>
              </table:table-cell>
              <table:table-cell office:value-type="float" office:value="72848">
                <text:p>72848</text:p>
              </table:table-cell>
              <table:table-cell office:value-type="float" office:value="72568">
                <text:p>72568</text:p>
              </table:table-cell>
              <table:table-cell office:value-type="float" office:value="72880">
                <text:p>72880</text:p>
              </table:table-cell>
              <table:table-cell office:value-type="float" office:value="72696">
                <text:p>72696</text:p>
              </table:table-cell>
              <table:table-cell office:value-type="float" office:value="72852">
                <text:p>72852</text:p>
              </table:table-cell>
              <table:table-cell office:value-type="float" office:value="73168">
                <text:p>73168</text:p>
              </table:table-cell>
              <table:table-cell office:value-type="float" office:value="73744">
                <text:p>73744</text:p>
              </table:table-cell>
              <table:table-cell office:value-type="float" office:value="75296">
                <text:p>75296</text:p>
              </table:table-cell>
              <table:table-cell office:value-type="float" office:value="78232">
                <text:p>78232</text:p>
              </table:table-cell>
              <table:table-cell office:value-type="float" office:value="86420">
                <text:p>86420</text:p>
              </table:table-cell>
              <table:table-cell office:value-type="float" office:value="106148">
                <text:p>106148</text:p>
              </table:table-cell>
              <table:table-cell office:value-type="float" office:value="147472">
                <text:p>147472</text:p>
              </table:table-cell>
              <table:table-cell office:value-type="float" office:value="250624">
                <text:p>250624</text:p>
              </table:table-cell>
              <table:table-cell office:value-type="float" office:value="497768">
                <text:p>497768</text:p>
              </table:table-cell>
              <table:table-cell office:value-type="float" office:value="1056180">
                <text:p>1056180</text:p>
              </table:table-cell>
              <table:table-cell office:value-type="float" office:value="2471896">
                <text:p>2471896</text:p>
              </table:table-cell>
              <table:table-cell office:value-type="float" office:value="5241984">
                <text:p>5241984</text:p>
              </table:table-cell>
              <table:table-cell office:value-type="float" office:value="11910868">
                <text:p>119108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94cm" xlink:href=".." xlink:type="simple" chart:class="chart:scatter" chart:style-name="ch1">
        <chart:plot-area chart:style-name="ch2" table:cell-range-address="Complexity.B4:Complexity.T4 Complexity.A24:Complexity.T24 Complexity.B25:Complexity.T25" chart:data-source-has-labels="column" svg:x="1.33cm" svg:y="0.179cm" svg:width="14.343cm" svg:height="7.655cm">
          <chartooo:coordinate-region svg:x="2.137cm" svg:y="0.379cm" svg:width="12.146cm" svg:height="6.808cm"/>
          <chart:axis chart:dimension="x" chart:name="primary-x" chart:style-name="ch3">
            <chart:title svg:x="7.901cm" svg:y="8.013cm" chart:style-name="ch4">
              <text:p>Objects</text:p>
            </chart:title>
          </chart:axis>
          <chart:axis chart:dimension="y" chart:name="primary-y" chart:style-name="ch5">
            <chart:title svg:x="0.451cm" svg:y="5.532cm" chart:style-name="ch6">
              <text:p>Distances per object</text:p>
            </chart:title>
          </chart:axis>
          <chart:series chart:style-name="ch7" chart:values-cell-range-address="Complexity.B24:Complexity.T24" chart:label-cell-address="Complexity.A24:Complexity.A24" chart:class="chart:scatter">
            <chart:domain table:cell-range-address="Complexity.B4:Complexity.T4"/>
            <chart:data-point chart:repeated="19"/>
          </chart:series>
          <chart:series chart:style-name="ch8" chart:values-cell-range-address="Complexity.B25:Complexity.T25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Complexity.B4:Complexity.T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  <table:table-cell office:value-type="float" office:value="131072">
                <text:p>131072</text:p>
              </table:table-cell>
              <table:table-cell office:value-type="float" office:value="262144">
                <text:p>262144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string">
                <text:p>distances/object</text:p>
                <draw:g>
                  <svg:desc>Complexity.A24:Complexity.A24</svg:desc>
                </draw:g>
              </table:table-cell>
              <table:table-cell office:value-type="float" office:value="1">
                <text:p>1</text:p>
                <draw:g>
                  <svg:desc>Complexity.B24:Complexity.T24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375">
                <text:p>10.375</text:p>
              </table:table-cell>
              <table:table-cell office:value-type="float" office:value="18.5625">
                <text:p>18.5625</text:p>
              </table:table-cell>
              <table:table-cell office:value-type="float" office:value="27.875">
                <text:p>27.875</text:p>
              </table:table-cell>
              <table:table-cell office:value-type="float" office:value="45.5">
                <text:p>45.5</text:p>
              </table:table-cell>
              <table:table-cell office:value-type="float" office:value="61.765625">
                <text:p>61.765625</text:p>
              </table:table-cell>
              <table:table-cell office:value-type="float" office:value="84.67578125">
                <text:p>84.67578125</text:p>
              </table:table-cell>
              <table:table-cell office:value-type="float" office:value="121.080078125">
                <text:p>121.080078125</text:p>
              </table:table-cell>
              <table:table-cell office:value-type="float" office:value="144.68359375">
                <text:p>144.68359375</text:p>
              </table:table-cell>
              <table:table-cell office:value-type="float" office:value="185.4462890625">
                <text:p>185.4462890625</text:p>
              </table:table-cell>
              <table:table-cell office:value-type="float" office:value="232.338134765625">
                <text:p>232.338134765625</text:p>
              </table:table-cell>
              <table:table-cell office:value-type="float" office:value="282.009033203125">
                <text:p>282.009033203125</text:p>
              </table:table-cell>
              <table:table-cell office:value-type="float" office:value="336.5224609375">
                <text:p>336.5224609375</text:p>
              </table:table-cell>
              <table:table-cell office:value-type="float" office:value="396.511535644531">
                <text:p>396.511535644531</text:p>
              </table:table-cell>
              <table:table-cell office:value-type="float" office:value="457.899688720703">
                <text:p>457.899688720703</text:p>
              </table:table-cell>
              <table:table-cell office:value-type="float" office:value="520.696487426758">
                <text:p>520.696487426758</text:p>
              </table:table-cell>
              <table:table-cell office:value-type="float" office:value="601.286693572998">
                <text:p>601.286693572998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Complexity.B25:Complexity.T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511">
                <text:p>511</text:p>
              </table:table-cell>
              <table:table-cell office:value-type="float" office:value="1023">
                <text:p>1023</text:p>
              </table:table-cell>
              <table:table-cell office:value-type="float" office:value="2047">
                <text:p>2047</text:p>
              </table:table-cell>
              <table:table-cell office:value-type="float" office:value="4095">
                <text:p>4095</text:p>
              </table:table-cell>
              <table:table-cell office:value-type="float" office:value="8191">
                <text:p>8191</text:p>
              </table:table-cell>
              <table:table-cell office:value-type="float" office:value="16383">
                <text:p>16383</text:p>
              </table:table-cell>
              <table:table-cell office:value-type="float" office:value="32767">
                <text:p>32767</text:p>
              </table:table-cell>
              <table:table-cell office:value-type="float" office:value="65535">
                <text:p>65535</text:p>
              </table:table-cell>
              <table:table-cell office:value-type="float" office:value="131071">
                <text:p>131071</text:p>
              </table:table-cell>
              <table:table-cell office:value-type="float" office:value="262143">
                <text:p>262143</text:p>
              </table:table-cell>
              <table:table-cell office:value-type="float" office:value="524287">
                <text:p>5242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